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>
        <style:tab-stops>
          <style:tab-stop style:position="0.533cm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6ac8b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489cm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>
        <style:tab-stops>
          <style:tab-stop style:position="0.489cm"/>
        </style:tab-stops>
      </style:paragraph-properties>
      <style:text-properties style:font-name="Arial" fo:font-size="14pt" officeooo:paragraph-rsid="0019a770" style:font-size-asian="14pt" style:font-size-complex="14pt"/>
    </style:style>
    <style:style style:name="P8" style:family="paragraph" style:parent-style-name="Standard" style:master-page-name="">
      <style:paragraph-properties fo:line-height="150%" style:page-number="auto" style:writing-mode="page">
        <style:tab-stops>
          <style:tab-stop style:position="0.503cm"/>
        </style:tab-stops>
      </style:paragraph-properties>
      <style:text-properties style:font-name="Arial" fo:font-size="14pt" officeooo:paragraph-rsid="0016ac8b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>
        <style:tab-stops>
          <style:tab-stop style:position="0.496cm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>
        <style:tab-stops>
          <style:tab-stop style:position="0.496cm"/>
        </style:tab-stops>
      </style:paragraph-properties>
      <style:text-properties style:font-name="Arial" fo:font-size="14pt" officeooo:paragraph-rsid="0016ac8b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>
        <style:tab-stops>
          <style:tab-stop style:position="0.496cm"/>
        </style:tab-stops>
      </style:paragraph-properties>
      <style:text-properties style:font-name="Arial" fo:font-size="14pt" officeooo:paragraph-rsid="001f7464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0.572cm"/>
        </style:tab-stops>
      </style:paragraph-properties>
      <style:text-properties style:font-name="Arial" fo:font-size="14pt" officeooo:paragraph-rsid="0016ac8b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4pt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4pt" officeooo:paragraph-rsid="00177fce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4pt" officeooo:paragraph-rsid="0019a770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77fce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officeooo:paragraph-rsid="0018d443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8d443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8d875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a770" style:font-size-asian="14pt" style:font-size-complex="14pt"/>
    </style:style>
    <style:style style:name="P21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4pt" style:font-size-asian="14pt" style:font-size-complex="14pt"/>
    </style:style>
    <style:style style:name="P22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4pt" officeooo:paragraph-rsid="001b585f" style:font-size-asian="14pt" style:font-size-complex="14pt"/>
    </style:style>
    <style:style style:name="P23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4pt" officeooo:paragraph-rsid="001f7464" style:font-size-asian="14pt" style:font-size-complex="14pt"/>
    </style:style>
    <style:style style:name="P2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b585f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b887a" style:font-size-asian="14pt" style:font-size-complex="14pt"/>
    </style:style>
    <style:style style:name="P2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c96a1" style:font-size-asian="14pt" style:font-size-complex="14pt"/>
    </style:style>
    <style:style style:name="P2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d53f8" style:font-size-asian="14pt" style:font-size-complex="14pt"/>
    </style:style>
    <style:style style:name="P2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e50fc" style:font-size-asian="14pt" style:font-size-complex="14pt"/>
    </style:style>
    <style:style style:name="P2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f7464" style:font-size-asian="14pt" style:font-size-complex="14pt"/>
    </style:style>
    <style:style style:name="P30" style:family="paragraph" style:parent-style-name="Standard" style:master-page-name="">
      <style:paragraph-properties fo:line-height="150%" style:page-number="auto" style:writing-mode="page">
        <style:tab-stops>
          <style:tab-stop style:position="0.52cm"/>
        </style:tab-stops>
      </style:paragraph-properties>
      <style:text-properties style:font-name="Arial" fo:font-size="14pt" style:font-size-asian="14pt" style:font-size-complex="14pt"/>
    </style:style>
    <style:style style:name="P31" style:family="paragraph" style:parent-style-name="Standard" style:master-page-name="">
      <style:paragraph-properties fo:line-height="150%" style:page-number="auto" style:writing-mode="page">
        <style:tab-stops>
          <style:tab-stop style:position="0.464cm"/>
        </style:tab-stops>
      </style:paragraph-properties>
      <style:text-properties style:font-name="Arial" fo:font-size="14pt" officeooo:paragraph-rsid="001f7464" style:font-size-asian="14pt" style:font-size-complex="14pt"/>
    </style:style>
    <style:style style:name="P32" style:family="paragraph" style:parent-style-name="Standard" style:master-page-name="">
      <style:paragraph-properties fo:line-height="150%" style:page-number="auto" style:writing-mode="page">
        <style:tab-stops>
          <style:tab-stop style:position="0.305cm"/>
        </style:tab-stops>
      </style:paragraph-properties>
      <style:text-properties style:font-name="Arial" fo:font-size="14pt" style:font-size-asian="14pt" style:font-size-complex="14pt"/>
    </style:style>
    <style:style style:name="P33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34" style:family="paragraph" style:parent-style-name="Standard">
      <style:paragraph-properties fo:line-height="150%" style:writing-mode="page"/>
      <style:text-properties style:font-name="Arial" fo:font-size="14pt" officeooo:paragraph-rsid="0016ac8b" style:font-size-asian="14pt" style:font-size-complex="14pt"/>
    </style:style>
    <style:style style:name="P35" style:family="paragraph" style:parent-style-name="Standard">
      <style:paragraph-properties fo:line-height="150%" style:writing-mode="page">
        <style:tab-stops>
          <style:tab-stop style:position="0.533cm"/>
        </style:tab-stops>
      </style:paragraph-properties>
      <style:text-properties style:font-name="Arial" fo:font-size="14pt" officeooo:paragraph-rsid="0016ac8b" style:font-size-asian="14pt" style:font-size-complex="14pt"/>
    </style:style>
    <style:style style:name="P36" style:family="paragraph" style:parent-style-name="Standard">
      <style:paragraph-properties fo:line-height="150%" style:writing-mode="page">
        <style:tab-stops>
          <style:tab-stop style:position="0.489cm"/>
        </style:tab-stops>
      </style:paragraph-properties>
      <style:text-properties style:font-name="Arial" fo:font-size="14pt" style:font-size-asian="14pt" style:font-size-complex="14pt"/>
    </style:style>
    <style:style style:name="P37" style:family="paragraph" style:parent-style-name="Standard">
      <style:paragraph-properties fo:line-height="150%" style:writing-mode="page">
        <style:tab-stops>
          <style:tab-stop style:position="0.489cm"/>
        </style:tab-stops>
      </style:paragraph-properties>
      <style:text-properties style:font-name="Arial" fo:font-size="14pt" officeooo:paragraph-rsid="0019a770" style:font-size-asian="14pt" style:font-size-complex="14pt"/>
    </style:style>
    <style:style style:name="P38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officeooo:paragraph-rsid="0016ac8b" style:font-size-asian="14pt" style:font-size-complex="14pt"/>
    </style:style>
    <style:style style:name="P39" style:family="paragraph" style:parent-style-name="Standard">
      <style:paragraph-properties fo:line-height="150%" style:writing-mode="page">
        <style:tab-stops>
          <style:tab-stop style:position="0.496cm"/>
        </style:tab-stops>
      </style:paragraph-properties>
      <style:text-properties style:font-name="Arial" fo:font-size="14pt" officeooo:paragraph-rsid="0016ac8b" style:font-size-asian="14pt" style:font-size-complex="14pt"/>
    </style:style>
    <style:style style:name="P40" style:family="paragraph" style:parent-style-name="Standard">
      <style:paragraph-properties fo:line-height="150%" style:writing-mode="page">
        <style:tab-stops>
          <style:tab-stop style:position="0.496cm"/>
        </style:tab-stops>
      </style:paragraph-properties>
      <style:text-properties style:font-name="Arial" fo:font-size="14pt" officeooo:paragraph-rsid="001f7464" style:font-size-asian="14pt" style:font-size-complex="14pt"/>
    </style:style>
    <style:style style:name="P41" style:family="paragraph" style:parent-style-name="Standard">
      <style:paragraph-properties fo:line-height="150%" style:writing-mode="page">
        <style:tab-stops>
          <style:tab-stop style:position="0.572cm"/>
        </style:tab-stops>
      </style:paragraph-properties>
      <style:text-properties style:font-name="Arial" fo:font-size="14pt" officeooo:paragraph-rsid="0016ac8b" style:font-size-asian="14pt" style:font-size-complex="14pt"/>
    </style:style>
    <style:style style:name="P42" style:family="paragraph" style:parent-style-name="Standard">
      <style:paragraph-properties fo:line-height="150%" style:writing-mode="page"/>
      <style:text-properties style:font-name="Arial" fo:font-size="14pt" officeooo:paragraph-rsid="00177fce" style:font-size-asian="14pt" style:font-size-complex="14pt"/>
    </style:style>
    <style:style style:name="P43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officeooo:paragraph-rsid="00177fce" style:font-size-asian="14pt" style:font-size-complex="14pt"/>
    </style:style>
    <style:style style:name="P44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officeooo:paragraph-rsid="0019a770" style:font-size-asian="14pt" style:font-size-complex="14pt"/>
    </style:style>
    <style:style style:name="P45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officeooo:paragraph-rsid="001e50fc" style:font-size-asian="14pt" style:font-size-complex="14pt"/>
    </style:style>
    <style:style style:name="P46" style:family="paragraph" style:parent-style-name="Standard">
      <style:paragraph-properties fo:line-height="150%" style:writing-mode="page"/>
      <style:text-properties style:font-name="Arial" fo:font-size="14pt" officeooo:paragraph-rsid="0018d443" style:font-size-asian="14pt" style:font-size-complex="14pt"/>
    </style:style>
    <style:style style:name="P47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paragraph-rsid="0018d443" style:font-size-asian="14pt" style:font-size-complex="14pt"/>
    </style:style>
    <style:style style:name="P48" style:family="paragraph" style:parent-style-name="Standard">
      <style:paragraph-properties fo:line-height="150%" style:writing-mode="page"/>
      <style:text-properties style:font-name="Arial" fo:font-size="14pt" officeooo:paragraph-rsid="0018d875" style:font-size-asian="14pt" style:font-size-complex="14pt"/>
    </style:style>
    <style:style style:name="P49" style:family="paragraph" style:parent-style-name="Standard">
      <style:paragraph-properties fo:line-height="150%" style:writing-mode="page"/>
      <style:text-properties style:font-name="Arial" fo:font-size="14pt" officeooo:paragraph-rsid="0019a770" style:font-size-asian="14pt" style:font-size-complex="14pt"/>
    </style:style>
    <style:style style:name="P50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officeooo:paragraph-rsid="001b585f" style:font-size-asian="14pt" style:font-size-complex="14pt"/>
    </style:style>
    <style:style style:name="P51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officeooo:paragraph-rsid="001d53f8" style:font-size-asian="14pt" style:font-size-complex="14pt"/>
    </style:style>
    <style:style style:name="P52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officeooo:paragraph-rsid="001f7464" style:font-size-asian="14pt" style:font-size-complex="14pt"/>
    </style:style>
    <style:style style:name="P53" style:family="paragraph" style:parent-style-name="Standard">
      <style:paragraph-properties fo:line-height="150%" style:writing-mode="page"/>
      <style:text-properties style:font-name="Arial" fo:font-size="14pt" officeooo:paragraph-rsid="001b585f" style:font-size-asian="14pt" style:font-size-complex="14pt"/>
    </style:style>
    <style:style style:name="P54" style:family="paragraph" style:parent-style-name="Standard">
      <style:paragraph-properties fo:line-height="150%" style:writing-mode="page"/>
      <style:text-properties style:font-name="Arial" fo:font-size="14pt" officeooo:paragraph-rsid="001b887a" style:font-size-asian="14pt" style:font-size-complex="14pt"/>
    </style:style>
    <style:style style:name="P55" style:family="paragraph" style:parent-style-name="Standard">
      <style:paragraph-properties fo:line-height="150%" style:writing-mode="page"/>
      <style:text-properties style:font-name="Arial" fo:font-size="14pt" officeooo:paragraph-rsid="001c96a1" style:font-size-asian="14pt" style:font-size-complex="14pt"/>
    </style:style>
    <style:style style:name="P56" style:family="paragraph" style:parent-style-name="Standard">
      <style:paragraph-properties fo:line-height="150%" style:writing-mode="page"/>
      <style:text-properties style:font-name="Arial" fo:font-size="14pt" officeooo:paragraph-rsid="001d53f8" style:font-size-asian="14pt" style:font-size-complex="14pt"/>
    </style:style>
    <style:style style:name="P57" style:family="paragraph" style:parent-style-name="Standard">
      <style:paragraph-properties fo:line-height="150%" style:writing-mode="page"/>
      <style:text-properties style:font-name="Arial" fo:font-size="14pt" officeooo:paragraph-rsid="001e50fc" style:font-size-asian="14pt" style:font-size-complex="14pt"/>
    </style:style>
    <style:style style:name="P58" style:family="paragraph" style:parent-style-name="Standard">
      <style:paragraph-properties fo:line-height="150%" style:writing-mode="page"/>
      <style:text-properties style:font-name="Arial" fo:font-size="14pt" officeooo:paragraph-rsid="001f7464" style:font-size-asian="14pt" style:font-size-complex="14pt"/>
    </style:style>
    <style:style style:name="P59" style:family="paragraph" style:parent-style-name="Standard">
      <style:paragraph-properties fo:line-height="150%" style:writing-mode="page">
        <style:tab-stops>
          <style:tab-stop style:position="0.52cm"/>
        </style:tab-stops>
      </style:paragraph-properties>
      <style:text-properties style:font-name="Arial" fo:font-size="14pt" officeooo:paragraph-rsid="001f7464" style:font-size-asian="14pt" style:font-size-complex="14pt"/>
    </style:style>
    <style:style style:name="P60" style:family="paragraph" style:parent-style-name="Standard">
      <style:paragraph-properties fo:line-height="150%" style:writing-mode="page">
        <style:tab-stops>
          <style:tab-stop style:position="0.464cm"/>
        </style:tab-stops>
      </style:paragraph-properties>
      <style:text-properties style:font-name="Arial" fo:font-size="14pt" officeooo:paragraph-rsid="001f7464" style:font-size-asian="14pt" style:font-size-complex="14pt"/>
    </style:style>
    <style:style style:name="P61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77fce" style:font-size-asian="14pt" style:font-size-complex="14pt"/>
    </style:style>
    <style:style style:name="P64" style:family="paragraph" style:parent-style-name="Standard" style:master-page-name="">
      <style:paragraph-properties fo:line-height="150%" style:page-number="auto" style:writing-mode="page">
        <style:tab-stops>
          <style:tab-stop style:position="0.464cm"/>
        </style:tab-stops>
      </style:paragraph-properties>
      <style:text-properties style:font-name="Arial" fo:font-size="14pt" style:font-size-asian="14pt" style:font-size-complex="14pt"/>
    </style:style>
    <style:style style:name="P65" style:family="paragraph" style:parent-style-name="Standard" style:master-page-name="">
      <style:paragraph-properties fo:line-height="150%" style:page-number="auto" style:writing-mode="page">
        <style:tab-stops>
          <style:tab-stop style:position="0.464cm"/>
        </style:tab-stops>
      </style:paragraph-properties>
      <style:text-properties style:font-name="Arial" fo:font-size="14pt" officeooo:paragraph-rsid="0021d324" style:font-size-asian="14pt" style:font-size-complex="14pt"/>
    </style:style>
    <style:style style:name="P66" style:family="paragraph" style:parent-style-name="Standard" style:master-page-name="">
      <style:paragraph-properties fo:line-height="150%" style:page-number="auto" style:writing-mode="page">
        <style:tab-stops>
          <style:tab-stop style:position="0.464cm"/>
        </style:tab-stops>
      </style:paragraph-properties>
      <style:text-properties style:font-name="Arial" fo:font-size="14pt" officeooo:paragraph-rsid="00232159" style:font-size-asian="14pt" style:font-size-complex="14pt"/>
    </style:style>
    <style:style style:name="P6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1d324" style:font-size-asian="14pt" style:font-size-complex="14pt"/>
    </style:style>
    <style:style style:name="P68" style:family="paragraph" style:parent-style-name="Standard" style:master-page-name="">
      <style:paragraph-properties fo:line-height="150%" style:page-number="auto" style:writing-mode="page">
        <style:tab-stops>
          <style:tab-stop style:position="0.496cm"/>
        </style:tab-stops>
      </style:paragraph-properties>
      <style:text-properties style:font-name="Arial" fo:font-size="14pt" officeooo:paragraph-rsid="0021d324" style:font-size-asian="14pt" style:font-size-complex="14pt"/>
    </style:style>
    <style:style style:name="P69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70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officeooo:paragraph-rsid="0021d324" style:font-size-asian="14pt" style:font-size-complex="14pt"/>
    </style:style>
    <style:style style:name="P71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officeooo:paragraph-rsid="0024ecd0" style:font-size-asian="14pt" style:font-size-complex="14pt"/>
    </style:style>
    <style:style style:name="P72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4pt" officeooo:paragraph-rsid="0021d324" style:font-size-asian="14pt" style:font-size-complex="14pt"/>
    </style:style>
    <style:style style:name="P73" style:family="paragraph" style:parent-style-name="Standard" style:master-page-name="">
      <style:paragraph-properties fo:line-height="150%" style:page-number="auto" style:writing-mode="page">
        <style:tab-stops>
          <style:tab-stop style:position="0.503cm"/>
        </style:tab-stops>
      </style:paragraph-properties>
      <style:text-properties style:font-name="Arial" fo:font-size="14pt" officeooo:paragraph-rsid="0021d850" style:font-size-asian="14pt" style:font-size-complex="14pt"/>
    </style:style>
    <style:style style:name="P7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1d850" style:font-size-asian="14pt" style:font-size-complex="14pt"/>
    </style:style>
    <style:style style:name="P75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4pt" style:font-size-asian="14pt" style:font-size-complex="14pt"/>
    </style:style>
    <style:style style:name="P76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4pt" officeooo:paragraph-rsid="0021d850" style:font-size-asian="14pt" style:font-size-complex="14pt"/>
    </style:style>
    <style:style style:name="P77" style:family="paragraph" style:parent-style-name="Standard" style:master-page-name="">
      <style:paragraph-properties fo:line-height="150%" style:page-number="auto" style:writing-mode="page">
        <style:tab-stops>
          <style:tab-stop style:position="0.559cm"/>
        </style:tab-stops>
      </style:paragraph-properties>
      <style:text-properties style:font-name="Arial" fo:font-size="14pt" officeooo:paragraph-rsid="0021d850" style:font-size-asian="14pt" style:font-size-complex="14pt"/>
    </style:style>
    <style:style style:name="P78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4pt" officeooo:paragraph-rsid="0021d850" style:font-size-asian="14pt" style:font-size-complex="14pt"/>
    </style:style>
    <style:style style:name="P7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32159" style:font-size-asian="14pt" style:font-size-complex="14pt"/>
    </style:style>
    <style:style style:name="P8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3c144" style:font-size-asian="14pt" style:font-size-complex="14pt"/>
    </style:style>
    <style:style style:name="P8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4ecd0" style:font-size-asian="14pt" style:font-size-complex="14pt"/>
    </style:style>
    <style:style style:name="P8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532e8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style:writing-mode="page">
        <style:tab-stops>
          <style:tab-stop style:position="0.376cm"/>
        </style:tab-stops>
      </style:paragraph-properties>
      <style:text-properties style:font-name="Arial" fo:font-size="14pt" officeooo:paragraph-rsid="002532e8" style:font-size-asian="14pt" style:font-size-complex="14pt"/>
    </style:style>
    <style:style style:name="P8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59757" style:font-size-asian="14pt" style:font-size-complex="14pt"/>
    </style:style>
    <style:style style:name="P85" style:family="paragraph" style:parent-style-name="Standard" style:master-page-name="">
      <style:paragraph-properties fo:line-height="150%" style:page-number="auto" style:writing-mode="page">
        <style:tab-stops>
          <style:tab-stop style:position="0.318cm"/>
        </style:tab-stops>
      </style:paragraph-properties>
      <style:text-properties style:font-name="Arial" fo:font-size="14pt" officeooo:paragraph-rsid="00259757" style:font-size-asian="14pt" style:font-size-complex="14pt"/>
    </style:style>
    <style:style style:name="P86" style:family="paragraph" style:parent-style-name="Standard" style:master-page-name="">
      <style:paragraph-properties fo:line-height="150%" style:page-number="auto" style:writing-mode="page"/>
    </style:style>
    <style:style style:name="P87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8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89" style:family="paragraph" style:parent-style-name="Standard">
      <style:paragraph-properties fo:line-height="150%" style:writing-mode="page"/>
      <style:text-properties style:font-name="Arial" fo:font-size="14pt" officeooo:paragraph-rsid="0016ac8b" style:font-size-asian="14pt" style:font-size-complex="14pt"/>
    </style:style>
    <style:style style:name="P90" style:family="paragraph" style:parent-style-name="Standard">
      <style:paragraph-properties fo:line-height="150%" style:writing-mode="page"/>
      <style:text-properties style:font-name="Arial" fo:font-size="14pt" officeooo:paragraph-rsid="00177fce" style:font-size-asian="14pt" style:font-size-complex="14pt"/>
    </style:style>
    <style:style style:name="P91" style:family="paragraph" style:parent-style-name="Standard">
      <style:paragraph-properties fo:line-height="150%" style:writing-mode="page"/>
      <style:text-properties style:font-name="Arial" fo:font-size="14pt" officeooo:paragraph-rsid="0021d324" style:font-size-asian="14pt" style:font-size-complex="14pt"/>
    </style:style>
    <style:style style:name="P92" style:family="paragraph" style:parent-style-name="Standard">
      <style:paragraph-properties fo:line-height="150%" style:writing-mode="page">
        <style:tab-stops>
          <style:tab-stop style:position="0.464cm"/>
        </style:tab-stops>
      </style:paragraph-properties>
      <style:text-properties style:font-name="Arial" fo:font-size="14pt" style:font-size-asian="14pt" style:font-size-complex="14pt"/>
    </style:style>
    <style:style style:name="P93" style:family="paragraph" style:parent-style-name="Standard">
      <style:paragraph-properties fo:line-height="150%" style:writing-mode="page">
        <style:tab-stops>
          <style:tab-stop style:position="0.464cm"/>
        </style:tab-stops>
      </style:paragraph-properties>
      <style:text-properties style:font-name="Arial" fo:font-size="14pt" officeooo:paragraph-rsid="0021d324" style:font-size-asian="14pt" style:font-size-complex="14pt"/>
    </style:style>
    <style:style style:name="P94" style:family="paragraph" style:parent-style-name="Standard">
      <style:paragraph-properties fo:line-height="150%" style:writing-mode="page">
        <style:tab-stops>
          <style:tab-stop style:position="0.464cm"/>
        </style:tab-stops>
      </style:paragraph-properties>
      <style:text-properties style:font-name="Arial" fo:font-size="14pt" officeooo:paragraph-rsid="00232159" style:font-size-asian="14pt" style:font-size-complex="14pt"/>
    </style:style>
    <style:style style:name="P95" style:family="paragraph" style:parent-style-name="Standard">
      <style:paragraph-properties fo:line-height="150%" style:writing-mode="page">
        <style:tab-stops>
          <style:tab-stop style:position="0.496cm"/>
        </style:tab-stops>
      </style:paragraph-properties>
      <style:text-properties style:font-name="Arial" fo:font-size="14pt" officeooo:paragraph-rsid="0021d324" style:font-size-asian="14pt" style:font-size-complex="14pt"/>
    </style:style>
    <style:style style:name="P96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paragraph-rsid="0021d324" style:font-size-asian="14pt" style:font-size-complex="14pt"/>
    </style:style>
    <style:style style:name="P97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paragraph-rsid="0021d850" style:font-size-asian="14pt" style:font-size-complex="14pt"/>
    </style:style>
    <style:style style:name="P98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paragraph-rsid="0024ecd0" style:font-size-asian="14pt" style:font-size-complex="14pt"/>
    </style:style>
    <style:style style:name="P99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officeooo:paragraph-rsid="0021d324" style:font-size-asian="14pt" style:font-size-complex="14pt"/>
    </style:style>
    <style:style style:name="P100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officeooo:paragraph-rsid="0021d850" style:font-size-asian="14pt" style:font-size-complex="14pt"/>
    </style:style>
    <style:style style:name="P101" style:family="paragraph" style:parent-style-name="Standard">
      <style:paragraph-properties fo:line-height="150%" style:writing-mode="page"/>
      <style:text-properties style:font-name="Arial" fo:font-size="14pt" officeooo:paragraph-rsid="0021d850" style:font-size-asian="14pt" style:font-size-complex="14pt"/>
    </style:style>
    <style:style style:name="P102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officeooo:paragraph-rsid="0021d850" style:font-size-asian="14pt" style:font-size-complex="14pt"/>
    </style:style>
    <style:style style:name="P103" style:family="paragraph" style:parent-style-name="Standard">
      <style:paragraph-properties fo:line-height="150%" style:writing-mode="page">
        <style:tab-stops>
          <style:tab-stop style:position="0.559cm"/>
        </style:tab-stops>
      </style:paragraph-properties>
      <style:text-properties style:font-name="Arial" fo:font-size="14pt" officeooo:paragraph-rsid="0021d850" style:font-size-asian="14pt" style:font-size-complex="14pt"/>
    </style:style>
    <style:style style:name="P104" style:family="paragraph" style:parent-style-name="Standard">
      <style:paragraph-properties fo:line-height="150%" style:writing-mode="page">
        <style:tab-stops>
          <style:tab-stop style:position="0.457cm"/>
        </style:tab-stops>
      </style:paragraph-properties>
      <style:text-properties style:font-name="Arial" fo:font-size="14pt" officeooo:paragraph-rsid="0021d850" style:font-size-asian="14pt" style:font-size-complex="14pt"/>
    </style:style>
    <style:style style:name="P105" style:family="paragraph" style:parent-style-name="Standard">
      <style:paragraph-properties fo:line-height="150%" style:writing-mode="page"/>
      <style:text-properties style:font-name="Arial" fo:font-size="14pt" officeooo:paragraph-rsid="00232159" style:font-size-asian="14pt" style:font-size-complex="14pt"/>
    </style:style>
    <style:style style:name="P106" style:family="paragraph" style:parent-style-name="Standard">
      <style:paragraph-properties fo:line-height="150%" style:writing-mode="page"/>
      <style:text-properties style:font-name="Arial" fo:font-size="14pt" officeooo:paragraph-rsid="0023c144" style:font-size-asian="14pt" style:font-size-complex="14pt"/>
    </style:style>
    <style:style style:name="P107" style:family="paragraph" style:parent-style-name="Standard">
      <style:paragraph-properties fo:line-height="150%" style:writing-mode="page"/>
      <style:text-properties style:font-name="Arial" fo:font-size="14pt" officeooo:paragraph-rsid="0024ecd0" style:font-size-asian="14pt" style:font-size-complex="14pt"/>
    </style:style>
    <style:style style:name="P108" style:family="paragraph" style:parent-style-name="Standard">
      <style:paragraph-properties fo:line-height="150%" style:writing-mode="page"/>
      <style:text-properties style:font-name="Arial" fo:font-size="14pt" officeooo:paragraph-rsid="002532e8" style:font-size-asian="14pt" style:font-size-complex="14pt"/>
    </style:style>
    <style:style style:name="P109" style:family="paragraph" style:parent-style-name="Standard">
      <style:paragraph-properties fo:line-height="150%" style:writing-mode="page">
        <style:tab-stops>
          <style:tab-stop style:position="0.376cm"/>
        </style:tab-stops>
      </style:paragraph-properties>
      <style:text-properties style:font-name="Arial" fo:font-size="14pt" officeooo:paragraph-rsid="002532e8" style:font-size-asian="14pt" style:font-size-complex="14pt"/>
    </style:style>
    <style:style style:name="P110" style:family="paragraph" style:parent-style-name="Standard">
      <style:paragraph-properties fo:line-height="150%" style:writing-mode="page"/>
      <style:text-properties style:font-name="Arial" fo:font-size="14pt" officeooo:paragraph-rsid="00259757" style:font-size-asian="14pt" style:font-size-complex="14pt"/>
    </style:style>
    <style:style style:name="P111" style:family="paragraph" style:parent-style-name="Standard">
      <style:paragraph-properties fo:line-height="150%" style:writing-mode="page">
        <style:tab-stops>
          <style:tab-stop style:position="0.318cm"/>
        </style:tab-stops>
      </style:paragraph-properties>
      <style:text-properties style:font-name="Arial" fo:font-size="14pt" officeooo:paragraph-rsid="00259757" style:font-size-asian="14pt" style:font-size-complex="14pt"/>
    </style:style>
    <style:style style:name="P112" style:family="paragraph" style:parent-style-name="Standard">
      <style:paragraph-properties fo:line-height="150%" style:writing-mode="page"/>
      <style:text-properties officeooo:paragraph-rsid="00259757"/>
    </style:style>
    <style:style style:name="P113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21d324" style:font-size-asian="14pt" style:font-size-complex="14pt"/>
    </style:style>
    <style:style style:name="P114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23c144" style:font-size-asian="14pt" style:font-size-complex="14pt"/>
    </style:style>
    <style:style style:name="P115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24ecd0" style:font-size-asian="14pt" style:font-size-complex="14pt"/>
    </style:style>
    <style:style style:name="P11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1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23c144" style:font-size-asian="14pt" style:font-size-complex="14pt"/>
    </style:style>
    <style:style style:name="P11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24ecd0" style:font-size-asian="14pt" style:font-size-complex="14pt"/>
    </style:style>
    <style:style style:name="P119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officeooo:paragraph-rsid="0021d850" style:font-size-asian="14pt" style:font-size-complex="14pt"/>
    </style:style>
    <style:style style:name="P120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12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532e8" style:font-size-asian="14pt" style:font-size-complex="14pt"/>
    </style:style>
    <style:style style:name="P12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532e8" style:font-size-asian="14pt" style:font-size-complex="14pt"/>
    </style:style>
    <style:style style:name="T1" style:family="text">
      <style:text-properties fo:color="#000000" style:text-position="25% 58%" style:font-name="Arial" fo:font-size="14pt" style:font-size-asian="14pt" style:font-size-complex="14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4pt" officeooo:rsid="00259757" style:font-size-asian="14pt" style:font-size-complex="14pt"/>
    </style:style>
    <style:style style:name="T4" style:family="text">
      <style:text-properties officeooo:rsid="0016ac8b"/>
    </style:style>
    <style:style style:name="T5" style:family="text">
      <style:text-properties officeooo:rsid="0018d443"/>
    </style:style>
    <style:style style:name="T6" style:family="text">
      <style:text-properties officeooo:rsid="0018d875"/>
    </style:style>
    <style:style style:name="T7" style:family="text">
      <style:text-properties officeooo:rsid="0019a770"/>
    </style:style>
    <style:style style:name="T8" style:family="text">
      <style:text-properties officeooo:rsid="001b887a"/>
    </style:style>
    <style:style style:name="T9" style:family="text">
      <style:text-properties officeooo:rsid="001c96a1"/>
    </style:style>
    <style:style style:name="T10" style:family="text">
      <style:text-properties officeooo:rsid="001d53f8"/>
    </style:style>
    <style:style style:name="T11" style:family="text">
      <style:text-properties officeooo:rsid="001e50fc"/>
    </style:style>
    <style:style style:name="T12" style:family="text">
      <style:text-properties officeooo:rsid="001f7464"/>
    </style:style>
    <style:style style:name="T13" style:family="text">
      <style:text-properties officeooo:rsid="0021d324"/>
    </style:style>
    <style:style style:name="T14" style:family="text">
      <style:text-properties officeooo:rsid="0021d850"/>
    </style:style>
    <style:style style:name="T15" style:family="text">
      <style:text-properties officeooo:rsid="0023c144"/>
    </style:style>
    <style:style style:name="T16" style:family="text">
      <style:text-properties officeooo:rsid="0024ecd0"/>
    </style:style>
    <style:style style:name="T17" style:family="text">
      <style:text-properties officeooo:rsid="002532e8"/>
    </style:style>
    <style:style style:name="T18" style:family="text">
      <style:text-properties officeooo:rsid="00259757"/>
    </style:style>
    <style:style style:name="Sect1" style:family="section">
      <style:section-properties fo:margin-left="2.54cm" fo:margin-right="8.659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61">VALENTÍN BENIAK</text:p>
        <text:h text:style-name="P87" text:outline-level="1"><text:bookmark-start text:name="bookmark0"/>POPOLEC<text:bookmark-end text:name="bookmark0"/></text:h>
        <text:p text:style-name="P3"/>
        <text:p text:style-name="P3">VENOVANIE</text:p>
        <text:p text:style-name="P3"/>
        <text:p text:style-name="P34">Čo zo tmy srdca vyšlo mi</text:p>
        <text:p text:style-name="P34">Do zajatia ti všetko padlo</text:p>
        <text:p text:style-name="P34">Mne iba myrha zostala</text:p>
        <text:p text:style-name="P34">Tú núkam ti za maľovadlo</text:p>
        <text:p text:style-name="P3"/>
        <text:p text:style-name="P34">Na bledé líčka v podvečer</text:p>
        <text:p text:style-name="P34">Keď nástrahu ti ťažko zistiť</text:p>
        <text:p text:style-name="P34">Či moja ruka vešia dar</text:p>
        <text:p text:style-name="P34">A či chce dačo ukoristiť</text:p>
        <text:p text:style-name="P3"/>
        <text:p text:style-name="P34">Preto dní týchto defilé</text:p>
        <text:p text:style-name="P34">A preto srdce uchý<text:span text:style-name="T4">ľ</text:span> mi tam</text:p>
        <text:p text:style-name="P34">Kde vody temné plavia ťa</text:p>
        <text:p text:style-name="P34"><text:soft-page-break/>Kým po tebe tiene schytám</text:p>
        <text:p text:style-name="P3"/>
        <text:p text:style-name="P33"/>
        <text:p text:style-name="P33">VARIÁ<text:span text:style-name="T4">C</text:span>IE</text:p>
        <text:p text:style-name="P4"/>
        <text:p text:style-name="P35">V poézii žena tá je čudesná</text:p>
        <text:p text:style-name="P35">pýcha jej a unylosť však rovné sú</text:p>
        <text:p text:style-name="P35">závidia jej úsmev zore večerné </text:p>
        <text:p text:style-name="P35"><text:span text:style-name="T4">j</text:span>ak ho stráca po obore kráľovskej</text:p>
        <text:p text:style-name="P35">ale srdce uteká jej neviem kde</text:p>
        <text:p text:style-name="P35">lebo vo mne vetrí čosi osudné</text:p>
        <text:p text:style-name="P35">stráca sa mi len vo sne ju doháňam</text:p>
        <text:p text:style-name="P35">ale sny sú prekotné na rozlúčku</text:p>
        <text:p text:style-name="P35">a ja cítim čosi mokvať na srdci</text:p>
        <text:p text:style-name="P3"/>
        <text:p text:style-name="P34">Neviem chytiť toto vtáča strieborné</text:p>
        <text:p text:style-name="P34">umrie chúďa ako v klietke kanárik</text:p>
        <text:p text:style-name="P34">umrie chúďa lebo s klietkou polieta</text:p>
        <text:p text:style-name="P34"><text:soft-page-break/>s klietkou ktorá krídla má i pazúry</text:p>
        <text:p text:style-name="P34">s klietkou v ktorej v jamu vlčiu upadla</text:p>
        <text:p text:style-name="P34">v ktorej hrdo trpí svoje väzenie</text:p>
        <text:p text:style-name="P34">v ktorej svoje tralala si zaspieva</text:p>
        <text:p text:style-name="P5">nech svet myslí že je všetko v poriadku</text:p>
        <text:p text:style-name="P34">že je s pánom osudu tak spokojná</text:p>
        <text:p text:style-name="P3"/>
        <text:p text:style-name="P34">Ale pánom osudov jej smrtihlav</text:p>
        <text:p text:style-name="P34">krásny motýľ cesty jeho neznáme</text:p>
        <text:p text:style-name="P34">s nočnou morou prilieta a odíde</text:p>
        <text:p text:style-name="P34">napije sa mlieka z oboch bradoviek</text:p>
        <text:p text:style-name="P34">až jej srdce poskočí jak kozliatko</text:p>
        <text:p text:style-name="P34">ostrie noža naporúdzi ponúka</text:p>
        <text:p text:style-name="P34">pre milosrdenstvo Boha živého</text:p>
        <text:p text:style-name="P34">pre lásku čo hadi sa z nej vyliahli</text:p>
        <text:p text:style-name="P34">pre ošiaľ čo stále tupo doráža</text:p>
        <text:p text:style-name="P6"/>
        <text:p text:style-name="P36"><text:span text:style-name="T4">V </text:span>poézii žena táto čudesná</text:p>
        <text:p text:style-name="P3"><text:soft-page-break/>a ja som ju pokúsil sa vykúpiť</text:p>
        <text:p text:style-name="P3">oproboval ale had ma uštipol</text:p>
        <text:p text:style-name="P3">varujú ma všetci hadi pekelní</text:p>
        <text:p text:style-name="P3">lež ja sypem na ňu popol pokánia</text:p>
        <text:p text:style-name="P3">lež ja vodou života ju umývam</text:p>
        <text:p text:style-name="P3">lež ja bežím k greatna-greenskym kováčom</text:p>
        <text:p text:style-name="P3">ale ona vetrí čosi osudné</text:p>
        <text:p text:style-name="P3">ale ona z Greatna-Greenu utiekla</text:p>
        <text:p text:style-name="P3"/>
        <text:p text:style-name="P33">Prišla jeseň všetko v starom zostáva</text:p>
        <text:p text:style-name="P5">len ja musím rany svoje vypáliť</text:p>
        <text:p text:style-name="P34">lístie padá ticho už je po búrkach</text:p>
        <text:p text:style-name="P34">len ja musím rany svoje vypáliť</text:p>
        <text:p text:style-name="P34">načo spriahaš fantáziu prekotnú</text:p>
        <text:p text:style-name="P34">načo bežíš za vozom čo neberie</text:p>
        <text:p text:style-name="P34">vozotaji prišli cvalom utiekli</text:p>
        <text:p text:style-name="P34">Len ty musíš rany svoje vypáliť</text:p>
        <text:p text:style-name="P34">Len ty skáčeš s Noemovho korábu</text:p>
        <text:p text:style-name="P34"><text:soft-page-break/>za vidinou potopa ťa unáša</text:p>
        <text:p text:style-name="P3"/>
        <text:p text:style-name="P34">Neptún videl Neptún si ma zabodol</text:p>
        <text:p text:style-name="P34">skúmal moje žiabry a ma prepustil</text:p>
        <text:p text:style-name="P34">lebo ja som z rodu mágov najmladší</text:p>
        <text:p text:style-name="P34">vodné panny moje krásne baletky</text:p>
        <text:p text:style-name="P34">nemôžem ja s vami tanec dokončiť</text:p>
        <text:p text:style-name="P34">ešte musím ako vulkán vyvierať</text:p>
        <text:p text:style-name="P34">ešte v zuboch držím zeleň krkavca</text:p>
        <text:p text:style-name="P34">uštipnutý láskou život naháňam</text:p>
        <text:p text:style-name="P34">vysoťte ma na breh rany vypáliť</text:p>
        <text:p text:style-name="P3"/>
        <text:p text:style-name="P34">Zima prišla tmavá behy bolestné</text:p>
        <text:p text:style-name="P34">a už zeleň na mojich rtoch umiera</text:p>
        <text:p text:style-name="P34">necháte ma takto život doblúdiť</text:p>
        <text:p text:style-name="P34">doblúdiť ho a smrti sa dožobrať</text:p>
        <text:p text:style-name="P5">otec Noe neviem kde si zakotvil</text:p>
        <text:p text:style-name="P34">ja som padol do kotliny Karpatskej</text:p>
        <text:p text:style-name="P34"><text:soft-page-break/>neviem kde ma vedie fatamorgána</text:p>
        <text:p text:style-name="P34">medokýše tatranské som okúsil</text:p>
        <text:p text:style-name="P34">ale moje srdce nie je veselšie</text:p>
        <text:p text:style-name="P3"/>
        <text:p text:style-name="P34">Hanba bola srdce toto zurážať</text:p>
        <text:p text:style-name="P34">vysmiať ho a zapichnúť na vrtielku</text:p>
        <text:p text:style-name="P34">dobré bolo pokoj malo v poriadku</text:p>
        <text:p text:style-name="P34">jeho tep sa do galopu nepúšťal</text:p>
        <text:p text:style-name="P34">veci sveta ponímalo jasnejšie</text:p>
        <text:p text:style-name="P34">moje srdce za vetrom a po búrke</text:p>
        <text:p text:style-name="P34">bubliny si fúkalo do vesmíru</text:p>
        <text:p text:style-name="P34">ale prišla čarodejka mocnejšia</text:p>
        <text:p text:style-name="P34">volala ho v ilúzie vyplávať</text:p>
        <text:p text:style-name="P3"/>
        <text:p text:style-name="P34">Z tejto plavby ja som sa už nevrátil</text:p>
        <text:p text:style-name="P34">moje cesty pokračujú bez konca</text:p>
        <text:p text:style-name="P34">ľahký člnok <text:span text:style-name="T4">ľ</text:span>ahkej dvojky po prúde</text:p>
        <text:p text:style-name="P34">na galeju pozmenil sa znenáhla</text:p>
        <text:p text:style-name="P34"><text:soft-page-break/>moje oči do zajatia upadly</text:p>
        <text:p text:style-name="P34">moje srdce vidinou sa zatriaslo</text:p>
        <text:p text:style-name="P34">ruky reťaz z pupenca mi ovíja</text:p>
        <text:p text:style-name="P34">ale tá je nad železo mocnejšia</text:p>
        <text:p text:style-name="P3">krotko si ma vedie k veslu prisadnúť</text:p>
        <text:p text:style-name="P3"/>
        <text:p text:style-name="P34">Ale veslo z mojej ruky vypadlo</text:p>
        <text:p text:style-name="P34">ja som nechcel ve<text:span text:style-name="T4">ľ</text:span>ké vlny prerážať</text:p>
        <text:p text:style-name="P34">ja hral som sa jak plachtári na slnku</text:p>
        <text:p text:style-name="P34">chcel som si ťa do pohody vyspievať</text:p>
        <text:p text:style-name="P34">lenže ve<text:span text:style-name="T4">ľ</text:span>ká láska ve<text:span text:style-name="T4">ľ</text:span>ké nešťastie</text:p>
        <text:p text:style-name="P34">vlny vzoprie tmu a búrku prináša</text:p>
        <text:p text:style-name="P34">čary stráca ilúzie rozpráši</text:p>
        <text:p text:style-name="P34">utekajú pred ňou malé dušičky</text:p>
        <text:p text:style-name="P34">utekajú pred ňou malí korzári</text:p>
        <text:p text:style-name="P3"/>
        <text:p text:style-name="P34">Lež ja predsa tempo toto preberiem</text:p>
        <text:p text:style-name="P34">ja už nechám srdce svoje dodrúzgať</text:p>
        <text:p text:style-name="P34"><text:soft-page-break/>zurážané cvendží nech a rumenie</text:p>
        <text:p text:style-name="P34">jeho čas je pokiaľ listy ožltnú</text:p>
        <text:p text:style-name="P34">krešte z neho iskry ohňom pastierskym</text:p>
        <text:p text:style-name="P34">prihrejte si svoje krehké pazúrky</text:p>
        <text:p text:style-name="P34">bledosť líc vám jeho žiara okrášli</text:p>
        <text:p text:style-name="P34">popol z neho ružový a vonný je</text:p>
        <text:p text:style-name="P34">popol ten vám do púdrenky natrúsim</text:p>
        <text:p text:style-name="P3"/>
        <text:p text:style-name="P34">A potom zas život vlčí započnem</text:p>
        <text:p text:style-name="P34">zmiznú stopy moje snehom zaviate</text:p>
        <text:p text:style-name="P5">mráz mi bude baranicu ponúkať</text:p>
        <text:p text:style-name="P34">a krčmárka svoju posteľ zohriatu</text:p>
        <text:p text:style-name="P34">moje verše na pazderie polámem</text:p>
        <text:p text:style-name="P34">jak z kešene vytrúsim a popálim</text:p>
        <text:p text:style-name="P34">hladný havran s hnevom do mňa nekvákaj</text:p>
        <text:p text:style-name="P34">dám ti miesto chleba moju píšťalku</text:p>
        <text:p text:style-name="P34">koštiaľ suchý verš k zdochnutiu mizerný</text:p>
        <text:p text:style-name="P8"><text:span text:style-name="T4">V </text:span>ilúziách sklamaný a v motý<text:span text:style-name="T4">ľ</text:span>koch</text:p>
        <text:p text:style-name="P38"><text:soft-page-break/>predsa jednu krásnu mŕtvu budem mať</text:p>
        <text:p text:style-name="P38">plátno toto obrazáreň oželie</text:p>
        <text:p text:style-name="P38">iba tvár som vyrezal na pamiatku</text:p>
        <text:p text:style-name="P38">a z tej tváre vykľ<text:span text:style-name="T4">u</text:span>val len oči dve</text:p>
        <text:p text:style-name="P38">vyskočily v srdce sa mi zabodly</text:p>
        <text:p text:style-name="P38">ako perly slzami ich umývam</text:p>
        <text:p text:style-name="P38">odvtedy je môj život tak bolestný</text:p>
        <text:p text:style-name="P38">ale ten kto hľadal by ich nenájde</text:p>
        <text:p text:style-name="P3"/>
        <text:p text:style-name="P33"/>
        <text:p text:style-name="P33">(INTERMEZZO)</text:p>
        <text:p text:style-name="P3"/>
        <text:p text:style-name="P34">Vy všetci, ktorí ste žili,</text:p>
        <text:p text:style-name="P34">viete:</text:p>
        <text:p text:style-name="P5">všetko je pominuteľné,</text:p>
        <text:p text:style-name="P34">detský plač zo sna,</text:p>
        <text:p text:style-name="P34">i matkin úsmev,</text:p>
        <text:p text:style-name="P5">hrkútajúci čas holubov,</text:p>
        <text:p text:style-name="P34"><text:soft-page-break/>voňavým dažďom zaplavená dúha,</text:p>
        <text:p text:style-name="P34">hlas pastierskej trúby,</text:p>
        <text:p text:style-name="P34">i náhly pleskot dverí</text:p>
        <text:p text:style-name="P34">v hoteli Alcron,</text:p>
        <text:p text:style-name="P34">všetko je pominuteľné</text:p>
        <text:p text:style-name="P34">a dobolieva,</text:p>
        <text:p text:style-name="P34">jak život,</text:p>
        <text:p text:style-name="P3">jak krása milej, spaľovanej láskou,</text:p>
        <text:p text:style-name="P3">ktorá je posolkyňou smrti</text:p>
        <text:p text:style-name="P3">a má ťažký palec,</text:p>
        <text:p text:style-name="P3">široký, ťažký palec,</text:p>
        <text:p text:style-name="P3">zatlačiť viečka,</text:p>
        <text:p text:style-name="P3">oponu spustiť</text:p>
        <text:p text:style-name="P3">a ďalej bežať</text:p>
        <text:p text:style-name="P3">ako smyslov pozbavená.</text:p>
        <text:p text:style-name="P3"/>
        <text:p text:style-name="P34">Všetko je pominuteľné,</text:p>
        <text:p text:style-name="P34">i láska</text:p>
        <text:p text:style-name="P3"><text:soft-page-break/>odíde splavom,</text:p>
        <text:p text:style-name="P3">kotva beznádeje letí za ňou</text:p>
        <text:p text:style-name="P3">utrhnutá</text:p>
        <text:p text:style-name="P5">a v prázdno po nej vovalí sa sm<text:span text:style-name="T4">ŕ</text:span>šť,</text:p>
        <text:p text:style-name="P34">prevráti svety,</text:p>
        <text:p text:style-name="P5">vyvráti svety</text:p>
        <text:p text:style-name="P34">a márne,</text:p>
        <text:p text:style-name="P5">všetko je pominuteľné,</text:p>
        <text:p text:style-name="P34">i srdce,</text:p>
        <text:p text:style-name="P5">odbije svojich dvanásť</text:p>
        <text:p text:style-name="P34">a rozbije sa v mramor</text:p>
        <text:p text:style-name="P34">na čiernu popolnicu ľudskej biedy.</text:p>
        <text:p text:style-name="P3"/>
        <text:p text:style-name="P33"/>
        <text:p text:style-name="P34">Toto je ako gong a zvonenie</text:p>
        <text:p text:style-name="P34">Jak hrmot po rozbitej dlaždici</text:p>
        <text:p text:style-name="P34">S kopytom konským sa k nám dovalil</text:p>
        <text:p text:style-name="P34">Osud a bije hlava-nehlava</text:p>
        <text:p text:style-name="P34"><text:soft-page-break/>Blažený ten kto ešte nie je tu</text:p>
        <text:p text:style-name="P34">Lež umrlec nech počká s odchodom</text:p>
        <text:p text:style-name="P34">Nech zakrúti sa v plachtu vízie</text:p>
        <text:p text:style-name="P34">A pomodlí sa ešte Otčenáš</text:p>
        <text:p text:style-name="P3"/>
        <text:p text:style-name="P33">Pred skonom svety padať uvidí</text:p>
        <text:p text:style-name="P3"/>
        <text:p text:style-name="P34">Poď z boja gigantických húseníc</text:p>
        <text:p text:style-name="P34">Poď človek ktorý miesiš železo</text:p>
        <text:p text:style-name="P34">Sklo fúkaš a máš ústa krvavé</text:p>
        <text:p text:style-name="P34">Koho to miluješ so srdcom bodnutým</text:p>
        <text:p text:style-name="P34">Vydávili sme dušu pokoja</text:p>
        <text:p text:style-name="P34">Vylodili sme chrabrý regiment</text:p>
        <text:p text:style-name="P5">A vypálili mestá v základoch</text:p>
        <text:p text:style-name="P34">Lež ženy naše v kryptách schované</text:p>
        <text:p text:style-name="P34">Už deti nevypustia z lona von</text:p>
        <text:p text:style-name="P34">Nie je vojnou chvatnúť sa za pasy</text:p>
        <text:p text:style-name="P34">Nie je už prikázaním nezabiť!</text:p>
        <text:p text:style-name="P3"><text:soft-page-break/></text:p>
        <text:p text:style-name="P34">Treba už začať život v podsvetí</text:p>
        <text:p text:style-name="P34">Materskej zemi úder nasadiť</text:p>
        <text:p text:style-name="P34">Trhať ju ona všetko vydrží</text:p>
        <text:p text:style-name="P34">Jak stará práška ach podsvinčatá</text:p>
        <text:p text:style-name="P34">Lež v bolestiach už zrak jej kalný je</text:p>
        <text:p text:style-name="P34">Nevyčkať pokiaľ sa nám zdivočí</text:p>
        <text:p text:style-name="P34">Požierajúca vlastné plemeno</text:p>
        <text:p text:style-name="P34">Vysotí rypák svoj až k oblakom</text:p>
        <text:p text:style-name="P34">Zbúra a pobije čo zostalo</text:p>
        <text:p text:style-name="P34">A chroptiac k blaženosti vystrie sa</text:p>
        <text:p text:style-name="P3"/>
        <text:p text:style-name="P34">Lež nie tak! Zem sa zmení na ježa</text:p>
        <text:p text:style-name="P34">Chválim jej kostrby a guľatosť</text:p>
        <text:p text:style-name="P34">Sladko nám v bodľačí jej prebývať</text:p>
        <text:p text:style-name="P34">Už od nás utekajú hafany</text:p>
        <text:p text:style-name="P34">Ten kto dorážal na nás banuje</text:p>
        <text:p text:style-name="P34">Jeho bojovnosť skrotla v reprízach</text:p>
        <text:p text:style-name="P34"><text:soft-page-break/>Jeho rev našiel našu hluchotu</text:p>
        <text:p text:style-name="P5">Nepomôžu mu žiadne úskoky</text:p>
        <text:p text:style-name="P34">Voľakto iný za nás bojuje</text:p>
        <text:p text:style-name="P34">Ježík môj ty si iba muzikant</text:p>
        <text:p text:style-name="P3"/>
        <text:p text:style-name="P34">Poďme už zakopať svoj tomahavk</text:p>
        <text:p text:style-name="P34">Pútajme diablov k siedmim reťaziam</text:p>
        <text:p text:style-name="P34">Vyberme z rany tŕne boľavé</text:p>
        <text:p text:style-name="P34">Blaho naše je v krotkej prostote</text:p>
        <text:p text:style-name="P34">A treba nám už mŕtvych pochovať</text:p>
        <text:p text:style-name="P3"/>
        <text:p text:style-name="P34">A príde zase jedna premena</text:p>
        <text:p text:style-name="P34">Zem vystrie chrbát svoj jak oceán</text:p>
        <text:p text:style-name="P34">Vlny sa pohnú hľadať hlbiny</text:p>
        <text:p text:style-name="P34">Vlny sa vzoprú zase k výšinám</text:p>
        <text:p text:style-name="P34">Vlny vysotia pokrm pre supy</text:p>
        <text:p text:style-name="P34">Vlny vysotia na breh nákazu</text:p>
        <text:p text:style-name="P34">A potom utíchnu a ustanú</text:p>
        <text:p text:style-name="P3"><text:soft-page-break/></text:p>
        <text:p text:style-name="P34">Po noci vždy sa slnko vrátilo</text:p>
        <text:p text:style-name="P34">Po boji tichosť v kŕčoch nastala</text:p>
        <text:p text:style-name="P34">Po búrkach rozliala sa pohoda</text:p>
        <text:p text:style-name="P34">A vtáčik tu sa vzal a švitoril</text:p>
        <text:p text:style-name="P34">Na to čo odišlo sa zabúda</text:p>
        <text:p text:style-name="P34">Lež múdre panny predsa zostaly</text:p>
        <text:p text:style-name="P3">A ja im vychvaľujem kahanec</text:p>
        <text:p text:style-name="P3"/>
        <text:p text:style-name="P34">I Žofii len oči žiarily</text:p>
        <text:p text:style-name="P34">Žofia milovala samotu</text:p>
        <text:p text:style-name="P34">Po rumoch chodila a plakala</text:p>
        <text:p text:style-name="P34">Kdeže má svoju lásku presadiť</text:p>
        <text:p text:style-name="P34">Na ktorý z hrobov veniec založí</text:p>
        <text:p text:style-name="P34">A zase vypne prsia životu</text:p>
        <text:p text:style-name="P34">A bude sladkosťami pretekať</text:p>
        <text:p text:style-name="P34">Skloní sa k studni ruku položiť</text:p>
        <text:p text:style-name="P34">Jej úsmev rozletí sa krajinou</text:p>
        <text:p text:style-name="P34"><text:soft-page-break/>Pozláti časy ktoré nastanú</text:p>
        <text:p text:style-name="P34">Postriebri vodu kvetov naseje</text:p>
        <text:p text:style-name="P34">A bude čakať v chvení do mrku</text:p>
        <text:p text:style-name="P34">Kedy už príde za ňou milenec</text:p>
        <text:p text:style-name="P3"/>
        <text:p text:style-name="P34">Potom zem oblečie sa do kvetov</text:p>
        <text:p text:style-name="P34">Kométou panujúcou stane sa </text:p>
        <text:p text:style-name="P34">Nový kľúč letopočtu sostaví</text:p>
        <text:p text:style-name="P34">Višňovým vencom mestá ovije</text:p>
        <text:p text:style-name="P34">A postaví pre Lásku lazaret</text:p>
        <text:p text:style-name="P34">Pre Dobro budú omše spievané</text:p>
        <text:p text:style-name="P34">Zefyr radosti bude povievať</text:p>
        <text:p text:style-name="P34">Les bude plný vtáctvom spevavým</text:p>
        <text:p text:style-name="P3"/>
        <text:p text:style-name="P34">Vody rýb sladkých polia motýľov</text:p>
        <text:p text:style-name="P34">Do duše nepreniknú mrákavy</text:p>
        <text:p text:style-name="P34">Dúhy sa budú v daždi križovať</text:p>
        <text:p text:style-name="P34">Hrom z jasna v žihľavu sa zaryje</text:p>
        <text:p text:style-name="P34"><text:soft-page-break/>Neškodným bude čo nás drvilo</text:p>
        <text:p text:style-name="P34">Smiešnym sa stane čo nás mátalo</text:p>
        <text:p text:style-name="P34">A srdce s ktorým bieda vždy bola</text:p>
        <text:p text:style-name="P34">Utíši sa a bude drumbľovať</text:p>
        <text:p text:style-name="P34">Na pozdrav zapýreným diaľavám</text:p>
        <text:p text:style-name="P34">Bo ráno bude trvať do mrku</text:p>
        <text:p text:style-name="P34">A noc bude len pre sny stvorená</text:p>
        <text:p text:style-name="P34">Nebude zbojníkov a zlodejov</text:p>
        <text:p text:style-name="P34">Už nemusia sa dvory zamykať</text:p>
        <text:p text:style-name="P34">Chudoba stopí sa jak lanský sneh</text:p>
        <text:p text:style-name="P34">Poriadky samy pôjdu od seba</text:p>
        <text:p text:style-name="P34">Nebude naháňať nás policajt</text:p>
        <text:p text:style-name="P34">Stáť bude ako slepec s palicou</text:p>
        <text:p text:style-name="P34">A bude posielať nás do poľa</text:p>
        <text:p text:style-name="P34">Kde oziminy svätí kardinál</text:p>
        <text:p text:style-name="P3"/>
        <text:p text:style-name="P34">Zas leto oblečie sa do zlata</text:p>
        <text:p text:style-name="P34">Jak kohút s opáleným hrebeňom</text:p>
        <text:p text:style-name="P34"><text:soft-page-break/>Do kŕdľa si nás všetkých zavolá</text:p>
        <text:p text:style-name="P34">Chlapov osmahlých ženy v rumeni</text:p>
        <text:p text:style-name="P5">Lež nikde nieto hrivny hrdzavej</text:p>
        <text:p text:style-name="P34">Bo zemou plodná sila preteká</text:p>
        <text:p text:style-name="P34">Čisto zdravá bez červa nákazy</text:p>
        <text:p text:style-name="P34">A už rukojmov vziať nám netreba</text:p>
        <text:p text:style-name="P34">Ni hriechom dedičným nás zaťažiť</text:p>
        <text:p text:style-name="P34">Bo Zlo je vypálené v koreňoch</text:p>
        <text:p text:style-name="P34">A pokušenie nášho plemena</text:p>
        <text:p text:style-name="P34">Jak babské leto už nevráti sa</text:p>
        <text:p text:style-name="P34">Než bude z kostí našich píšťala</text:p>
        <text:p text:style-name="P34">A lícom spráchniveným potečú</text:p>
        <text:p text:style-name="P34">Slzy kamennej ženy Lótovej</text:p>
        <text:p text:style-name="P3"/>
        <text:p text:style-name="P34">Ako talmový odlesk života</text:p>
        <text:p text:style-name="P34">Obmena táto padla do prachu</text:p>
        <text:p text:style-name="P34">Bo srdce nedalo sa vymeniť</text:p>
        <text:p text:style-name="P34">Kvások bolesti v ňom sa zachoval</text:p>
        <text:p text:style-name="P34"><text:soft-page-break/>A ja mám život tak rád aký je</text:p>
        <text:p text:style-name="P10">V boji a víchricami trhaný</text:p>
        <text:p text:style-name="P39">Jak som ho puklým srdcom miloval</text:p>
        <text:p text:style-name="P39">Než odpadol som ako ohorok</text:p>
        <text:p text:style-name="P39">A Žofia ma v blato stlačila</text:p>
        <text:p text:style-name="P39">A prikľaknúc ma ešte kolenom</text:p>
        <text:p text:style-name="P39">plakala za mnou v strašných samotách</text:p>
        <text:p text:style-name="P3"/>
        <text:p text:style-name="P33"/>
        <text:p text:style-name="P33">(INTERMEZZO)</text:p>
        <text:p text:style-name="P3"/>
        <text:p text:style-name="P34">Končí sa tvoje súženie,</text:p>
        <text:p text:style-name="P34">v hrmení pozdnom, v chvíľke blysku,</text:p>
        <text:p text:style-name="P34">tak sa mi núkaš do zeme</text:p>
        <text:p text:style-name="P34">jak suchá vňať na krumpľovisku.</text:p>
        <text:p text:style-name="P3"/>
        <text:p text:style-name="P34">Načo si prišla medzi nás,</text:p>
        <text:p text:style-name="P34">keď umieráčkom znie ti večne</text:p>
        <text:p text:style-name="P34"><text:soft-page-break/>zlomený žiaľom tento hlas,</text:p>
        <text:p text:style-name="P34">čo si ťa špliechal tak srdečne</text:p>
        <text:p text:style-name="P3"/>
        <text:p text:style-name="P34">jak príboj vežu piesčiny,</text:p>
        <text:p text:style-name="P34">kde na vrcholku perla svieti</text:p>
        <text:p text:style-name="P34">čo usína bez príčiny</text:p>
        <text:p text:style-name="P34">a ani sbohom nepovie ti.</text:p>
        <text:p text:style-name="P3"/>
        <text:p text:style-name="P34">Končí sa tvoje súženie</text:p>
        <text:p text:style-name="P34">v hrmení pozdnom, nech mňa vinia</text:p>
        <text:p text:style-name="P34">tí, čo ťa kládli do zeme,</text:p>
        <text:p text:style-name="P34">že na rozlúčku zazvoním ja!</text:p>
        <text:p text:style-name="P3"/>
        <text:p text:style-name="P33"/>
        <text:p text:style-name="P34">Ty si to Žofia čo hľadáš moju ruku</text:p>
        <text:p text:style-name="P34">v čase a priestore a v labyrintoch ruchu</text:p>
        <text:p text:style-name="P34">idúca so sviečkou z posmrtnej ofery</text:p>
        <text:p text:style-name="P34">tápajúc v machu a líhajúc v páperí</text:p>
        <text:p text:style-name="P34"><text:soft-page-break/>všade kde chodil som kým zmenil som sa na kov</text:p>
        <text:p text:style-name="P34">idúca svetom hrôz a ohňometných drakov</text:p>
        <text:p text:style-name="P34">krásna a spanilá jak ruža v nevine</text:p>
        <text:p text:style-name="P34">ku domom posledným v poslednej dedine</text:p>
        <text:p text:style-name="P34">kde zvyšky života von oknom do tmy hľadia</text:p>
        <text:p text:style-name="P34">hľadáš ma v zániku v ruinách stĺporadia</text:p>
        <text:p text:style-name="P34">pod stromom bukovým hľadáš ma v úbočí</text:p>
        <text:p text:style-name="P34">červíka s korunou hľadáš ma v črvoči</text:p>
        <text:p text:style-name="P34">hľadáš ma v oblakoch čo zrána zelené sú</text:p>
        <text:p text:style-name="P34">hľadáš ma v pohorí kde večné veky tešú</text:p>
        <text:p text:style-name="P34">Koniec a Začiatok a hádžu do mora</text:p>
        <text:p text:style-name="P3"/>
        <text:p text:style-name="P34">A ty ma v srdci más ako šíp Amora</text:p>
        <text:p text:style-name="P34">a ty ma v krvi máš a ja som tvojím dychom</text:p>
        <text:p text:style-name="P34">zrnom na kopci pŕs som presypaný štrichom</text:p>
        <text:p text:style-name="P34">a padám do zeme a padám na skaly</text:p>
        <text:p text:style-name="P5">na slame jačmennej spočívam v maštali</text:p>
        <text:p text:style-name="P34">a nezábudkou zas v zorničke tvojej skvitnem</text:p>
        <text:p text:style-name="P34"><text:soft-page-break/>v hodinách mučenia sa s tebou na kríž vypnem</text:p>
        <text:p text:style-name="P34">som tvoja smelosť a tvoj strach a jarmo som</text:p>
        <text:p text:style-name="P34">vykrúcam píšťalu a pískam za kosom</text:p>
        <text:p text:style-name="P34">na viečka sadám ti pri posteli ti bývam</text:p>
        <text:p text:style-name="P34">srdce ti pozlátim a líčka poumývam</text:p>
        <text:p text:style-name="P34">som rosou studenou som vodou z prameňa</text:p>
        <text:p text:style-name="P34">ako vták ohnivák vyšľahnem z plameňa</text:p>
        <text:p text:style-name="P34">horím a nezhorím kvílim a nepoddám sa</text:p>
        <text:p text:style-name="P34">patrím ti k životu ty večná moja krása</text:p>
        <text:p text:style-name="P34">nosíš ma v smútku a jak penu v záplave</text:p>
        <text:p text:style-name="P34">jak temný diadém nosíš ma na hlave</text:p>
        <text:p text:style-name="P34">nesieš ma táborom v červenej maršrute</text:p>
        <text:p text:style-name="P34">belasé tajomstvo v čipôčkach zahnuté</text:p>
        <text:p text:style-name="P34">protijed na hada a na tyrana dýka</text:p>
        <text:p text:style-name="P3"/>
        <text:p text:style-name="P34">Škovran vie vývrtky a somár iba híka</text:p>
        <text:p text:style-name="P34">Žofia v blatách šla vedená v hostiny</text:p>
        <text:p text:style-name="P34">prebehla orgie nepadla do špiny</text:p>
        <text:p text:style-name="P34"><text:soft-page-break/>lietala na vlnách a zajaly ju jachty</text:p>
        <text:p text:style-name="P34">koktailom spíjali a podkladali plachty</text:p>
        <text:p text:style-name="P34">monogram s korunou núkal jej kapitán</text:p>
        <text:p text:style-name="P34">Na toto kráľovstvo kráľa sa opýtam</text:p>
        <text:p text:style-name="P5">kráľa sa opýtam nech povie kráľovná mi</text:p>
        <text:p text:style-name="P34">či ešte zostalo snehu čo padol vlani</text:p>
        <text:p text:style-name="P34">či mylord na mori je pán tiež na suchu</text:p>
        <text:p text:style-name="P34">už išlo krajinou posolstvo v kožuchu</text:p>
        <text:p text:style-name="P34">už pochod svadobný hral organ v kapie malej</text:p>
        <text:p text:style-name="P3"/>
        <text:p text:style-name="P34">Kto ti to povedal: Žofia pobež ďalej</text:p>
        <text:p text:style-name="P34">Ty sa mi nevydáš môj drozd ťa uďobe</text:p>
        <text:p text:style-name="P34">zostaneš slobodná zostaneš v chudobe</text:p>
        <text:p text:style-name="P34">zostaneš mimo hry lež nebudeš tu sama</text:p>
        <text:p text:style-name="P34">ty si ker ružový ja otvorená jama</text:p>
        <text:p text:style-name="P34">z hĺbky sa ozývam pekne ťa poprosím</text:p>
        <text:p text:style-name="P34">mrákavy zaháňam burinu odkosím</text:p>
        <text:p text:style-name="P34">volám ti k zábave štebotnú vtáčiu peleš</text:p>
        <text:p text:style-name="P34"><text:soft-page-break/>hľa jeden z beláskov a ty mi naňho bereš</text:p>
        <text:p text:style-name="P34">Hej on sa páči mi Povieš mi lenivo</text:p>
        <text:p text:style-name="P34">a podáš ústa mu a v ústach mledzivo</text:p>
        <text:p text:style-name="P3"/>
        <text:p text:style-name="P34">Ach nepi motýľu pozri môj čierny habit</text:p>
        <text:p text:style-name="P34">ach odieť motýľu lebo ťa musím zabiť</text:p>
        <text:p text:style-name="P34">vyb<text:span text:style-name="T4">ĺ</text:span>klo svetlo zlé svieti na rafiu</text:p>
        <text:p text:style-name="P34">stačí keď oči sa krásy jej napij<text:span text:style-name="T4">ú</text:span></text:p>
        <text:p text:style-name="P34">ona je mesiačik čo nebude mať splnu</text:p>
        <text:p text:style-name="P34">je kňažnou zakliatou čo sa k nej princi hrnú</text:p>
        <text:p text:style-name="P3">márne sa brodiť v tmách oháňať feruľu</text:p>
        <text:p text:style-name="P3">iba ja iba ja viem onú formulu</text:p>
        <text:p text:style-name="P3">lež ja nič nepoviem keď všetci budú trepať</text:p>
        <text:p text:style-name="P3"/>
        <text:p text:style-name="P34">A zas drozd zosmutnie prestane v háji klepať</text:p>
        <text:p text:style-name="P34">zas noci nastanú ďalekých blýskavíc</text:p>
        <text:p text:style-name="P34">v zástupe pútnikov jedného pristavíš</text:p>
        <text:p text:style-name="P34">a povieš Pokoj vám smutná som tu a sama</text:p>
        <text:p text:style-name="P34"><text:soft-page-break/>ja som ker ružový aj otvorená jama</text:p>
        <text:p text:style-name="P34">zasaďte do mňa tŕň zmení sa na ružu</text:p>
        <text:p text:style-name="P34">bola som sirota podobná záružliu</text:p>
        <text:p text:style-name="P34">po jarných záplavách som utekala svetom</text:p>
        <text:p text:style-name="P34">bola som slnka bozk a dala som sa deťom</text:p>
        <text:p text:style-name="P34">trhať a kmásať a pestúnkou bola som</text:p>
        <text:p text:style-name="P34">ale už chrbát ma bolí a chorá som</text:p>
        <text:p text:style-name="P34">mala som milého bol veľký básnik umrel</text:p>
        <text:p text:style-name="P3"/>
        <text:p text:style-name="P34">Či ja som umrela keď ojom do mňa udrel</text:p>
        <text:p text:style-name="P34">Veľký voz na nebi a bolo hrmenie</text:p>
        <text:p text:style-name="P34">kedy sa moja tvár kedy sa zrumenie</text:p>
        <text:p text:style-name="P34">kedy sa mramorom zablysknú žilky hravé</text:p>
        <text:p text:style-name="P34">slzy jak krupica sa kotúľajú v tráve</text:p>
        <text:p text:style-name="P34">kadere voňajú pižmom a severom</text:p>
        <text:p text:style-name="P34">jar moja odetá v závoji zelenom</text:p>
        <text:p text:style-name="P5">ako ma odchádza ako ma roky pijú</text:p>
        <text:p text:style-name="P34">cibuľa pod zemou vyrastie v konváliu</text:p>
        <text:p text:style-name="P34"><text:soft-page-break/>mňa vetrík ako pyľ povieva sem i tam</text:p>
        <text:p text:style-name="P34">v obrvách života ešte sa zachytám</text:p>
        <text:p text:style-name="P34">za cenu závratov za všetku plachosť srny</text:p>
        <text:p text:style-name="P34">a stále bije dážď a stále z diaľky hrmí</text:p>
        <text:p text:style-name="P3"/>
        <text:p text:style-name="P34">Len hrdo hrdo niesť svoj štít a nepadnúť</text:p>
        <text:p text:style-name="P34">škrupinou touto raz musíš mi prepadnúť</text:p>
        <text:p text:style-name="P34">s oboch strán nábrežia nech vykrikujú dvaja</text:p>
        <text:p text:style-name="P34">a nech sa valí prúd a nech sa národ kaja</text:p>
        <text:p text:style-name="P34">nech rinčia reťazou nech škripce hotujú</text:p>
        <text:p text:style-name="P34">nech pieseň Beda nám žalmisti nôtujú</text:p>
        <text:p text:style-name="P34">pre sbory otrokov nech chrapoce marš nový</text:p>
        <text:p text:style-name="P34">lež i keď maršrutu zmenia v list postrkový</text:p>
        <text:p text:style-name="P34">niet zeme exilu doma sme v Sodome</text:p>
        <text:p text:style-name="P34">posúva trojnohu veštica v Dodome</text:p>
        <text:p text:style-name="P34">a výska ako výr proroctva páliac znova</text:p>
        <text:p text:style-name="P3"/>
        <text:p text:style-name="P34">Ale zas Žofia je múdrejšia než sova</text:p>
        <text:p text:style-name="P34"><text:soft-page-break/>odíde k prameňom kde pijú jeleni</text:p>
        <text:p text:style-name="P34">zobudí ohníček ktorý spí v kremeni</text:p>
        <text:p text:style-name="P34">do ríše rozprávok zájde a z jaskýň tmavých</text:p>
        <text:p text:style-name="P34">vynáša život môj jak naštrbený kalich</text:p>
        <text:p text:style-name="P5">umyje z blenu a očistí z pavučín</text:p>
        <text:p text:style-name="P34">Ešte ťa môj milý ešte ťa naučím</text:p>
        <text:p text:style-name="P34">nasadať na koňa čo ponesie nás oboch</text:p>
        <text:p text:style-name="P34">po ceste neznámej čo začína sa v hroboch</text:p>
        <text:p text:style-name="P34">ktorou už išli sme raz v dávnych storočiach</text:p>
        <text:p text:style-name="P34">záhrobným krokom a so šatkou na očiach</text:p>
        <text:p text:style-name="P3"/>
        <text:p text:style-name="P33"/>
        <text:p text:style-name="P33">(INTERMEZZO)</text:p>
        <text:p text:style-name="P3"/>
        <text:p text:style-name="P34">Vieš, jak sme stavali zo štyroch dlaní hniezdo?</text:p>
        <text:p text:style-name="P34">Osud ho rozmetal, pod nami už je pád.</text:p>
        <text:p text:style-name="P3"/>
        <text:p text:style-name="P34">Ak este rozlúčka je medzi nami možná,</text:p>
        <text:p text:style-name="P34"><text:soft-page-break/>odle<text:span text:style-name="T4">ť</text:span> mi ako vták keď pŕchne pred zimou.</text:p>
        <text:p text:style-name="P3"/>
        <text:p text:style-name="P33">Ak ešte možné je do prístavu sa vrátiť,</text:p>
        <text:p text:style-name="P3">nuž choď, čo nájdeš tam, je prázdno, púšť a žiaľ.</text:p>
        <text:p text:style-name="P3"/>
        <text:p text:style-name="P34">Ak ešte možné ti k inému srdcom priľnúť,</text:p>
        <text:p text:style-name="P34">nuž choď a nevráť sa. V polceste skamenieš.</text:p>
        <text:p text:style-name="P3"/>
        <text:p text:style-name="P34">Márne ma opúšťaš, márne, ja hotový som</text:p>
        <text:p text:style-name="P34">pred bránou smrti stáť, tam dočkať na teba.</text:p>
        <text:p text:style-name="P3"/>
        <text:p text:style-name="P34">A zas sme prišli v kalné zátoky</text:p>
        <text:p text:style-name="P34">A zase udrel do nás nepokoj</text:p>
        <text:p text:style-name="P34">Teba zašplechla vlna ťarbavá</text:p>
        <text:p text:style-name="P34">Mne be<text:span text:style-name="T4">ľ</text:span>mo kalné padlo na oči</text:p>
        <text:p text:style-name="P34">A nevidel som r<text:span text:style-name="T4">úč</text:span>ky podanej</text:p>
        <text:p text:style-name="P34">Nevidel úzkosť tvojho pohľadu</text:p>
        <text:p text:style-name="P34">Už nebol čistým mi tvoj naturel</text:p>
        <text:p text:style-name="P34"><text:soft-page-break/>Pach do mna šľahol z diaľnych pareníšť</text:p>
        <text:p text:style-name="P34">A hodil som ti slovo Perdita</text:p>
        <text:p text:style-name="P3"/>
        <text:p text:style-name="P34">Roztrhlas’ medailón na krku</text:p>
        <text:p text:style-name="P34">A vystúpila na breh špinavý</text:p>
        <text:p text:style-name="P12">V prístavnej krčme ešte tma bola</text:p>
        <text:p text:style-name="P41">Matrózi prichádzali ospalí</text:p>
        <text:p text:style-name="P41">Lež udrel do nich ťažký nepokoj</text:p>
        <text:p text:style-name="P41">Meravo skúmali ťa v závoji</text:p>
        <text:p text:style-name="P41">Jak si tam v kúte sama sedela</text:p>
        <text:p text:style-name="P41">A jak ti padal s čela diamant</text:p>
        <text:p text:style-name="P3">Keď divo zavýskla si: Muziku!</text:p>
        <text:p text:style-name="P3"/>
        <text:p text:style-name="P34">A prišla najprv teskná viola</text:p>
        <text:p text:style-name="P34">Červánkom ranným slzy padaly</text:p>
        <text:p text:style-name="P34">Rodný kraj vystupoval z mrákavy</text:p>
        <text:p text:style-name="P34">Mamička otvárali dveraje</text:p>
        <text:p text:style-name="P34">Sliepočky hlásily sa kotkodák</text:p>
        <text:p text:style-name="P34"><text:soft-page-break/>Kravička v stajni smutno bučala</text:p>
        <text:p text:style-name="P34">Ozlomkrk pribehol pes <text:span text:style-name="T4">V</text:span>rtichvost</text:p>
        <text:p text:style-name="P34">Jak na kotúľke <text:span text:style-name="T4">z</text:span>pät sa vrtely</text:p>
        <text:p text:style-name="P34">Roky tvoje k prelomu do sveta</text:p>
        <text:p text:style-name="P3"/>
        <text:p text:style-name="P34">Lež ty si povedala Nie toto</text:p>
        <text:p text:style-name="P34">Čo bolo nech sa mi viac nevracia</text:p>
        <text:p text:style-name="P34">Krátka je moja cesta životom</text:p>
        <text:p text:style-name="P34">Nech trúbi saxofon a klarinet</text:p>
        <text:p text:style-name="P34">Nech víri kastanet a zvončeky</text:p>
        <text:p text:style-name="P34">Utrhlo sa mi srdce Tam beží</text:p>
        <text:p text:style-name="P34">Kto z vás vie v tanci mi ho dohoniť</text:p>
        <text:p text:style-name="P34">Kto zašliapne ho ten ma bude mať</text:p>
        <text:p text:style-name="P34">Divšiu seba a bleskom česnutú</text:p>
        <text:p text:style-name="P3"/>
        <text:p text:style-name="P34">Bolo nad ránom už sa brieždilo</text:p>
        <text:p text:style-name="P34">Chumáče svetla išly oblokom</text:p>
        <text:p text:style-name="P5">Sirény po prístave húkaly</text:p>
        <text:p text:style-name="P34"><text:soft-page-break/>Prichádzal Čas a dával rozkazy</text:p>
        <text:p text:style-name="P34">Jak staré knieža svojim zbrojnošom</text:p>
        <text:p text:style-name="P34">Ťažké tiene sa z krčmy tratily</text:p>
        <text:p text:style-name="P34">Už každý dopil svoju porciu</text:p>
        <text:p text:style-name="P34">Nakoniec starý mornár povedal</text:p>
        <text:p text:style-name="P34">S matrózmi sa chceš dievča zahodiť?</text:p>
        <text:p text:style-name="P3"/>
        <text:p text:style-name="P42">Námorník starý k tebe prisadol</text:p>
        <text:p text:style-name="P42">S matrózmi sa chceš dievča zahodiť</text:p>
        <text:p text:style-name="P42">Veď ty si jak plavidlo stratené</text:p>
        <text:p text:style-name="P42">Veď teba more hodí o skalu</text:p>
        <text:p text:style-name="P42">Pohreb budeš mať miesto orgie</text:p>
        <text:p text:style-name="P42">Omdlie komu ty sadneš do klina</text:p>
        <text:p text:style-name="P42">Nebo s peklom sa rujú o teba</text:p>
        <text:p text:style-name="P42">Boj ten sa v iné pásmo prehodí</text:p>
        <text:p text:style-name="P42">Z iných svetov si my ťa nechceme</text:p>
        <text:p text:style-name="P16"/>
        <text:p text:style-name="P42">Lež potom predsa prišiel kapitán</text:p>
        <text:p text:style-name="P42"><text:soft-page-break/>Prišiel videl a mysliac zvíťazí</text:p>
        <text:p text:style-name="P42">Odložil odchod Palmy Rivoli</text:p>
        <text:p text:style-name="P42">Hra prešla v Kasíno a do baru</text:p>
        <text:p text:style-name="P14">V hru svetiel k sladkým spevom sláčika</text:p>
        <text:p text:style-name="P43">Ach valčík z Onegina zvodný je</text:p>
        <text:p text:style-name="P16">Len slovo treba ešte pohľadať</text:p>
        <text:p text:style-name="P42">Smyselné ako víno šumivé</text:p>
        <text:p text:style-name="P42">Len ešte ústa ústam nastaviť</text:p>
        <text:p text:style-name="P3"/>
        <text:p text:style-name="P42">Hra s tebou ťažká Vie kto nevedel</text:p>
        <text:p text:style-name="P42">Ty berieš bez toho bys’ dávala</text:p>
        <text:p text:style-name="P42">Ty uhneš ako vetrom trstina</text:p>
        <text:p text:style-name="P42">Ruža zakvitne tým čo vyčkajú</text:p>
        <text:p text:style-name="P42">Ľoď nech stojí pripravte kajutu</text:p>
        <text:p text:style-name="P42">Možno odídem s vami do sveta</text:p>
        <text:p text:style-name="P42">So mňa ktosi jak balast odpadol</text:p>
        <text:p text:style-name="P42">Už nájdem rovnováhu stratenú</text:p>
        <text:p text:style-name="P42">Prezriem si vás o plece opretá</text:p>
        <text:p text:style-name="P3"><text:soft-page-break/></text:p>
        <text:p text:style-name="P42">Lež nech sa zrak váš pudom nekalí</text:p>
        <text:p text:style-name="P42">Ramená vaše nech sa nechvejú</text:p>
        <text:p text:style-name="P42">Poviem vám chladnejšia som kameňa</text:p>
        <text:p text:style-name="P42">Niet napätia čo neviem odraziť</text:p>
        <text:p text:style-name="P42">Vy z lovca korisťou sa stanete</text:p>
        <text:p text:style-name="P42">Zúrivcom lebo mrzkým otrokom</text:p>
        <text:p text:style-name="P42">A ja vás v okamihu zbičujem</text:p>
        <text:p text:style-name="P42">Pokorený a sebe zhnusený</text:p>
        <text:p text:style-name="P42">Zaupiac pôjdete sa obesiť</text:p>
        <text:p text:style-name="P3"/>
        <text:p text:style-name="P42">Mihol mu v očiach úsmev istoty</text:p>
        <text:p text:style-name="P42">Videl som padať hviezdy žiarivé</text:p>
        <text:p text:style-name="P42">I videl tých čo mannu čakali</text:p>
        <text:p text:style-name="P42">A pošli Ja som kvet svoj utrhol</text:p>
        <text:p text:style-name="P42">Srdcia som poranil a zahojil</text:p>
        <text:p text:style-name="P42">Pannám som zapaľoval kahanec</text:p>
        <text:p text:style-name="P42">A ženám smäd uhášal v úpeku</text:p>
        <text:p text:style-name="P42"><text:soft-page-break/>Ženy čerstvé a krásne ako vy</text:p>
        <text:p text:style-name="P42">Mal som jak morské míle sčítané</text:p>
        <text:p text:style-name="P3"/>
        <text:p text:style-name="P42">Kde sa podel vás úsmev medový</text:p>
        <text:p text:style-name="P42">Stádo vlkov je v vašom pohľade</text:p>
        <text:p text:style-name="P42">Takú korisť svet ešte nevidel</text:p>
        <text:p text:style-name="P42">Bronzové telo vaše zvonilo</text:p>
        <text:p text:style-name="P42">Takto sa blíži k hadu leopard</text:p>
        <text:p text:style-name="P42">Kráľovské okamihy nastanú</text:p>
        <text:p text:style-name="P42">A napätie sa stále stupňuje</text:p>
        <text:p text:style-name="P42">Niet na svete už viac než dva tvory</text:p>
        <text:p text:style-name="P42">Žena a muž a boj sa započal</text:p>
        <text:p text:style-name="P3"/>
        <text:p text:style-name="P42">Osídla tvoje boly vystreté</text:p>
        <text:p text:style-name="P42">Mala si všetky smysly pospolu</text:p>
        <text:p text:style-name="P42">Zakvitlas’ radostne jak mišpuľa</text:p>
        <text:p text:style-name="P42">S rumencom ako ranné jahody</text:p>
        <text:p text:style-name="P16">Tvoje dve oči s jadrom slnečným</text:p>
        <text:p text:style-name="P42"><text:soft-page-break/>Ohňostroj všetkých nocí benátskych</text:p>
        <text:p text:style-name="P42">Napájaly a samy v horúčke</text:p>
        <text:p text:style-name="P42">Tak ako vodu pije Váhostroj</text:p>
        <text:p text:style-name="P42">Zlomily dúhu čo zem opáša</text:p>
        <text:p text:style-name="P3"/>
        <text:p text:style-name="P46">Najprv vyhasla farba nádeje</text:p>
        <text:p text:style-name="P46">Kapitán chápe Palma Rivoli</text:p>
        <text:p text:style-name="P46">Odíde bez neho do zámoria</text:p>
        <text:p text:style-name="P46">Bez neho bude jutu nakladať</text:p>
        <text:p text:style-name="P46">A možno potopí sa v konvoji</text:p>
        <text:p text:style-name="P46">Nechá mu na cti malú štrbinu</text:p>
        <text:p text:style-name="P46">Ktože však zo súboja zutekal</text:p>
        <text:p text:style-name="P46">Kto ušiel prírode a osudu</text:p>
        <text:p text:style-name="P46">I keď za sukňou ženy schovaný</text:p>
        <text:p text:style-name="P3"/>
        <text:p text:style-name="P46">Potom sa žlté farby tratily</text:p>
        <text:p text:style-name="P46">Dva pomaranče pŕs domínia</text:p>
        <text:p text:style-name="P46">Ríše dva stĺpy alabastrové</text:p>
        <text:p text:style-name="P46"><text:soft-page-break/>Dve ruky dobyvateľa jak uťaté</text:p>
        <text:p text:style-name="P46">Sošmykly sa jak sopkou spálené</text:p>
        <text:p text:style-name="P46">Škoda tých rúk a škoda prsteňov</text:p>
        <text:p text:style-name="P46">Škoda obrúčky zakotú<text:span text:style-name="T5">ľ</text:span>anej</text:p>
        <text:p text:style-name="P46">Lež ešte strašnejšie sú obete</text:p>
        <text:p text:style-name="P3">stretnutia ženy láskou ranenej</text:p>
        <text:p text:style-name="P3"/>
        <text:p text:style-name="P46">Farbou krvi je farba červená</text:p>
        <text:p text:style-name="P46">Víťazná dala ti py<text:span text:style-name="T5">ľ</text:span> nachový</text:p>
        <text:p text:style-name="P17">V pravici vzbíkla jak meč anjela</text:p>
        <text:p text:style-name="P47">A <text:span text:style-name="T5">ľ</text:span>avicou ti srdce chránila</text:p>
        <text:p text:style-name="P47">Lenže lono tvoje sa búrilo</text:p>
        <text:p text:style-name="P47">Lono chladné na peľasť hodené</text:p>
        <text:p text:style-name="P47">Začalo doružova prekvitať</text:p>
        <text:p text:style-name="P18">Ranný kvet s rosou čerstvou v kalichu</text:p>
        <text:p text:style-name="P46">Zatúžil slnko lenže tma bola</text:p>
        <text:p text:style-name="P3"/>
        <text:p text:style-name="P46">Vo tmách je žene ťažšie zápasiť</text:p>
        <text:p text:style-name="P46"><text:soft-page-break/>Bo nocou lúpežníci pánmi sú</text:p>
        <text:p text:style-name="P46">Pred nimi darmo dvere zamykáš</text:p>
        <text:p text:style-name="P46">Kapitán stráž ti musí postaviť</text:p>
        <text:p text:style-name="P46">A budiť z diaľky dela výstrelom</text:p>
        <text:p text:style-name="P46">Než zájde ako pred ním sto mužov</text:p>
        <text:p text:style-name="P46">Ranený bleskom lásky do smrti</text:p>
        <text:p text:style-name="P17">V hrdosti svojej smutne zlomený</text:p>
        <text:p text:style-name="P47">Ide jak pohorelec s batohom</text:p>
        <text:p text:style-name="P3"/>
        <text:p text:style-name="P33">Zas ostala ti farba violy</text:p>
        <text:p text:style-name="P3">Poď brat môj smútok my sme dvojčatá</text:p>
        <text:p text:style-name="P18">Omylom na tento svet zrodené</text:p>
        <text:p text:style-name="P46">K nám sa už nepriznáva dedina</text:p>
        <text:p text:style-name="P46">Zlé chýry chodia o mne po svete</text:p>
        <text:p text:style-name="P46">Ty vieš že nie som zlá len zúfalá</text:p>
        <text:p text:style-name="P46">Prečo utrhli kotvu spustenú</text:p>
        <text:p text:style-name="P46">Prečo ma v nebezpe<text:span text:style-name="T5">č</text:span>ie vyslali</text:p>
        <text:p text:style-name="P21"><text:span text:style-name="T6">V </text:span>chápadlá chladné klzkých polypov</text:p>
        <text:p text:style-name="P3"><text:soft-page-break/></text:p>
        <text:p text:style-name="P48">Som krotiteľkou s vencom na hlave</text:p>
        <text:p text:style-name="P48">Na plochu šikmú som sa dostala</text:p>
        <text:p text:style-name="P48">Videli ľad sa so mnou preboril</text:p>
        <text:p text:style-name="P48">Videli na loži ma predajnú</text:p>
        <text:p text:style-name="P48">Ale ja nemám pád len premety</text:p>
        <text:p text:style-name="P48">Kto pozná moje salto mortale</text:p>
        <text:p text:style-name="P48">A hrdosť môjho zraku velebnú</text:p>
        <text:p text:style-name="P48">Vie že som zasľúbená so smr<text:span text:style-name="T6">ť</text:span>ou</text:p>
        <text:p text:style-name="P48">Vie prečo mi má ruku pobozkať</text:p>
        <text:p text:style-name="P3"/>
        <text:p text:style-name="P48">Poď brat môj smútok k tebe schúlená</text:p>
        <text:p text:style-name="P48">Poviem ti čo nik nevie na svete</text:p>
        <text:p text:style-name="P48">Čo mi už vlastná matka neverí</text:p>
        <text:p text:style-name="P48">Pri bráne boli vonku zostali</text:p>
        <text:p text:style-name="P48">Zaštekali jak psi na ústupe</text:p>
        <text:p text:style-name="P48">Zasa som nových z dlane kŕmila</text:p>
        <text:p text:style-name="P3">Odišli aby hladné sýtili</text:p>
        <text:p text:style-name="P3"><text:soft-page-break/>Dala som ústa pre chuť života</text:p>
        <text:p text:style-name="P3">A dala „Snáď“ čo nikdy nebolo</text:p>
        <text:p text:style-name="P3"/>
        <text:p text:style-name="P48">Keby môj milý nebol v zajatí</text:p>
        <text:p text:style-name="P48">Keby nechodil za mnou v reťaziach</text:p>
        <text:p text:style-name="P48">Keby nehľadal u mňa slobodu</text:p>
        <text:p text:style-name="P48">Jak sladko bolo by sa jemu dať</text:p>
        <text:p text:style-name="P48">Vychovala by som mu päť synov</text:p>
        <text:p text:style-name="P48">Ako nevädza krotká vo kvete</text:p>
        <text:p text:style-name="P48">Žila by som v ústraní pod lesom</text:p>
        <text:p text:style-name="P48">Srny tehotne by k nám chodily</text:p>
        <text:p text:style-name="P48">Holub sivý by si mňa varoval</text:p>
        <text:p text:style-name="P3"/>
        <text:p text:style-name="P48">Ale ja nechcem ho mať za muža</text:p>
        <text:p text:style-name="P48">Putá svoje nech u mňa neskladá</text:p>
        <text:p text:style-name="P48">Nenačriem nikdy v cudzie zásoby</text:p>
        <text:p text:style-name="P48">Nekopnem oslicu u válova</text:p>
        <text:p text:style-name="P48">Ja sa do žiadnej trojky nehodím</text:p>
        <text:p text:style-name="P48"><text:soft-page-break/>Ktože by stačil s vami tam bežať</text:p>
        <text:p text:style-name="P48">Vy moje túžby vetrom vešané</text:p>
        <text:p text:style-name="P48">Vie môj milý aká som blúznivá</text:p>
        <text:p text:style-name="P48">Amok je vo mne raz mu pohrozil</text:p>
        <text:p text:style-name="P3"/>
        <text:p text:style-name="P48">Preto som ako ruža v jazere</text:p>
        <text:p text:style-name="P48">Ratolesť olivy bez koreňa</text:p>
        <text:p text:style-name="P48">Môj domov ako črepy rozbité</text:p>
        <text:p text:style-name="P48">Našla som už svoj ostrov samoty</text:p>
        <text:p text:style-name="P48">Tu moje Splendid isolation</text:p>
        <text:p text:style-name="P48">Tu moje koráby sa ťahajú</text:p>
        <text:p text:style-name="P48">Tu si ja kŕmim svoje delfíny</text:p>
        <text:p text:style-name="P48">Som ako more krásny nepokoj</text:p>
        <text:p text:style-name="P6">V nebezpečí je moja pohoda</text:p>
        <text:p text:style-name="P3"/>
        <text:p text:style-name="P48">Básnika mi raz delfín vysotil</text:p>
        <text:p text:style-name="P48">Povedal horší je jak vagabund</text:p>
        <text:p text:style-name="P48">Je tuhý ako morská cibuľ<text:span text:style-name="T6">a</text:span></text:p>
        <text:p text:style-name="P48"><text:soft-page-break/>Bahnom sa lopotil a vrávoral</text:p>
        <text:p text:style-name="P48">Že je cisárov rímskych potomok</text:p>
        <text:p text:style-name="P48">Že spadol s mesiaca a harfu má</text:p>
        <text:p text:style-name="P48">Preto naň potulní psi brechajú</text:p>
        <text:p text:style-name="P48">Prišiel sa kráse mojej pokloniť</text:p>
        <text:p text:style-name="P48">S jedinou piesňou krajšou života</text:p>
        <text:p text:style-name="P3"/>
        <text:p text:style-name="P48">Ja som ho k služobníctvu poslala</text:p>
        <text:p text:style-name="P48">Nebol Adónis nebol ryšavec</text:p>
        <text:p text:style-name="P48">Nebolo veku mu ni nácie</text:p>
        <text:p text:style-name="P48">Usmial sa Kráľovná je v nevôli</text:p>
        <text:p text:style-name="P19">A pýtal pardon hlas mu zašumel</text:p>
        <text:p text:style-name="P48">Jak by na slnku padal ľadovec</text:p>
        <text:p text:style-name="P48">Slová jeho jak dávni chalani</text:p>
        <text:p text:style-name="P48">Zapadly pokorené do ticha</text:p>
        <text:p text:style-name="P48">Bo ja som pani tohto ostrova</text:p>
        <text:p text:style-name="P3"/>
        <text:p text:style-name="P49">Potom už k mojim brehom nechodil</text:p>
        <text:p text:style-name="P49"><text:soft-page-break/>Zavrel sa vraj do veže slonovej</text:p>
        <text:p text:style-name="P49">Okolo babské leto snívalo</text:p>
        <text:p text:style-name="P49">A menily sa farby prírody</text:p>
        <text:p text:style-name="P49">Bolo viac svetla vlahy balzamu</text:p>
        <text:p text:style-name="P15">V dažďových kvapkách sa vtáctvo perilo</text:p>
        <text:p text:style-name="P44">Prišly noci jak modrá mágia</text:p>
        <text:p text:style-name="P44">Krásny lyšaj mi v okno zatrepal</text:p>
        <text:p text:style-name="P44">A moje sny sa prudko trhaly</text:p>
        <text:p text:style-name="P3"/>
        <text:p text:style-name="P49">Vtedy som písala list do sveta</text:p>
        <text:p text:style-name="P49">Príď môj milý môj hnev sa pominul</text:p>
        <text:p text:style-name="P49">Chcem spočinúť si v tvojom pohľade</text:p>
        <text:p text:style-name="P49">Na tvojom chorom srdci búrlivom</text:p>
        <text:p text:style-name="P49">Bo zase sa mi vlny vzopäly</text:p>
        <text:p text:style-name="P49">Do iných končín zase berú ma</text:p>
        <text:p text:style-name="P49">Zase mi rastú krídla ako hurikán</text:p>
        <text:p text:style-name="P49">Volanie krvi neviem udusiť</text:p>
        <text:p text:style-name="P3">Uvidíš prsteň tvoj je prasknutý</text:p>
        <text:p text:style-name="P3"><text:soft-page-break/></text:p>
        <text:p text:style-name="P49">Prišiel odišiel Nič sa nestalo</text:p>
        <text:p text:style-name="P49">Srdce si nevedela otvoriť</text:p>
        <text:p text:style-name="P49">Bola to iba ženská blúznivosť</text:p>
        <text:p text:style-name="P49">Opýtala sa Drahý jak sa máš</text:p>
        <text:p text:style-name="P49">Čo robíš Zle ti idú obchody</text:p>
        <text:p text:style-name="P49">Trochu sa pritúlila studená</text:p>
        <text:p text:style-name="P49">A trochu za rameno vzala ho</text:p>
        <text:p text:style-name="P49">Počúvala jak srdce klope mu</text:p>
        <text:p text:style-name="P49">A zistila si: Aký krásny muž</text:p>
        <text:p text:style-name="P3"/>
        <text:p text:style-name="P49">Čo ti mám ešte brat môj povedať</text:p>
        <text:p text:style-name="P49">Už boly na tej láske trhliny</text:p>
        <text:p text:style-name="P49">Niekoľko trosiek trochu popola</text:p>
        <text:p text:style-name="P49">Zrkadlo krásne s malou štrbinou</text:p>
        <text:p text:style-name="P49">Pablesk a slzy so dve kropaje</text:p>
        <text:p text:style-name="P7">V tichosti jak keď búrka dohára</text:p>
        <text:p text:style-name="P37">Bez napätia a v koncoch istoty</text:p>
        <text:p text:style-name="P37"><text:soft-page-break/>Už v ľútosti sa čosi míňa mi</text:p>
        <text:p text:style-name="P37">Po veľkej láske ľútosť chatrná</text:p>
        <text:p text:style-name="P3"/>
        <text:p text:style-name="P49">Až sa raz stretnem s dobrým osudom</text:p>
        <text:p text:style-name="P49">Milému na chlieb srdce namažem</text:p>
        <text:p text:style-name="P20">Pôjdem s ním na rozlúčku večerať</text:p>
        <text:p text:style-name="P49">Prisadnú si k nám jará premladé</text:p>
        <text:p text:style-name="P49">Jak vína šumivé sa minul<text:span text:style-name="T7">y</text:span></text:p>
        <text:p text:style-name="P49">Lež ešte raz im na chuť prídeme</text:p>
        <text:p text:style-name="P49">Pohrúžení do starej dlhoby</text:p>
        <text:p text:style-name="P49">Ktorú sme zabudli si vyplatiť</text:p>
        <text:p text:style-name="P49">A Čas ju pripísal nám na rováš</text:p>
        <text:p text:style-name="P3"/>
        <text:p text:style-name="P49">Teraz už zákon zeme viaže nás</text:p>
        <text:p text:style-name="P49">I keď som paňou svojho ostrova</text:p>
        <text:p text:style-name="P49">Musím sa z činov svojich spovedať</text:p>
        <text:p text:style-name="P49">Osudná jak muzika Verdiho</text:p>
        <text:p text:style-name="P49">Už neviem falošný tón zachytiť</text:p>
        <text:p text:style-name="P49"><text:soft-page-break/>Som harfou kráľovskou čo neklame</text:p>
        <text:p text:style-name="P49">I keď sa chveje v strunách ranená</text:p>
        <text:p text:style-name="P49">A čakám ako na smrť samota</text:p>
        <text:p text:style-name="P49">Bez hniezd a mláďat už po záplave</text:p>
        <text:p text:style-name="P3"/>
        <text:p text:style-name="P49">Lež básnika musím dať doraziť</text:p>
        <text:p text:style-name="P49">Načo mi múti vodu v sklenici</text:p>
        <text:p text:style-name="P49">Odkiaľ tu napája svoj svetlomet</text:p>
        <text:p text:style-name="P49">Snopy farieb mi hádže zďaleka</text:p>
        <text:p text:style-name="P49">Prežiera prizmou moje záhyby</text:p>
        <text:p text:style-name="P49">Veterné jeho mlyny rapocú</text:p>
        <text:p text:style-name="P3">Všade je ako rybár s udicou</text:p>
        <text:p text:style-name="P3">Je z múdrych mágov čo mňa do toho</text:p>
        <text:p text:style-name="P3">Jak si ma to chce do hry zavolať</text:p>
        <text:p text:style-name="P3"/>
        <text:p text:style-name="P33">Ale raz zraky naše stretly sa</text:p>
        <text:p text:style-name="P22">V najkrotšom okamihu života</text:p>
        <text:p text:style-name="P50">Osud som videla a skrotená</text:p>
        <text:p text:style-name="P50"><text:soft-page-break/>Ako pustovka búrkou skosená</text:p>
        <text:p text:style-name="P50">Na plece som mu hlávku složila</text:p>
        <text:p text:style-name="P50">Povedal Dievka moja zutekaj</text:p>
        <text:p text:style-name="P50">Než ešte chvíľa táto odletí</text:p>
        <text:p text:style-name="P3">Bo potom nebo zem sa pominú</text:p>
        <text:p text:style-name="P21">V príšerách jedno so mnou zostaneš</text:p>
        <text:p text:style-name="P3"/>
        <text:p text:style-name="P53">Bola som paňou svojho osudu</text:p>
        <text:p text:style-name="P53">Bola som hrdou v svojej samote</text:p>
        <text:p text:style-name="P53">Vypadlá z časov v báseň zmenená</text:p>
        <text:p text:style-name="P53">Ovila som ho ako brečtanom </text:p>
        <text:p text:style-name="P53">Ovila som ho vencom bolestí</text:p>
        <text:p text:style-name="P53">Rosu pil zo mňa striebrom studenú</text:p>
        <text:p text:style-name="P53">Oheň a lávu pil a mrákoty</text:p>
        <text:p text:style-name="P53">Jak ševel ranný som ho tíšila</text:p>
        <text:p text:style-name="P53">Po nociach keď už počal bláboliť</text:p>
        <text:p text:style-name="P3"/>
        <text:p text:style-name="P53">Vypadlá z času priestor plnila</text:p>
        <text:p text:style-name="P53"><text:soft-page-break/>Som láskou touto stále vo kvetoch</text:p>
        <text:p text:style-name="P53">Mimo nej všetko šlo za oponou</text:p>
        <text:p text:style-name="P53">Na námestiach sa pranier otočil</text:p>
        <text:p text:style-name="P53">Tváre tuhly a stĺpy stavaly</text:p>
        <text:p text:style-name="P53">Bo život sa nám v lásku premenil</text:p>
        <text:p text:style-name="P53">Boli sme jak dve deti streštené</text:p>
        <text:p text:style-name="P53">Všetky veci sveta sa tratily</text:p>
        <text:p text:style-name="P53">Z dohľadu nášho ako husí rad</text:p>
        <text:p text:style-name="P3"/>
        <text:p text:style-name="P53">Prepustila som všetkých poddaných</text:p>
        <text:p text:style-name="P53">A otvorila plné komory</text:p>
        <text:p text:style-name="P53">Za mňa už netreba vám bojovať</text:p>
        <text:p text:style-name="P22">V ríši mojej pokoj a blahobyt</text:p>
        <text:p text:style-name="P50">Mne dary nosia králi z Východu</text:p>
        <text:p text:style-name="P50">Hodváby posteľou mi šuchocú</text:p>
        <text:p text:style-name="P50">Ráno sa kúpam v mlieku sedmorom</text:p>
        <text:p text:style-name="P50">Sto sudov čaká v mojej pivnici</text:p>
        <text:p text:style-name="P50">Kedy rozkážem točku naraziť</text:p>
        <text:p text:style-name="P3"><text:soft-page-break/></text:p>
        <text:p text:style-name="P53">Ty si mi potrebný jak darabont</text:p>
        <text:p text:style-name="P53">Lebo zlo predsa na mňa udiera</text:p>
        <text:p text:style-name="P53">Deň šťastný nešťastia noc zavolá</text:p>
        <text:p text:style-name="P53">Do takých snov ma pradú pavúky</text:p>
        <text:p text:style-name="P24">Z ktorých už vymotať sa nemožno</text:p>
        <text:p text:style-name="P53">Tak padám ako oblúk v prepätí</text:p>
        <text:p text:style-name="P53">Závan smrti mi telo ovieva</text:p>
        <text:p text:style-name="P53">Volá ma ježibaba rehotná</text:p>
        <text:p text:style-name="P53">A ja som zase taká maličká</text:p>
        <text:p text:style-name="P3"/>
        <text:p text:style-name="P54">Preto sa v službách mojich nehanbi</text:p>
        <text:p text:style-name="P54">I keď mi muchy musíš odháňať</text:p>
        <text:p text:style-name="P54">I keď mi jak pes ležíš pred dvermi</text:p>
        <text:p text:style-name="P54">Čakajúc dýku s <text:span text:style-name="T8">ľ</text:span>ahkým posunkom</text:p>
        <text:p text:style-name="P54">Bys’ bežal do noci jak šialenec</text:p>
        <text:p text:style-name="P54">Hotový kohokoľvek zamárniť</text:p>
        <text:p text:style-name="P54">Alebo jak predjazdec s posolstvom</text:p>
        <text:p text:style-name="P54"><text:soft-page-break/>Vyraziť bunkerom sa ubrániť</text:p>
        <text:p text:style-name="P54">A zaujať zas postoj ochranný</text:p>
        <text:p text:style-name="P3"/>
        <text:p text:style-name="P54">Lebo som zase taká maličká</text:p>
        <text:p text:style-name="P54">Už ani odmeny si nepýtaš</text:p>
        <text:p text:style-name="P54">Máš rany čo si za mňa utŕžil</text:p>
        <text:p text:style-name="P54">Nosíš ich ako triesky za nechtom</text:p>
        <text:p text:style-name="P54">Už nemáš vlastnej vôle s opaskom</text:p>
        <text:p text:style-name="P54">Už osud tvoje konto nevedie</text:p>
        <text:p text:style-name="P54">K starostiam mojim už ťa pripísal</text:p>
        <text:p text:style-name="P54">Sám si sa oddal mi do poddanstva</text:p>
        <text:p text:style-name="P3">Spokojný s panujúcou planétou</text:p>
        <text:p text:style-name="P3"/>
        <text:p text:style-name="P54">Takto to stanovily poriadky</text:p>
        <text:p text:style-name="P54">Už sa mi sám so sebou nehádaj</text:p>
        <text:p text:style-name="P54">Ni zlému svetu uši nenastav</text:p>
        <text:p text:style-name="P54">Kto tu má kapitoly otvárať</text:p>
        <text:p text:style-name="P54">Čo stalo sa snáď sama poviem ti</text:p>
        <text:p text:style-name="P54"><text:soft-page-break/>Svlečená sa ti hodím na vážky</text:p>
        <text:p text:style-name="P54">Pokorený nado mňa vyrastieš</text:p>
        <text:p text:style-name="P54">Budeš mať v moci ortieľ vyrieknuť</text:p>
        <text:p text:style-name="P54">A kochať sa v rozkošiach sadistu</text:p>
        <text:p text:style-name="P3"/>
        <text:p text:style-name="P54">Oči ti verné vidím protestné</text:p>
        <text:p text:style-name="P54">Možno že potom si ich prižmúriš</text:p>
        <text:p text:style-name="P54">Či ja som bola sklenou kvetinkou</text:p>
        <text:p text:style-name="P54">Či život vedľa mňa len prechádzal</text:p>
        <text:p text:style-name="P54">A nestrhol ma do prúdu a do vírov</text:p>
        <text:p text:style-name="P54">Nemohol otec cestu vyká<text:span text:style-name="T8">š</text:span>ať</text:p>
        <text:p text:style-name="P54">Ni matka ruky držať nado mnou</text:p>
        <text:p text:style-name="P54">Keď som už zpod krídel jej vyrástla</text:p>
        <text:p text:style-name="P54">A zavolala: Brána sveta otvor sa!</text:p>
        <text:p text:style-name="P3"/>
        <text:p text:style-name="P54">Svetom sa nedá lacno prebíjať</text:p>
        <text:p text:style-name="P54">Myslíš že úspechy sa neplatia</text:p>
        <text:p text:style-name="P25">Že z boja som vždy vyšla bez ujmy</text:p>
        <text:p text:style-name="P54"><text:soft-page-break/>Že ma čert na parohoch nevláčil</text:p>
        <text:p text:style-name="P54">A babylonské vody nešľahly</text:p>
        <text:p text:style-name="P54">Hanbou a pokorou som platila</text:p>
        <text:p text:style-name="P54">Včerajšie víťazstvá tak opojné</text:p>
        <text:p text:style-name="P54">Môj hrdý štít sa stokrát kymácal</text:p>
        <text:p text:style-name="P54">A čo by riekly kruhy čierne z podočia</text:p>
        <text:p text:style-name="P3"/>
        <text:p text:style-name="P55">Kto videl iste hlavou pokrútil</text:p>
        <text:p text:style-name="P55">Povedal qualis artifica periit</text:p>
        <text:p text:style-name="P55">Bujnej som obraznosti neušla</text:p>
        <text:p text:style-name="P55">Či sa môj zrak v cudnosti zasekol</text:p>
        <text:p text:style-name="P55">Prskali čmudom šťastní prašivci</text:p>
        <text:p text:style-name="P55">Nechajúc pre mňa slovo posledné</text:p>
        <text:p text:style-name="P55">Lebo už o chví<text:span text:style-name="T9">ľ</text:span>ku ma popravia</text:p>
        <text:p text:style-name="P55">Lež moja žiar ich plameň pohlt<text:span text:style-name="T9">l</text:span>a</text:p>
        <text:p text:style-name="P55">Dala som zrieť krá<text:span text:style-name="T9">ľ</text:span>ovské znamenie</text:p>
        <text:p text:style-name="P3"/>
        <text:p text:style-name="P55">Vyhli mi úctivé a na dia<text:span text:style-name="T9">ľ</text:span>ku</text:p>
        <text:p text:style-name="P55"><text:soft-page-break/>Prach za mnou koľko rečí natrúsil</text:p>
        <text:p text:style-name="P55">Ach ženy medonosné včeličky</text:p>
        <text:p text:style-name="P55">S radosťou žihadielko zapichly</text:p>
        <text:p text:style-name="P55">Do bokov mojich v kroku prehybných</text:p>
        <text:p text:style-name="P55">Bolo klebiet ako húb strapačiek</text:p>
        <text:p text:style-name="P26">Akou to bolo svetu pochúťkou</text:p>
        <text:p text:style-name="P55">Povedať strom do neba nerastie</text:p>
        <text:p text:style-name="P55">Padne kto nad horu sa vynáša</text:p>
        <text:p text:style-name="P3"/>
        <text:p text:style-name="P55">Ale či možno ruži opŕchlej</text:p>
        <text:p text:style-name="P55">Zakázať aby z jari nekvitla</text:p>
        <text:p text:style-name="P55">Obláčik prijme a si odnesie</text:p>
        <text:p text:style-name="P55">Rumenec keď ho slnko pozláti</text:p>
        <text:p text:style-name="P55">Prameň si vystelie zas postieľku</text:p>
        <text:p text:style-name="P55">Zeleňou hodvábnou keď vody vrátia sa</text:p>
        <text:p text:style-name="P55">A mne keď láska život navráti</text:p>
        <text:p text:style-name="P55">A dá mi šat a úsmev výstavný</text:p>
        <text:p text:style-name="P55">Zas pôjdem na závody o krásu</text:p>
        <text:p text:style-name="P3"><text:soft-page-break/></text:p>
        <text:p text:style-name="P33"/>
        <text:p text:style-name="P33">(INTERMEZZO)</text:p>
        <text:p text:style-name="P3"/>
        <text:p text:style-name="P55">Letí tvoj úsmev jak šíp zlomený,</text:p>
        <text:p text:style-name="P55">padnúc mi v srdce, chvie sa ešte smutne,</text:p>
        <text:p text:style-name="P55">prečo ja siahať musím zas po lutne</text:p>
        <text:p text:style-name="P55">a musím zase zb<text:span text:style-name="T9">ĺ</text:span>knuť v plameni?</text:p>
        <text:p text:style-name="P3"/>
        <text:p text:style-name="P55">Žijeme ešte bleskom zmámení,</text:p>
        <text:p text:style-name="P55">rastie náš žiaľ, jak prilievaný z putne,</text:p>
        <text:p text:style-name="P55">lež výkrik náš jak víchor všetko utne</text:p>
        <text:p text:style-name="P55">a ja skameniem k tebe sklonený.</text:p>
        <text:p text:style-name="P3"/>
        <text:p text:style-name="P55">Sochár, dve torzá vykreš z mramora,</text:p>
        <text:p text:style-name="P55">dve duše, ktoré v jednu pahreb zhasly,</text:p>
        <text:p text:style-name="P55">a vykreš plačúceho Amora</text:p>
        <text:p text:style-name="P3"/>
        <text:p text:style-name="P55"><text:soft-page-break/>a vykreš jelene dva, jak sa pásly</text:p>
        <text:p text:style-name="P55">na paši, čo bola len pre koňov,</text:p>
        <text:p text:style-name="P55">a padli, podľa ľudských zákonov.</text:p>
        <text:p text:style-name="P3"/>
        <text:p text:style-name="P33"/>
        <text:p text:style-name="P55">Až Pán Boh po smrti dá na rozlúčku týždeň</text:p>
        <text:p text:style-name="P55">ešte raz na krídlach fantázie k vám prídem</text:p>
        <text:p text:style-name="P55">bude to len môj tieň bude to len môj duch</text:p>
        <text:p text:style-name="P55">dve perly náušníc vyberiem ti z dvoch úch</text:p>
        <text:p text:style-name="P55">slzy ti občerstvím jak v kalamári <text:span text:style-name="T9">t</text:span>intu</text:p>
        <text:p text:style-name="P55">zacvokne kohútik so steny svesím flintu</text:p>
        <text:p text:style-name="P55">pozriem sa v rúry dve a poviem plné sú</text:p>
        <text:p text:style-name="P55">dve oči spálené dve iskry vykrešú</text:p>
        <text:p text:style-name="P55">pri nich si posvietim na tvoju útlosť štíhlu</text:p>
        <text:p text:style-name="P55">preskúmam si ťa jak lekár než vrazí ihlu</text:p>
        <text:p text:style-name="P55">uvidím tkanivo ktoré bys’ párala</text:p>
        <text:p text:style-name="P55">i kameň lúhový ktorým bys’ zvárala</text:p>
        <text:p text:style-name="P55">chemické prípravy škvrnu vyčistiť po mne</text:p>
        <text:p text:style-name="P55"><text:soft-page-break/>ale ja poviem ti Pred smrťou my sa skloňme</text:p>
        <text:p text:style-name="P55">v hodinu mlčania kým žia<text:span text:style-name="T9">ľ</text:span> sa vyplače</text:p>
        <text:p text:style-name="P55">tŕne si posbieram a popol upracem</text:p>
        <text:p text:style-name="P55">kým plyn sa otvorí nech rana ranu stláča</text:p>
        <text:p text:style-name="P26">Lež ty mi zakvíliš Zbavili hniezda vtáča</text:p>
        <text:p text:style-name="P55">bo tys’ ma zanechal v večernej driemote</text:p>
        <text:p text:style-name="P55">na suchom konári na suchej samote</text:p>
        <text:p text:style-name="P55">a ešte vraciaš sa ostrihať mi i krídla</text:p>
        <text:p text:style-name="P55">Sedem dní po smrti vrtia sa motovidlá</text:p>
        <text:p text:style-name="P55">trepocú lopaty a trhajú môj tieň</text:p>
        <text:p text:style-name="P55">sedem dní prichádza modliť sa sedem žien</text:p>
        <text:p text:style-name="P55">vyháňať ducha a s vencom posmrtných piesní</text:p>
        <text:p text:style-name="P55">v ľútosti sprevadiť na odpočinok večný</text:p>
        <text:p text:style-name="P3"/>
        <text:p text:style-name="P55">Jak sa mám utíšiť jak poddať v násilí</text:p>
        <text:p text:style-name="P55">takto nám do cesty ľudia vždy prášili</text:p>
        <text:p text:style-name="P55">stavali medzi nás modly a meče bohov</text:p>
        <text:p text:style-name="P55">i v smrti prichodia veliť mi večný pohov</text:p>
        <text:p text:style-name="P3"><text:soft-page-break/></text:p>
        <text:p text:style-name="P55">Padal som v záhrobie tlačila hruda hruď</text:p>
        <text:p text:style-name="P55">ešte som zavolal ach láska s Bohom buď</text:p>
        <text:p text:style-name="P55">a potom a potom pominul som sa v hmote</text:p>
        <text:p text:style-name="P3"/>
        <text:p text:style-name="P55">Kde bola tam bola iskierka ducha v psote</text:p>
        <text:p text:style-name="P55">žila prst dvíhala keď išla vedľa púť</text:p>
        <text:p text:style-name="P55">vzali ju nevzali vyrástla zase v prút</text:p>
        <text:p text:style-name="P55">víchor ju zlomil keď nábrežím oráč oral</text:p>
        <text:p text:style-name="P55">zbystril sluch: kalí sa Dunaja večný chorál</text:p>
        <text:p text:style-name="P26">videl ju nad vodou a mala vtáčí hlas</text:p>
        <text:p text:style-name="P56">zasial ju so zrnom videl ju ako klas</text:p>
        <text:p text:style-name="P56">zlatý klas lietavý povedal doma: žena</text:p>
        <text:p text:style-name="P56">bludička motá sa v záhone v hrstiach pšena</text:p>
        <text:p text:style-name="P56">neodchoď ďaleko nezostaň v dome tam</text:p>
        <text:p text:style-name="P56">dáva sa znamenie nebeským kométam</text:p>
        <text:p text:style-name="P56">dia<text:span text:style-name="T10">ľ</text:span>avy zhrmely ako útočná vozba</text:p>
        <text:p text:style-name="P56">v čase a priestore dozrieva k činom hrozba</text:p>
        <text:p text:style-name="P56"><text:soft-page-break/>už naťažená Päsť už Pazúr skrivený</text:p>
        <text:p text:style-name="P56">už visí pelikán na háku šibeníc</text:p>
        <text:p text:style-name="P56">niet sily odporu SOS márne volá</text:p>
        <text:p text:style-name="P56">na pranier vzlieka sa tá duša ľudská holá</text:p>
        <text:p text:style-name="P3"/>
        <text:p text:style-name="P56">Také som telo mal čo v kostiach zlomené</text:p>
        <text:p text:style-name="P56">koreňom siahalo do hĺbky do zeme</text:p>
        <text:p text:style-name="P56">taký som život mal čo ako jastrab chorý</text:p>
        <text:p text:style-name="P56">v hrmení polnočnom prichádzal z čiernej hory</text:p>
        <text:p text:style-name="P56">na oblok zaklopal tri razy zastonal</text:p>
        <text:p text:style-name="P56">v horu sa navrátiť tej sily ešte mal</text:p>
        <text:p text:style-name="P56">tej sily ešte mal a keď les naňho zbliakol</text:p>
        <text:p text:style-name="P56">miesto si vyh<text:span text:style-name="T10">ľ</text:span>adal tam v cintoríne vtákov</text:p>
        <text:p text:style-name="P3"/>
        <text:p text:style-name="P56">Našiel ho svetlonos lístie naň padalo</text:p>
        <text:p text:style-name="P56">také som srdce mal ešte si žiadalo</text:p>
        <text:p text:style-name="P27">v osirelosti tej za mesačného svitu</text:p>
        <text:p text:style-name="P56">v nížinách zármutku počuť hlas Sladko spi tu</text:p>
        <text:p text:style-name="P56"><text:soft-page-break/>už z domu zakliatia už vyšla ruža von</text:p>
        <text:p text:style-name="P56">už pláva za tebou v jazere slzavom</text:p>
        <text:p text:style-name="P56">na čom tu ešte <text:span text:style-name="T10">ľ</text:span>pieš úbohé srdce choré</text:p>
        <text:p text:style-name="P56">zo smrti hlbočín je rovná cesta hore</text:p>
        <text:p text:style-name="P56">k prístavu istoty kde s kotvou k terase</text:p>
        <text:p text:style-name="P56">plachetnice sa kolíšu belasé</text:p>
        <text:p text:style-name="P3"/>
        <text:p text:style-name="P56">Také som oči mal dve volajúce oči</text:p>
        <text:p text:style-name="P56">s okruhom videnia Ten kto mi doňho vkročí</text:p>
        <text:p text:style-name="P56">upadne vo mdlobu a v kráže tajomné</text:p>
        <text:p text:style-name="P56">ja za ne platil som tak strašné nájomné</text:p>
        <text:p text:style-name="P56">v nich spálil sa môj čas lievaný z olova</text:p>
        <text:p text:style-name="P56">čo mi z nich ostalo dve misky popola</text:p>
        <text:p text:style-name="P56">v dvoch jamách lebečných z ktorých po ťažkom</text:p>
        <text:p text:style-name="P3">snení</text:p>
        <text:p text:style-name="P3">zas musím vychádzať do nových zakuklení</text:p>
        <text:p text:style-name="P21"/>
        <text:p text:style-name="P51">V tom týždni po smrti než prídu sedminy</text:p>
        <text:p text:style-name="P51"><text:soft-page-break/>než i duch odíde na more z pevniny</text:p>
        <text:p text:style-name="P51">ešte ma uvidíš za dvermi zapretými</text:p>
        <text:p text:style-name="P51">chladom sa chvejúca vraciaš sa dnu zo zimy</text:p>
        <text:p text:style-name="P51">ja si ti pošepnem Neboj sa ničoho</text:p>
        <text:p text:style-name="P27">nachystaj batôžtek pre syna vlkovho</text:p>
        <text:p text:style-name="P56">podaj mu palicu a z tvojho vrecka peniaz</text:p>
        <text:p text:style-name="P56">zrak nechaj sklopený ruky ružencom previaž</text:p>
        <text:p text:style-name="P56">a odstúp odo mňa ako by nápoky</text:p>
        <text:p text:style-name="P56">dva kroky najťažšie v živote dva kroky</text:p>
        <text:p text:style-name="P56">v ústrety mŕtvemu keď presvitá mu čelo</text:p>
        <text:p text:style-name="P56">oh jak je zbabelé to animálne telo</text:p>
        <text:p text:style-name="P3"/>
        <text:p text:style-name="P56">Odpusť mi ja to viem hmat v prázdno skľučuje</text:p>
        <text:p text:style-name="P56">lež mňa i v živote astrálnom bičuje</text:p>
        <text:p text:style-name="P56">tá krása plynúca ten smäd nezhasený</text:p>
        <text:p text:style-name="P56">jarom tak zbrklý som neskrotol v jeseni</text:p>
        <text:p text:style-name="P56">láska tak karhavá ni v smrti sa mi nezdá</text:p>
        <text:p text:style-name="P56">teraz už všetko viem kukučka mení hniezda</text:p>
        <text:p text:style-name="P56"><text:soft-page-break/>bludička blúznivá prepadne roklinám</text:p>
        <text:p text:style-name="P56">a básnik odchádza na večnosť sám a sám</text:p>
        <text:p text:style-name="P3"/>
        <text:p text:style-name="P33"/>
        <text:p text:style-name="P33">(INTERMEZZO)</text:p>
        <text:p text:style-name="P3"/>
        <text:p text:style-name="P56">Pokoj vám, ruža moja zronená,</text:p>
        <text:p text:style-name="P56">nech odlet vtáctva ľahko sa vám zabúda,</text:p>
        <text:p text:style-name="P56">obloha zbronená stmieva</text:p>
        <text:p text:style-name="P56">a vaše listy pršia v tichu večernom.</text:p>
        <text:p text:style-name="P3"/>
        <text:p text:style-name="P33">Lúčim sa, chladno je a popŕcha,</text:p>
        <text:p text:style-name="P3">hlbšia a tmavšia je noc čo ma pohltne,</text:p>
        <text:p text:style-name="P3">nad noci všetky čo prídu</text:p>
        <text:p text:style-name="P3">nahmatať miesto opradené pavúkom.</text:p>
        <text:p text:style-name="P3"/>
        <text:p text:style-name="P56">Kto bude v búrke ku mne hrkútať</text:p>
        <text:p text:style-name="P56">a kto mi nádej siať jak večný rozmarín,</text:p>
        <text:p text:style-name="P56"><text:soft-page-break/>ktože mi odloží helmu</text:p>
        <text:p text:style-name="P56">a podstelie snom mojím mäkkú podušku?</text:p>
        <text:p text:style-name="P3"/>
        <text:p text:style-name="P33">Ach, Pane, pozri toto holúbä,</text:p>
        <text:p text:style-name="P3">pre obeť zápalnú ber môjho krahulca,</text:p>
        <text:p text:style-name="P3">jej peniaz nech ešte cvendží,</text:p>
        <text:p text:style-name="P3">nech ešte hĺbky vekov za mňa zobúdza.</text:p>
        <text:p text:style-name="P3"/>
        <text:p text:style-name="P56">Rozlúčka to<text:span text:style-name="T10">ľ</text:span>ko mi, jak predísť ju,</text:p>
        <text:p text:style-name="P56">a smrť je toľko, ako na ňu vyčkávať,</text:p>
        <text:p text:style-name="P56">raz jej hlas, raz jej hlas krásny</text:p>
        <text:p text:style-name="P56">doľahne ku mne jak slávnostná zvonohra.</text:p>
        <text:p text:style-name="P3"/>
        <text:p text:style-name="P33"/>
        <text:p text:style-name="P33">REDIVÍVA</text:p>
        <text:p text:style-name="P3"/>
        <text:p text:style-name="P56">Ako lúč v chráme utrhnutý slnku</text:p>
        <text:p text:style-name="P56">na tvári súmrak máš na čele dumku</text:p>
        <text:p text:style-name="P56"><text:soft-page-break/>stlievaš a mizneš a tma jak sa šíri</text:p>
        <text:p text:style-name="P56">dupocú v diaľkach ťažkí kanoníri</text:p>
        <text:p text:style-name="P3"/>
        <text:p text:style-name="P56">myšlienky v tiaži olovených mrakov</text:p>
        <text:p text:style-name="P56">prichádzajú na schôdzku funebrákov</text:p>
        <text:p text:style-name="P56">mŕtvemu uklonia sa v ťažkom rytmu</text:p>
        <text:p text:style-name="P56">radia sa aký pohreb vystrojiť mu</text:p>
        <text:p text:style-name="P56">utrú mu pot a podviažu mu bradu</text:p>
        <text:p text:style-name="P56">tam leží rytier podväzkovho radu</text:p>
        <text:p text:style-name="P56">leží už jak most brehy spájajúci</text:p>
        <text:p text:style-name="P3"/>
        <text:p text:style-name="P56">Po boji heroickom tak sa lúči</text:p>
        <text:p text:style-name="P56">milenec hviezd a iskry čo tu slieva</text:p>
        <text:p text:style-name="P56">zátiším kde sa večne pripozdieva</text:p>
        <text:p text:style-name="P56">kde pokiaľ zákmit prejde ruže zvädnú</text:p>
        <text:p text:style-name="P3"/>
        <text:p text:style-name="P56">Tvoj ker už nebude mať ružu žiadnu</text:p>
        <text:p text:style-name="P56">ramená moje už ťa neopášu</text:p>
        <text:p text:style-name="P56"><text:soft-page-break/>vypadly z hier už a z plnosti času</text:p>
        <text:p text:style-name="P56">už popol rezignácie ti trúsia</text:p>
        <text:p text:style-name="P3"/>
        <text:p text:style-name="P56">I silou poslednou si v srdce búšia</text:p>
        <text:p text:style-name="P56">milenci zlí čo jednúc v krutej chvíli</text:p>
        <text:p text:style-name="P56">jastraby dva na seba natrafili</text:p>
        <text:p text:style-name="P56">a už niet v svete moci rozlúčenia</text:p>
        <text:p text:style-name="P56">trýznia sa večne a bez ukojenia</text:p>
        <text:p text:style-name="P56">hľadajúc pokoj maskujú si tváre</text:p>
        <text:p text:style-name="P27">obchádzajú sa v čiernom pluviále</text:p>
        <text:p text:style-name="P56">lež krokom posledným si vyhnúť musia</text:p>
        <text:p text:style-name="P57">a to je láska ktorej neokúsia</text:p>
        <text:p text:style-name="P57">a to je zákon v podobenstve príkrom</text:p>
        <text:p text:style-name="P57">sekeru podložiť pod tento zlý strom</text:p>
        <text:p text:style-name="P57">kamenný rozbiť krčah duní prázdnom</text:p>
        <text:p text:style-name="P57">schvieva sa v základoch už tento náš dom</text:p>
        <text:p text:style-name="P57">olejom hojnosti kde plytvali sme</text:p>
        <text:p text:style-name="P57">metali pýchu v zrkadlách a v prizme</text:p>
        <text:p text:style-name="P57"><text:soft-page-break/>už fúgou falše smiešny znel náš chorál</text:p>
        <text:p text:style-name="P57">ušla mi zpod nôh zem keď som ju oral</text:p>
        <text:p text:style-name="P57">hukotom lavín padlý Bože Kriste</text:p>
        <text:p text:style-name="P57">i hniezdo moje i jej boky čisté</text:p>
        <text:p text:style-name="P13"/>
        <text:p text:style-name="P45"><text:span text:style-name="T11">V </text:span>pokání volám Pane ranu zhoj mi</text:p>
        <text:p text:style-name="P45">túto a pomôž vyzliecť sa mi z vojny</text:p>
        <text:p text:style-name="P45">tak opustený som a taký smutný</text:p>
        <text:p text:style-name="P45">suchý môj koreň sekerou sám utni</text:p>
        <text:p text:style-name="P45">chudera smrť má v iné strany prácu</text:p>
        <text:p text:style-name="P45">neumriem v boji uplyniem na krásu</text:p>
        <text:p text:style-name="P45">uzavriem ako básnik vera icon</text:p>
        <text:p text:style-name="P45">posledný list napíšem rovesníkom</text:p>
        <text:p text:style-name="P3"/>
        <text:p text:style-name="P33">Zas som ju našiel po zátišiach stlieva</text:p>
        <text:p text:style-name="P28">čo malo prísť uz snaď sa opozdieva</text:p>
        <text:p text:style-name="P57">ubúda rosy na skle nocou hmlistou</text:p>
        <text:p text:style-name="P57">viditeľným sa stáva odtisk prstov</text:p>
        <text:p text:style-name="P57"><text:soft-page-break/>a slabne vôľa niesť svoj čistý hárok</text:p>
        <text:p text:style-name="P57">hlbokým kobercom po kuloároch</text:p>
        <text:p text:style-name="P57">pobežkať ako srna prázdnych bokov</text:p>
        <text:p text:style-name="P57">vypletať sa zo zapletených krokov</text:p>
        <text:p text:style-name="P57">odnášať z každej pletky trošku ujmy</text:p>
        <text:p text:style-name="P57">kope kôň fantázie málo bujný</text:p>
        <text:p text:style-name="P57">keď papier žerie v pavučiny líha</text:p>
        <text:p text:style-name="P57">preto má samé kane žitia kniha</text:p>
        <text:p text:style-name="P57">a preto panny chemicky ju čistia</text:p>
        <text:p text:style-name="P3"/>
        <text:p text:style-name="P57">Polieta čas jak utrhnuté lístia</text:p>
        <text:p text:style-name="P57">trubicou víru padá ťažkým saltom</text:p>
        <text:p text:style-name="P57">zakrýva rany polieva ich smaltom</text:p>
        <text:p text:style-name="P57">maľuje čipku záclon kde je diera</text:p>
        <text:p text:style-name="P57">zmení sa v tmách na fantastické zviera</text:p>
        <text:p text:style-name="P57">v rázsochy usadne si s klbkom priadze</text:p>
        <text:p text:style-name="P57">hrá sa jak s veveri<text:span text:style-name="T11">c</text:span>ou kosec mládze</text:p>
        <text:p text:style-name="P57">kým v nekonečno zájde a sa st<text:span text:style-name="T11">íš</text:span>i</text:p>
        <text:p text:style-name="P57"><text:soft-page-break/>sekeru v blesku mračien vyštrbí si</text:p>
        <text:p text:style-name="P57">toporom bije bije v hromy ťažké</text:p>
        <text:p text:style-name="P57">zákmitom zhasne perla v jeho vážke</text:p>
        <text:p text:style-name="P28">jak vysotí sa olovenou tiažou</text:p>
        <text:p text:style-name="P57">na pohreb povoláva čiernych kňazov</text:p>
        <text:p text:style-name="P57">keď na zem vyvalí sa s ťažkým driekom</text:p>
        <text:p text:style-name="P3"/>
        <text:p text:style-name="P57">Už idú detné dojky s sladkým mliekom</text:p>
        <text:p text:style-name="P57">potomstvo sbierať času ktorý zlý bol</text:p>
        <text:p text:style-name="P57">vzrastajte nové deťúrence hríbov</text:p>
        <text:p text:style-name="P57">lež vo mne predsa čo bolo to spieva</text:p>
        <text:p text:style-name="P57">zas som ju našiel po zátišiach stlieva</text:p>
        <text:p text:style-name="P57">a ježí sa že sto rokov tak prešlo</text:p>
        <text:p text:style-name="P57">ako keď ponoríme ťažké veslo</text:p>
        <text:p text:style-name="P57">a vynoríme s rosnou vodou striebra</text:p>
        <text:p text:style-name="P57">stvorenie novšie z Adamovho rebra</text:p>
        <text:p text:style-name="P3"/>
        <text:p text:style-name="P57">Povedal som jej Zdrav buď pri mne panna</text:p>
        <text:p text:style-name="P57"><text:soft-page-break/>zas budeš verná v boji v láske klamná</text:p>
        <text:p text:style-name="P57">a zasa nevyhneme sveta trestu</text:p>
        <text:p text:style-name="P57">nevieme my dva zlatú strednú cestu</text:p>
        <text:p text:style-name="P57">nevieme prístav zablúdime v háji</text:p>
        <text:p text:style-name="P57">v ľadovcoch drsných sa ti srdce tají</text:p>
        <text:p text:style-name="P57">a ja kyvadlom času padám večne</text:p>
        <text:p text:style-name="P57">dotykom zasiahnem ťa v nekonečne</text:p>
        <text:p text:style-name="P57">zaznieš jak malý cengáč v tichej omši</text:p>
        <text:p text:style-name="P57">na tvojich schodoch usadli si skorší</text:p>
        <text:p text:style-name="P3">a v zbožnej úcte spievajú ti slávu</text:p>
        <text:p text:style-name="P3"/>
        <text:p text:style-name="P57">Do vosku odlial som ti hlávku plavú</text:p>
        <text:p text:style-name="P57">a farbu zorníc vypil hltom sladkým</text:p>
        <text:p text:style-name="P57">držím si ťa za povíjačik matkin</text:p>
        <text:p text:style-name="P57">zapnutý srdcom v seismograf a pásku</text:p>
        <text:p text:style-name="P57">výkyvy premietam ti na obrázku</text:p>
        <text:p text:style-name="P57">vidíš jak povedalo kavča kavke</text:p>
        <text:p text:style-name="P57">prechádza dievča zasa po tej lávke</text:p>
        <text:p text:style-name="P57"><text:soft-page-break/>a v potme zahlo zase za nárožie</text:p>
        <text:p text:style-name="P57">a zas ho zachytily ruky božie</text:p>
        <text:p text:style-name="P57">len samo videlo že tma sa riedi</text:p>
        <text:p text:style-name="P57">prichádza nazpät k povíjačku biedy</text:p>
        <text:p text:style-name="P57">k poznaniu pravdy a už ticho stlieva</text:p>
        <text:p text:style-name="P57">a zasa básnik o jej kráse spieva</text:p>
        <text:p text:style-name="P3"/>
        <text:p text:style-name="P57">Chudôbka neplač toto všetko zmizne</text:p>
        <text:p text:style-name="P57">vyvráti sa starý strom dedovizne</text:p>
        <text:p text:style-name="P57">vysype koreň na svet v žiari slnca</text:p>
        <text:p text:style-name="P57">všetky dukáty z rozbitého hrnca</text:p>
        <text:p text:style-name="P57">s obrazom kráľa čo ťa vždycky rád mal</text:p>
        <text:p text:style-name="P57">pre teba zámky staval meče lámal</text:p>
        <text:p text:style-name="P57">kázal ťa v ríši ospevovať chválou</text:p>
        <text:p text:style-name="P57">až zabudol že život je boj kráľov</text:p>
        <text:p text:style-name="P28">bežal do vyhnanstva keď prehral vojny</text:p>
        <text:p text:style-name="P57">utratil lásku a umrel jak zbojník</text:p>
        <text:p text:style-name="P3"/>
        <text:p text:style-name="P57"><text:soft-page-break/>Chudôbka dej tento sa v diaľky váľa</text:p>
        <text:p text:style-name="P57">pečatný prsteň tvoj má obraz kráľa</text:p>
        <text:p text:style-name="P57">ja vidím na čele ti jeho tôňu</text:p>
        <text:p text:style-name="P57">je v tvojom srdci tam nespadne s trónu</text:p>
        <text:p text:style-name="P57">lež obeť táto drví ťa a páli</text:p>
        <text:p text:style-name="P57">umieraš v smútku s gloriolou chvály</text:p>
        <text:p text:style-name="P57">čo tŕň je ostrý pre vladárov novších</text:p>
        <text:p text:style-name="P57">lež ja ti hlásim príchod časov horších</text:p>
        <text:p text:style-name="P57">vezmú ti všetko čo sa ti vziať môže</text:p>
        <text:p text:style-name="P57">zrkadlo sama rozbiješ si v hrôze</text:p>
        <text:p text:style-name="P57">keď zajmú si ťa tí čo vyšli z viesok</text:p>
        <text:p text:style-name="P57">do náramnice zasadia ti piesok</text:p>
        <text:p text:style-name="P57">s prvenstva padneš povieš si čas plytký</text:p>
        <text:p text:style-name="P57">prebehovať ťa budú favoritky</text:p>
        <text:p text:style-name="P57">dajú ti s octom hubu a ty zješ to</text:p>
        <text:p text:style-name="P57">nebude v spálni prvé tvoje miesto</text:p>
        <text:p text:style-name="P57">niet tu čo kúpiť povie čo ťa prezrie</text:p>
        <text:p text:style-name="P57">umierajúca vzdychneš život pes je!</text:p>
        <text:p text:style-name="P3"><text:soft-page-break/></text:p>
        <text:p text:style-name="P57">Len jaro básnika sa večne vracia</text:p>
        <text:p text:style-name="P57">Ach tvoje srdce ako skrinka hracia</text:p>
        <text:p text:style-name="P28">vydáva melódie plne sm<text:span text:style-name="T11">ú</text:span>tku</text:p>
        <text:p text:style-name="P57">lež básnik čarodejník v svojom prútku</text:p>
        <text:p text:style-name="P58">s vibráciami fialových leskov</text:p>
        <text:p text:style-name="P58">má kúzla zakliate do fosforeskov</text:p>
        <text:p text:style-name="P58">Chudôbka neplač povie a ti núka</text:p>
        <text:p text:style-name="P58">mydlinu z ktorej do balónkov fúka</text:p>
        <text:p text:style-name="P58">vidinu ktorá v márnosti tak m<text:span text:style-name="T12">á</text:span>mi</text:p>
        <text:p text:style-name="P58">a mizne chv<text:span text:style-name="T12">íľ</text:span>kou jak kraj dávno známy</text:p>
        <text:p text:style-name="P58">v ňom posko<text:span text:style-name="T12">číš</text:span> jak srnka a dej krátky</text:p>
        <text:p text:style-name="P58">jak v kotilióne mihne sa ti sladký</text:p>
        <text:p text:style-name="P58">uvidíš vežu kostolík a m<text:span text:style-name="T12">ú</text:span>ry</text:p>
        <text:p text:style-name="P58">hladina srdca sa ti zase vzbúri</text:p>
        <text:p text:style-name="P58">zjajkáš mi kontakt hľadám vzduchu málo</text:p>
        <text:p text:style-name="P58">ja ustatá som mne by sa tak spalo</text:p>
        <text:p text:style-name="P58">smutne mi veľmi o samote bývam</text:p>
        <text:p text:style-name="P58"><text:soft-page-break/>tej noci uzrieš to čo svetu skrývam</text:p>
        <text:p text:style-name="P58">a potom zaplače ti duša hriešna</text:p>
        <text:p text:style-name="P58">Ja som to nehynúca tvoja Vesna</text:p>
        <text:p text:style-name="P3"/>
        <text:p text:style-name="P33"/>
        <text:p text:style-name="P33">FINÁLE</text:p>
        <text:p text:style-name="P21"/>
        <text:p text:style-name="P52">V odchode na večnosť jak panujúce knieža</text:p>
        <text:p text:style-name="P52">Zanecháš dedičstvo Pluky ti poľom ležia</text:p>
        <text:p text:style-name="P52">Za veľké výkupné od mesta stiahly sa</text:p>
        <text:p text:style-name="P52">Z rozkazom rozchodu už po nich náhli sa</text:p>
        <text:p text:style-name="P29">Posolstvo smútku na polžrdi vlajku nesie</text:p>
        <text:p text:style-name="P58">Už štyria veľmoži vytiahly podnebesie</text:p>
        <text:p text:style-name="P58">A idú s veľkňazom kráľovi naproti</text:p>
        <text:p text:style-name="P3"/>
        <text:p text:style-name="P58">Na šiju rebelov už hádžu opraty</text:p>
        <text:p text:style-name="P58">Nový kráľ vstupuje studeno riekne k Panne</text:p>
        <text:p text:style-name="P58">Hodina priesypu Výslnie malas’ klamné</text:p>
        <text:p text:style-name="P58"><text:soft-page-break/>Tvoj knieža mŕtvy je ty z ľudu vyšla si</text:p>
        <text:p text:style-name="P58">Je koniec selankám už pri<text:span text:style-name="T12">š</text:span>ly otrasy</text:p>
        <text:p text:style-name="P23">V sladkostiach plynulý už tvoj spev uťatý je</text:p>
        <text:p text:style-name="P52">Už lásky márnivé žiaľ Beethovena bije</text:p>
        <text:p text:style-name="P52">Prichádza prudký dážď hodvábny čierny šat</text:p>
        <text:p text:style-name="P11">V studených samotách chlad bude prenikať</text:p>
        <text:p text:style-name="P40">Už v ryku vojennom odchádza múza chorá</text:p>
        <text:p text:style-name="P40">Hru lásky márnivú trúsiť po diasporách</text:p>
        <text:p text:style-name="P9"/>
        <text:p text:style-name="P40">V odchode na večnosť jak panujúce knieža</text:p>
        <text:p text:style-name="P40">Ešte raz zakotvím s gondolou u nábrežia</text:p>
        <text:p text:style-name="P40">Snáď sa ti srdečnosť na tvári zligotá</text:p>
        <text:p text:style-name="P29">A budeš so mnou jesť sladkosti života</text:p>
        <text:p text:style-name="P58">A budeš so mnou piť premeny vína vonné</text:p>
        <text:p text:style-name="P58">Zas bude na stá tých čo hodia hanu po mne</text:p>
        <text:p text:style-name="P58">Klebety mesaliance oddávky ľudové</text:p>
        <text:p text:style-name="P58">Ako ťa upúta ako ti uhovie</text:p>
        <text:p text:style-name="P29">Ako ťa okúzli žena čo večným venom</text:p>
        <text:p text:style-name="P58"><text:soft-page-break/>Prináša v amfore zem pomiešanú s blenom</text:p>
        <text:p text:style-name="P58">Uvádza v ťažké sny a vypne v ľahký let</text:p>
        <text:p text:style-name="P58">Tvoj život posmrtný sviera jak amulet</text:p>
        <text:p text:style-name="P58">Pre teba v biede je najhoršia medzi väzni</text:p>
        <text:p text:style-name="P58">Zabi sa ešte raz a slobodu si vezmi</text:p>
        <text:p text:style-name="P3"/>
        <text:p text:style-name="P58">Sloboda sloboda už teraz načo mi</text:p>
        <text:p text:style-name="P58">Mával som dával som nebol som lakomý</text:p>
        <text:p text:style-name="P58">Na cestách zbíjal som a keď už bolo moje</text:p>
        <text:p text:style-name="P58">S nákladom do sveta slepo som pustil oje</text:p>
        <text:p text:style-name="P58">Veľa som ulovil viacej som daroval</text:p>
        <text:p text:style-name="P58">Kráľovstvom chudoby takto som panoval</text:p>
        <text:p text:style-name="P58">Až keď som v hĺbky šiel láskou sa obremenil</text:p>
        <text:p text:style-name="P58">Môj mešec medený vtedy sa v zlato zmenil</text:p>
        <text:p text:style-name="P58">Už iba rozdávam ustatý chcel bych spať</text:p>
        <text:p text:style-name="P58">Daromná márnivosť nedá sa rozsypať</text:p>
        <text:p text:style-name="P58">Mením ho na slzy prelialy ma jak more</text:p>
        <text:p text:style-name="P58">Teraz už príde čas spočiň si srdce choré</text:p>
        <text:p text:style-name="P3"><text:soft-page-break/></text:p>
        <text:p text:style-name="P58">Lež cestou na večnosť jak panujúce knieža</text:p>
        <text:p text:style-name="P58">(Gondola zelená zakotví u nábrežia)</text:p>
        <text:p text:style-name="P29">Ja s dýkou za pásom vystúpim po schodoch</text:p>
        <text:p text:style-name="P58">Klenoty najdrahšie v najtmavších obchodoch</text:p>
        <text:p text:style-name="P29">Kde svieti rádium a hviezdice sa pýria</text:p>
        <text:p text:style-name="P58">Pristúpim k pultu a plášť vystriem jak vampír ja</text:p>
        <text:p text:style-name="P58">A poviem Klenotník ty baba džavotná</text:p>
        <text:p text:style-name="P58">Milenka piráta vyčkáva samotná</text:p>
        <text:p text:style-name="P58">Bež s týmto darom bež a daj vyzváňať zvonom</text:p>
        <text:p text:style-name="P58">Niet daru vhodného pre ňu pod nebosklonom</text:p>
        <text:p text:style-name="P58">Prezrel som Amsterdam toto je z Benátok</text:p>
        <text:p text:style-name="P58">Nenájdem pod slnkom dosť pre ňu pamiatok</text:p>
        <text:p text:style-name="P58">Slovo čo brúsil som z mramoru čistá veta</text:p>
        <text:p text:style-name="P58">Hanbou a chudobou v kŕčoch sa pred ňou zmieta</text:p>
        <text:p text:style-name="P58">Úsilie Titana v slzách sa ligotá</text:p>
        <text:p text:style-name="P58">Čímže sa vykúpim od nej zpod života</text:p>
        <text:p text:style-name="P30"/>
        <text:p text:style-name="P59"><text:soft-page-break/>V odchode na večnosť zlomené staré knieža</text:p>
        <text:p text:style-name="P59">Vidím jak týči sa slonová moja veža</text:p>
        <text:p text:style-name="P59">Maličké tusculum ponad hrad veľmocný</text:p>
        <text:p text:style-name="P59">Ten čo som obchádzal na duši nemocný</text:p>
        <text:p text:style-name="P59">Ten čo som zavrhol pre plané maškarády</text:p>
        <text:p text:style-name="P59">Raz mojej veštice išlo o česť a vnady</text:p>
        <text:p text:style-name="P29">Raz rana zakvitla v tom srdci zbolenom</text:p>
        <text:p text:style-name="P58">Raz po mne mrštila horiacim polenom</text:p>
        <text:p text:style-name="P6">V tých slovách ukrutných v tých slovách Solus</text:p>
        <text:p text:style-name="P3">eris</text:p>
        <text:p text:style-name="P3">Až dôjdeš výslnia a ja viem že ta mieriš</text:p>
        <text:p text:style-name="P29">Sám budeš sám a sám silný a zradený</text:p>
        <text:p text:style-name="P58">Vo výškach orlom a bedárom na zemi</text:p>
        <text:p text:style-name="P3"/>
        <text:p text:style-name="P58">Ach moja veštica ty Kleopatry dcéra</text:p>
        <text:p text:style-name="P58">Na veži slonovej na prsiach netopiera</text:p>
        <text:p text:style-name="P31">V hodinách mrzkosti sediac na trojnohe</text:p>
        <text:p text:style-name="P60">Volaj zo zakliatia to srdce úbohé</text:p>
        <text:p text:style-name="P60"><text:soft-page-break/>Páľ vonné zeliny vlej ilúzie do sna</text:p>
        <text:p text:style-name="P60">Už hore schodami stúpa smrť neúprosná</text:p>
        <text:p text:style-name="P60">Nech pokoj víta ju na čiare palebnej</text:p>
        <text:p text:style-name="P60">Na tvári čistej a na tvári kamennej</text:p>
        <text:p text:style-name="P60">Nech povie stŕpnutá Niet už čo usmrtiť tu</text:p>
        <text:p text:style-name="P60">Koho som hľadala už vložili ho v kryptu</text:p>
        <text:p text:style-name="P60">Bezo mňa umrel spí tíško a sníva si</text:p>
        <text:p text:style-name="P60">Čas veniec bronzový splieta mu vo vlasy</text:p>
        <text:p text:style-name="P60">Nepominuteľnosť šplechotom vôd ho bije</text:p>
        <text:p text:style-name="P60">Na srdci skrýva si kyticu konválie</text:p>
        <text:p text:style-name="P3"/>
        <text:p text:style-name="P58">Ach moja veštica za čiarou smrti už</text:p>
        <text:p text:style-name="P58">Samotou lapených závrat nás vrtí už</text:p>
        <text:p text:style-name="P58">Odvíja od seba z tých pahltností večných</text:p>
        <text:p text:style-name="P58">Lež kotvou vrazení do hĺbok nekonečných</text:p>
        <text:p text:style-name="P58">Vhrúžení do seba dve húsky v jazere</text:p>
        <text:p text:style-name="P58">Ku druhej hladine už nás prúd zaberie</text:p>
        <text:p text:style-name="P29">Na druhom brehu kde zelenejší je rozkvet</text:p>
        <text:p text:style-name="P58"><text:soft-page-break/>Dve nohy postačia stáť nám a hľadieť vo svet</text:p>
        <text:p text:style-name="P58">A než by riekla heš svätica zmámená</text:p>
        <text:p text:style-name="P58">Povie Jaj húsky dve z jedného plemena</text:p>
        <text:p text:style-name="P58">More ich vynieslo anjelskú belosť majú</text:p>
        <text:p text:style-name="P58">Husičky húsky dve s nami tu zotrvajú</text:p>
        <text:p text:style-name="P58">Tak si nás pohladí putá nám odmoce</text:p>
        <text:p text:style-name="P58">A budeme mať zas domček a Vianoce</text:p>
        <text:p text:style-name="P3"/>
        <text:p text:style-name="P33"/>
        <text:p text:style-name="P33">POPOLEC</text:p>
        <text:p text:style-name="P3"/>
        <text:p text:style-name="P91">Jak bleskom zašľahnutý pri tej rozlúčke</text:p>
        <text:p text:style-name="P91">Do videnia som volal ako v horúčke</text:p>
        <text:p text:style-name="P91">Len vydržať len chví<text:span text:style-name="T13">ľ</text:span>ku ešte nepadnúť</text:p>
        <text:p text:style-name="P91">I keby svet sa musel celý prepadnúť</text:p>
        <text:p text:style-name="P91">Boli sme predsa páni srdca mocnári</text:p>
        <text:p text:style-name="P91">To bola iba vlažná rosa na tvári</text:p>
        <text:p text:style-name="P91">A bol to iba malý závrat na chvíľu</text:p>
        <text:p text:style-name="P91"><text:soft-page-break/>Ako by ruka narazila na pílu</text:p>
        <text:p text:style-name="P91">Len toľko chápeš že sa stalo nešťastie</text:p>
        <text:p text:style-name="P65">V mrákotách vidíš skrvavené zápästie</text:p>
        <text:p text:style-name="P93">Len tupý úder pod ním srdce zboľavie</text:p>
        <text:p text:style-name="P93">Jak keď sa hora zachvie lebo hora vie</text:p>
        <text:p text:style-name="P93">Kam zaškrabol ju výstrel ktorý buráca</text:p>
        <text:p text:style-name="P93">Až keď sa smysly naše vzchopiť uráčia</text:p>
        <text:p text:style-name="P93">Hľadíme v dosah toho čo sa nevráti</text:p>
        <text:p text:style-name="P3"/>
        <text:p text:style-name="P33">Ale kto nesial žiale nech ich nemláti</text:p>
        <text:p text:style-name="P67">Nevinnosť nech si vinu hriechu neberie</text:p>
        <text:p text:style-name="P91">L<text:span text:style-name="T13">e</text:span>tí náš život letí ako páperie</text:p>
        <text:p text:style-name="P91">Tu bol a už je za deviatym chotárom</text:p>
        <text:p text:style-name="P91">A tam zas vlečie sa jak bieda s drotárom</text:p>
        <text:p text:style-name="P91">Ale ja miloval som ho vždy v horúčke</text:p>
        <text:p text:style-name="P91">Predo mnou kráčal ako jeleň po lúčke</text:p>
        <text:p text:style-name="P91">Mihol sa vratký ušiel na hlas varovný</text:p>
        <text:p text:style-name="P91">Nebudem nikdy hosťom jeho kráľo<text:span text:style-name="T13">v</text:span>ny</text:p>
        <text:p text:style-name="P91"><text:soft-page-break/>Kam chodia princi biskupi a baróni</text:p>
        <text:p text:style-name="P91">Ja chodím ulicou kde pečú maróny</text:p>
        <text:p text:style-name="P91">A zástupy sa valia valia do práce</text:p>
        <text:p text:style-name="P91">Lež teraz mestom ležia snehy kopiace</text:p>
        <text:p text:style-name="P91">Čakáme ľady jak sa budú vydúvať</text:p>
        <text:p text:style-name="P91">A hovoríme jak je krásne milú mať</text:p>
        <text:p text:style-name="P91">Keď si ju človek rozmarnosťou ovinie</text:p>
        <text:p text:style-name="P91">A je to sen len že sa zima pominie</text:p>
        <text:p text:style-name="P91">Lebo hľa s truhlou vykročili hrobári</text:p>
        <text:p text:style-name="P91">Už naše marše stíchly stíchly pomaly</text:p>
        <text:p text:style-name="P91">Už máme sa len k cintorínu dotúlať</text:p>
        <text:p text:style-name="P91">a s horkou slzou do hrobu sa skotúľať</text:p>
        <text:p text:style-name="P3"/>
        <text:p text:style-name="P91">Jak bleskom zašľahnutý pri tej rozlúčke</text:p>
        <text:p text:style-name="P91">Do videnia som volal ako v horúčke</text:p>
        <text:p text:style-name="P91">Viem že sa ľady lámaly jak pazde<text:span text:style-name="T13">ri</text:span>e</text:p>
        <text:p text:style-name="P67">Takto sa človek za vidinou poberie</text:p>
        <text:p text:style-name="P91">A ide sám a nedrží sa návestia</text:p>
        <text:p text:style-name="P91"><text:soft-page-break/>Ide cez karamboly a cez námestia</text:p>
        <text:p text:style-name="P91">Kde strkajú ho a sa na ňom pobavia</text:p>
        <text:p text:style-name="P91">On vidí: z diaľky ktosi rúčku podáva</text:p>
        <text:p text:style-name="P91">On čuje z diaľky ktosi šepce: bolí ma</text:p>
        <text:p text:style-name="P91">Ide jak pútnik s ťažkým hriechom do Ríma</text:p>
        <text:p text:style-name="P91">Kajať sa chce a hľadá prameň milosti</text:p>
        <text:p text:style-name="P3"/>
        <text:p text:style-name="P91">Lež prečo na mňa popol sypú vo zlosti</text:p>
        <text:p text:style-name="P91">Pastierom som bol baránky som popásal</text:p>
        <text:p text:style-name="P91">Hlávky som česal im a veršom opásal</text:p>
        <text:p text:style-name="P91">Slúžil som Pána i keď chleba nedal mi</text:p>
        <text:p text:style-name="P91">Nesdrúžil som sa v svete tomto s beťármi</text:p>
        <text:p text:style-name="P91">Krotký som bol a miloval som prelesti</text:p>
        <text:p text:style-name="P91">Lež táto láska na zemi sa nezmestí</text:p>
        <text:p text:style-name="P91">Chceli ma honcom veľký lovec nadul sa</text:p>
        <text:p text:style-name="P91">Holubicu som vzal z pazúrov krahulca</text:p>
        <text:p text:style-name="P91">Smutný zob moje omrvinky chudobné</text:p>
        <text:p text:style-name="P91">Lež slovo mám čo vonnej masti podobné</text:p>
        <text:p text:style-name="P91"><text:soft-page-break/>Preto sa holubica ku mne navracia</text:p>
        <text:p text:style-name="P3"/>
        <text:p text:style-name="P91">Lež teraz výstrel horou zase buráca</text:p>
        <text:p text:style-name="P91">A ja do bezmocnosti svojej kopol som</text:p>
        <text:p text:style-name="P67">Všetko je márne trúsia na mňa popolcom</text:p>
        <text:p text:style-name="P91">Už iba do videnia volám v horúčke</text:p>
        <text:p text:style-name="P91">To slza sviece čo ti kanie po rúčke</text:p>
        <text:p text:style-name="P91">A už hľa s truhlou vykročili hrobári</text:p>
        <text:p text:style-name="P91">To čo je strašné chápem chápem pomaly</text:p>
        <text:p text:style-name="P91">Odo mňa v diaľke k večnosti tvár odvraciaš</text:p>
        <text:p text:style-name="P91">Prachom si bola? A na prach sa obraciaš?</text:p>
        <text:p text:style-name="P3"/>
        <text:p text:style-name="P33"/>
        <text:p text:style-name="P91">Prachom som bola? Do prachu sa navraciam?</text:p>
        <text:p text:style-name="P91">Musíš si milý všetko toto srovnať sám</text:p>
        <text:p text:style-name="P91">Pahrebu moju než rozmecú v chotári</text:p>
        <text:p text:style-name="P91">Ešte si básnik na nej srdce popáli</text:p>
        <text:p text:style-name="P91">Než prevalí sa naňho čierne podnebie</text:p>
        <text:p text:style-name="P91"><text:soft-page-break/>Povie si: Strašný strašný toto pohreb je</text:p>
        <text:p text:style-name="P91">Kapucňu stiahne a bude sa uhýbať</text:p>
        <text:p text:style-name="P91">A ja už viem že budem spánok dlhý mať</text:p>
        <text:p text:style-name="P91">Než s odvahou sa za mnou predsa poberie</text:p>
        <text:p text:style-name="P91">Oťažká životom jak dažďom páperie</text:p>
        <text:p text:style-name="P91">A vrazí za mnou tak ako vlak do jask<text:span text:style-name="T13">u</text:span></text:p>
        <text:p text:style-name="P91">Ja budem pred ním v modrom svetla paprsku</text:p>
        <text:p text:style-name="P91">Na dosah rúk lež ruky jeho nevládne</text:p>
        <text:p text:style-name="P91">Kamzík mu nohy dá pre skoky parádne</text:p>
        <text:p text:style-name="P91">A stopy jeho cesty prítmie počmára</text:p>
        <text:p text:style-name="P91">Zmizneme v diaľke za ligotom končiara</text:p>
        <text:p text:style-name="P91">Zmizneme v pŕškach moje svetlo uhasne</text:p>
        <text:p text:style-name="P67">Spletení láskou a spletení do básne</text:p>
        <text:p text:style-name="P91">Čo sama žiari ako slza na líci</text:p>
        <text:p text:style-name="P91">Prepálime vám siete veľkí pavúci</text:p>
        <text:p text:style-name="P91">Vám zanecháme mýto našich bolestí</text:p>
        <text:p text:style-name="P91">Život bol horší ten nás chytal do pästi</text:p>
        <text:p text:style-name="P3"/>
        <text:p text:style-name="P91"><text:soft-page-break/>Život bol horší už nám cvalom odišiel</text:p>
        <text:p text:style-name="P91">Tak človek na smrť súci si to pomyslel</text:p>
        <text:p text:style-name="P91">Že dakde predsa dá sa pred ním uchýliť</text:p>
        <text:p text:style-name="P91">Že dakde predsa i vlasť lepšia musí byť</text:p>
        <text:p text:style-name="P91">Musí byť predsa aj víťazstvo po bitke</text:p>
        <text:p text:style-name="P91">Lež ostalo mu ešte prachu v bambitke</text:p>
        <text:p text:style-name="P91">Keď nocou prešiel cez bojište do poľa</text:p>
        <text:p text:style-name="P91">Na rumovisku našiel zvyšky popola</text:p>
        <text:p text:style-name="P91">Kotúče vlasov a pozlátku zrkadla</text:p>
        <text:p text:style-name="P91">S bambitkou tá vec neviem ako dopadla</text:p>
        <text:p text:style-name="P91">Lež všetko všetko tak zapadlo do smútku</text:p>
        <text:p text:style-name="P91">Nájdite hrob a ten vám povie pohnútku</text:p>
        <text:p text:style-name="P91">Padla som doňho ako zrno v lupadlá</text:p>
        <text:p text:style-name="P3"/>
        <text:p text:style-name="P91">Pri hrobe stál som bambitka mi vypadla</text:p>
        <text:p text:style-name="P91">Ktosi tam bol a v jeho zraku desiacom</text:p>
        <text:p text:style-name="P91">Prízrak sa vznášal za krvavým mesiacom</text:p>
        <text:p text:style-name="P91">Zastal mi hrob jak víťaz stal si predo mňa</text:p>
        <text:p text:style-name="P67"><text:soft-page-break/>Ale ja skolil som ho s guľkou svedomia</text:p>
        <text:p text:style-name="P91">Zakopal som sa s jeho rýľom do hĺbky</text:p>
        <text:p text:style-name="P91">Noc bola temná ťažké mala náhubky</text:p>
        <text:p text:style-name="P91">Ni odchádzajúc Do videnia neriekla</text:p>
        <text:p text:style-name="P3"/>
        <text:p text:style-name="P91">Noc je tou ťavou čo sa ihlou prevliekla</text:p>
        <text:p text:style-name="P91">A usadená rastie všetko pohltne</text:p>
        <text:p text:style-name="P91">Ja som sa dostal za jej bránu pokútne</text:p>
        <text:p text:style-name="P91">Tuho som myslel jak to bolo vo snári</text:p>
        <text:p text:style-name="P91">Keď na brehu ma uchopili veslári</text:p>
        <text:p text:style-name="P91">Tak som ich prosil Bratia vy mňa neviažte</text:p>
        <text:p text:style-name="P91">Ja nemám ešte pod jazykom peniažtek</text:p>
        <text:p text:style-name="P91">Neberte mýto nechajte ma navrátiť</text:p>
        <text:p text:style-name="P91">Ja som sem prišiel jedny rúčky pozlátiť</text:p>
        <text:p text:style-name="P91">Vidina viedla ma až sem a dokonca</text:p>
        <text:p text:style-name="P91">Maršrutu nesiem sivé lúče Popolca</text:p>
        <text:p text:style-name="P91">Zlámanú pýchu a z pokory ukážku</text:p>
        <text:p text:style-name="P91">Dovoľte na brehu mi malú prechádzku</text:p>
        <text:p text:style-name="P91"><text:soft-page-break/>Dovoľte s vlnou večn<text:span text:style-name="T13">a</text:span> iba zahrať si</text:p>
        <text:p text:style-name="P91">Veslári temna vy ste moji poradci</text:p>
        <text:p text:style-name="P91">Tak krásnu milú som mal a tak nemocnú</text:p>
        <text:p text:style-name="P91">Priniesol som si vysielačku prenosnú</text:p>
        <text:p text:style-name="P91">Povedzte pásmo mi a vlnu večnosti</text:p>
        <text:p text:style-name="P67">Vtedy som stál už pod oblúkom v predmostí</text:p>
        <text:p text:style-name="P91">Zazrel som náhle jak ju more unáša</text:p>
        <text:p text:style-name="P91">Videl som zákmit hodvábu a rubáša</text:p>
        <text:p text:style-name="P91">Do videnia som volal ako v horúčke</text:p>
        <text:p text:style-name="P91">Zas bambitka sa kolísala na slučke</text:p>
        <text:p text:style-name="P68">V cmiteri stál som pod limbou s jej vrcholca</text:p>
        <text:p text:style-name="P95">Havran mi krákal temné vety Popolca</text:p>
        <text:p text:style-name="P3"/>
        <text:p text:style-name="P33"/>
        <text:p text:style-name="P91">Prišla mi na um jedna schôdzka sobotná</text:p>
        <text:p text:style-name="P91">Ja som bol sám aj ona bola samotná</text:p>
        <text:p text:style-name="P91">Ona sa sišla s iným a ja s inými</text:p>
        <text:p text:style-name="P91">S perlami sloviek hrali sme sa milými</text:p>
        <text:p text:style-name="P91"><text:soft-page-break/>Zrazu som zdúpnel jak keď strelia do srnca</text:p>
        <text:p text:style-name="P91">Cítil som krv mi kvapká rovno do srdca</text:p>
        <text:p text:style-name="P91">Čo ti je chlapče povedali chorý si</text:p>
        <text:p text:style-name="P91">Mne jedna veľká slza tiekla po líci</text:p>
        <text:p text:style-name="P91">A smial som sa jak Falstaff potom bežal som</text:p>
        <text:p text:style-name="P91">Do kostola som prišiel na Kyrie eleison</text:p>
        <text:p text:style-name="P91">Zahrabal som sa v modlitbu jak do duchny</text:p>
        <text:p text:style-name="P3"/>
        <text:p text:style-name="P33">Len teraz teraz dvermi ešte nebuchni</text:p>
        <text:p text:style-name="P70">V kostolnom tichu veľkú sviecu mi máš dať</text:p>
        <text:p text:style-name="P96">Lež teraz spím a ty si môžeš vyvádzať</text:p>
        <text:p text:style-name="P96">Hrudou ma vážia pridaj tiaže bolestné</text:p>
        <text:p text:style-name="P96">A pozdrav za mňa všetky lásky pocestné</text:p>
        <text:p text:style-name="P3">Čo si ťa odprevadia ešte na kúsku</text:p>
        <text:p text:style-name="P3">Však keď sa vrátim dáš im všetkým priepustku</text:p>
        <text:p text:style-name="P3">Vyúčtuješ mi všetky kroky do dažďa</text:p>
        <text:p text:style-name="P3">Rataji prídu a tí si nás obrázdia</text:p>
        <text:p text:style-name="P3">Zakvitneš ražou jak pahorok zasiaty</text:p>
        <text:p text:style-name="P3"><text:soft-page-break/>Hromom a bleskom hroziť budú desiati</text:p>
        <text:p text:style-name="P3">A príde červ čo z jablka sa vylúpil</text:p>
        <text:p text:style-name="P3"/>
        <text:p text:style-name="P91">Ale ja poviem Ja som si ju vykúpil</text:p>
        <text:p text:style-name="P91">Stokrát som zdúpnel jak keď strelia do srnca</text:p>
        <text:p text:style-name="P91">A cítil som jak krv mi kvapká zo srdca</text:p>
        <text:p text:style-name="P72">V bezpečenstve stretajúc vás záludných</text:p>
        <text:p text:style-name="P99">Mňa hľadala jak holub hľadá holubník</text:p>
        <text:p text:style-name="P99">I keď som slepý sto razy ju odohnal</text:p>
        <text:p text:style-name="P3"/>
        <text:p text:style-name="P91">Teraz už rataj záhon brázdou obohnal</text:p>
        <text:p text:style-name="P91">Tu je náš dom i čo len rovu podobný</text:p>
        <text:p text:style-name="P91">To je náš hrad a ja som rytier chudobný</text:p>
        <text:p text:style-name="P91">Lež meč môj bije ako čierny papršlek</text:p>
        <text:p text:style-name="P91"><text:span text:style-name="T13">S</text:span>pálil ma v prstoch a ja prosím na prst liek</text:p>
        <text:p text:style-name="P91">Ach chúďa žiaden liek mi už dať nevládze</text:p>
        <text:p text:style-name="P91">Len za hrsť konvaliniek za hrsť nevädze</text:p>
        <text:p text:style-name="P3"/>
        <text:p text:style-name="P33"><text:soft-page-break/>Hrudou ťa vážia už a sypú popolcom</text:p>
        <text:p text:style-name="P67">Ale čo všetko škrie ťa ešte za palcom</text:p>
        <text:p text:style-name="P91">Bo človek vie že veľkou veľkou chybou je</text:p>
        <text:p text:style-name="P91">Keď všetky hriechy pri spovedi nepovie</text:p>
        <text:p text:style-name="P91">Lež ona príde v závoji a neznáma</text:p>
        <text:p text:style-name="P91">Rozkáže nech sa v katedrále vyzváňa</text:p>
        <text:p text:style-name="P91">Zabudnúc matku a zabudnúc na detstvo</text:p>
        <text:p text:style-name="P91">Vydá vám o mne zákonité svedectvo</text:p>
        <text:p text:style-name="P91">Povie vám ľudia boží vy mi prepáčte</text:p>
        <text:p text:style-name="P91">Jak vrany čierne vy mi o ňom nekrá<text:span text:style-name="T13">č</text:span>te</text:p>
        <text:p text:style-name="P91">Mňa nazval milou pred smrťou za rohom dvier</text:p>
        <text:p text:style-name="P91">Však čo mne vzal vám rozdal ako bohatier</text:p>
        <text:p text:style-name="P91">A čo mne dal čo pre mňa uvil do vienku</text:p>
        <text:p text:style-name="P91">Dlabanie kvapky v kameň túto spomienku</text:p>
        <text:p text:style-name="P91">Tie večné prosby v kúzlo moje zakliate</text:p>
        <text:p text:style-name="P91">Semená smútku do stratena zasiate</text:p>
        <text:p text:style-name="P91">Tie boje ťažké o tú biedu víťazstva</text:p>
        <text:p text:style-name="P91">To ja si nesiem z kláštora do opátstva</text:p>
        <text:p text:style-name="P91"><text:soft-page-break/>Čím trpel sám a <text:span text:style-name="T13">č</text:span>ím do srdca šľahol mi</text:p>
        <text:p text:style-name="P91">Za mnou sa tiahne ako povraz rehoľný</text:p>
        <text:p text:style-name="P3"/>
        <text:p text:style-name="P91">Bez nádeje bez vlahy a bez ohniska</text:p>
        <text:p text:style-name="P91">Zakvitol predsa jak palica pútnická</text:p>
        <text:p text:style-name="P91">Zakvitol vo mne jak oliva dusí ma</text:p>
        <text:p text:style-name="P91">Ale už môj svet po západe usína</text:p>
        <text:p text:style-name="P67">A ja cez temná k jeho brehom brodím sa</text:p>
        <text:p text:style-name="P91">Básnika tohto poznali jak opilca</text:p>
        <text:p text:style-name="P91">Kričali hanba a zdal sa byť votrelcom</text:p>
        <text:p text:style-name="P3"/>
        <text:p text:style-name="P91">Vtedy mi riekol Ja o teba oprel som</text:p>
        <text:p text:style-name="P91">Môj rebrík idem Pána Boha pokúšať</text:p>
        <text:p text:style-name="P91">Ty môžeš uhnúť môžeš slzy osú<text:span text:style-name="T13">š</text:span>ať</text:p>
        <text:p text:style-name="P91">A môžeš vydať o mne kruté svedectvo</text:p>
        <text:p text:style-name="P3"/>
        <text:p text:style-name="P33">Ja zabudla som na matku a na detstvo</text:p>
        <text:p text:style-name="P64"/>
        <text:p text:style-name="P92"><text:soft-page-break/></text:p>
        <text:p text:style-name="P93">V krotkosti rástla som jak sosna polesná</text:p>
        <text:p text:style-name="P93">Raz potom prišla na mňa láska bolestná</text:p>
        <text:p text:style-name="P93">Dúbravou hustou robili sme prechádzky</text:p>
        <text:p text:style-name="P93">Ale v tej láske boly samé prekážky</text:p>
        <text:p text:style-name="P93">Stratila som v nej slobodu a kolísku</text:p>
        <text:p text:style-name="P93">Kalvárskou cestou po skalách a do vŕšku</text:p>
        <text:p text:style-name="P93">Šla kukulienka za holubom sivastým</text:p>
        <text:p text:style-name="P93">Studenú rosu pila s tým a pila s tým</text:p>
        <text:p text:style-name="P93">Rany si kryla šibalstvom a <text:span text:style-name="T13">š</text:span>pirálou</text:p>
        <text:p text:style-name="P93">A potom prišla som na ostrov z koralov</text:p>
        <text:p text:style-name="P93">Kde more mocné bilo do mňa od rána</text:p>
        <text:p text:style-name="P93">Plakala som za diaľkami jak membrána</text:p>
        <text:p text:style-name="P93">Lež čosi krásne ako čipky z cimburia</text:p>
        <text:p text:style-name="P93">Čaká ma až sa vojnou časy vybúria</text:p>
        <text:p text:style-name="P67">Až divné zhasnú červánky a moje sny</text:p>
        <text:p text:style-name="P91">Ožiaria cestu kade kráča pocestný</text:p>
        <text:p text:style-name="P91">By došiel k bráne nezabudnúc na heslo</text:p>
        <text:p text:style-name="P3"><text:soft-page-break/></text:p>
        <text:p text:style-name="P91">Horel ten chodník ako horí povrieslo</text:p>
        <text:p text:style-name="P91">I ja som vzb<text:span text:style-name="T13">ĺ</text:span>kla ako vzplanú povesná</text:p>
        <text:p text:style-name="P91">Ach moja láska moja láska bolestná</text:p>
        <text:p text:style-name="P91">Priletel holub v mojom hniezde nezastal</text:p>
        <text:p text:style-name="P91">Nevidel jak sa dvíhal ako vyrastal</text:p>
        <text:p text:style-name="P91">Had pokušenia jak mi telo ovíjal</text:p>
        <text:p text:style-name="P3"/>
        <text:p text:style-name="P91">Až prišiel básnik ten mi srdce posbíjal</text:p>
        <text:p text:style-name="P91">A keď mi pozrel do duše jak do sklíčka</text:p>
        <text:p text:style-name="P91">Povedal neplač neplač moja sestrička</text:p>
        <text:p text:style-name="P91">Vidím ťa vencom zdobenú a v rubáši</text:p>
        <text:p text:style-name="P91">A vidím kňaza a viem s kým ťa sobáši</text:p>
        <text:p text:style-name="P91">Len nehovor už motý<text:span text:style-name="T13">ľ</text:span>covi Odváb ma</text:p>
        <text:p text:style-name="P91">Tvoj život tečie ako maš<text:span text:style-name="T13">ľ</text:span>a hodvábna</text:p>
        <text:p text:style-name="P91">Vlní sa vánkom a trepoce za búrky</text:p>
        <text:p text:style-name="P91">Len pevne drž sa koreňov a kotúľky</text:p>
        <text:p text:style-name="P91">Zabudnúc matku a zabudnúc na detstvo</text:p>
        <text:p text:style-name="P91"><text:soft-page-break/>Ja vydám raz o tebe slávne svedectvo</text:p>
        <text:p text:style-name="P91">A budú híkať ako osly na rínku</text:p>
        <text:p text:style-name="P91">Bo ruže kvitnú tam kde myslia barinku</text:p>
        <text:p text:style-name="P67">Hľa vykĺzla sa z objatí na prípecku</text:p>
        <text:p text:style-name="P91">Nesie hrot dýky na červenom oplecku</text:p>
        <text:p text:style-name="P91">Víťazné vojny viedla preto bledá je</text:p>
        <text:p text:style-name="P3"/>
        <text:p text:style-name="P91">Toto bol deň Lež obloha už šedá je</text:p>
        <text:p text:style-name="P91">Už sbieram kvety sbieram kvety do venca</text:p>
        <text:p text:style-name="P91">Už pochovám si básnika jak milenca</text:p>
        <text:p text:style-name="P91">Tak som sa bála ho nevediac čo by chcel</text:p>
        <text:p text:style-name="P91">Videl a blúznil na sto rokov odišiel</text:p>
        <text:p text:style-name="P91">Jak raneného na vozíku potískam</text:p>
        <text:p text:style-name="P91">Svoj život ťažký a raz až mu odpískam</text:p>
        <text:p text:style-name="P91">Nehnevajte sa na mňa moji ctitelia</text:p>
        <text:p text:style-name="P91">Bo jeho lúč už zašľahol ma z príšeria</text:p>
        <text:p text:style-name="P91">A hlasom vábnym hlasom do tmy volá ma</text:p>
        <text:p text:style-name="P91">Ale ja ešte ešte počkám do rána</text:p>
        <text:p text:style-name="P91"><text:soft-page-break/>A pokúsim sa schúlená tak do klbka</text:p>
        <text:p text:style-name="P91">Privolať si ho v premene na holúbka</text:p>
        <text:p text:style-name="P91">A tak mu poviem holúbok môj na rozkaz</text:p>
        <text:p text:style-name="P91">Teraz mi ústa ústa moje pobozkáš</text:p>
        <text:p text:style-name="P91">Teraz ti poviem čo vždy v hrdle zaseklo</text:p>
        <text:p text:style-name="P91">Je noc a dážď už prší Čosi zatieklo</text:p>
        <text:p text:style-name="P91">Mi zrakom neviem prečo ten bozk slzou je</text:p>
        <text:p text:style-name="P91">Prečo sa láska len so žiaľom vypovie</text:p>
        <text:p text:style-name="P91">Zornička mojich očí len čo zažiari</text:p>
        <text:p text:style-name="P67">Už lapená je ako muška v jantári</text:p>
        <text:p text:style-name="P91">Zasklený život opustený za mála</text:p>
        <text:p text:style-name="P91">Pahorky moje do plošiny vyvá<text:span text:style-name="T13">ľ</text:span>a</text:p>
        <text:p text:style-name="P91">A je to smrť čo na mňa čaká za dvermi</text:p>
        <text:p text:style-name="P3"/>
        <text:p text:style-name="P91">Lež ani v smrti nesmieš mi byť neverný</text:p>
        <text:p text:style-name="P91">I keď ti zhorknem zajtra ako polynok</text:p>
        <text:p text:style-name="P91">Premeníš ma jak vlažnú vodu na víno</text:p>
        <text:p text:style-name="P91">Krvi mi dáš a kyslíkom ma rozprúdiš</text:p>
        <text:p text:style-name="P91"><text:soft-page-break/>A vypijúc ma zaspať ku mne zablúdiš</text:p>
        <text:p text:style-name="P3"/>
        <text:p text:style-name="P33"/>
        <text:p text:style-name="P33">Potom jak podkosená padla stratiac vedomie</text:p>
        <text:p text:style-name="P3"/>
        <text:p text:style-name="P91">Ale mňa hnaly výčitky a svedomie</text:p>
        <text:p text:style-name="P91">A utekal som utekal som k lekárom</text:p>
        <text:p text:style-name="P91">Ešte jej srdce potichúčky klepalo</text:p>
        <text:p text:style-name="P91">Ale ja vediac že jak zo sna precitne</text:p>
        <text:p text:style-name="P91">Zas uprie na mňa svoje oči súcitné</text:p>
        <text:p text:style-name="P91">A srdce srdce v slzách sa jej rozpustí</text:p>
        <text:p text:style-name="P91">Nevrátil som sa Utekal som do púšti</text:p>
        <text:p text:style-name="P91">Jak zbojník ktorý vraždil v rúchu milenca</text:p>
        <text:p text:style-name="P91">Vražedné verše skladal som jej do venca</text:p>
        <text:p text:style-name="P91">A skúšal silu poézie zákernú</text:p>
        <text:p text:style-name="P91">Ako mág Podpálil som ju jak papierňu</text:p>
        <text:p text:style-name="P91">Bol oheň čistý toto krásne vzplanutie</text:p>
        <text:p text:style-name="P67">Ale ja hádzal som doň slová mamutie</text:p>
        <text:p text:style-name="P91"><text:soft-page-break/>Čierne a ťažké aby dymu bolo viac</text:p>
        <text:p text:style-name="P91">Potom som holé ruky na ňu položiac</text:p>
        <text:p text:style-name="P91">K sebe ju strhol</text:p>
        <text:p text:style-name="P116"/>
        <text:p text:style-name="P113">Lenže čujte žobráci</text:p>
        <text:p text:style-name="P113">Tu nesiem čierne stopy po jej korbáči</text:p>
        <text:p text:style-name="P113">A nebolia ma Bol to veru divný boj</text:p>
        <text:p text:style-name="P113">Povedala mi Podkanár si milý m<text:span text:style-name="T13">ô</text:span>j</text:p>
        <text:p text:style-name="P113">Keď takto myslíš toto je hra pirátov</text:p>
        <text:p text:style-name="P120"/>
        <text:p text:style-name="P119">Takto som potom z pirátskych hier vyrástol</text:p>
        <text:p text:style-name="P119">Shodil som masku píšťalka mi vypadla</text:p>
        <text:p text:style-name="P119">Hľadal som lásku z inej strany zrkadla</text:p>
        <text:p text:style-name="P119">Do tmy som šiel a hodil som sa do siete</text:p>
        <text:p text:style-name="P119">Mágovia bratia ak sa vy to dozviete</text:p>
        <text:p text:style-name="P119">Budete krútiť hlavou že to nemožn<text:span text:style-name="T14">é</text:span></text:p>
        <text:p text:style-name="P119">Z väznice d<text:span text:style-name="T14">ĺ</text:span>žných na policu záložne</text:p>
        <text:p text:style-name="P119">Ma viedla ja už vlastnej vôle nemal som</text:p>
        <text:p text:style-name="P119"><text:soft-page-break/>Chudôbkou bola kúpila čo predal som</text:p>
        <text:p text:style-name="P119">Z cirkusu bola kúzelnica mocnejšia</text:p>
        <text:p text:style-name="P119">Milenkou bola ubolenou jak gejša</text:p>
        <text:p text:style-name="P119">Kráľovnou bola panovnica nesmierna</text:p>
        <text:p text:style-name="P119">Milovala ma a bola mi neverná</text:p>
        <text:p text:style-name="P73">V neláske mala ma a bola verná mi</text:p>
        <text:p text:style-name="P100">Prepadali ju kúzelníci neznámi</text:p>
        <text:p text:style-name="P100">Po tajných cestách chodila ja neviem kde</text:p>
        <text:p text:style-name="P100">Hladom mrela pri hojnosti a prebende</text:p>
        <text:p text:style-name="P100">Tu bola a už ozvala sa za míľou</text:p>
        <text:p text:style-name="P100">Ale ja ruky mám namiesto pahýlov</text:p>
        <text:p text:style-name="P100">A ešte stokrát dám ich za ňu do ohňa</text:p>
        <text:p text:style-name="P100">Lebo len ja som ten čo od nej záloh má</text:p>
        <text:p text:style-name="P100">Lež netážte sa aký lebo nepoviem</text:p>
        <text:p text:style-name="P3"/>
        <text:p text:style-name="P101">Teraz sa smútok prestrel do jej alkovieň</text:p>
        <text:p text:style-name="P101">Tam leží a ja ďaleko som na púšti</text:p>
        <text:p text:style-name="P101">Motýle od nej sadajú mi na prsty</text:p>
        <text:p text:style-name="P101"><text:soft-page-break/>Hrajú sa so mnou jeden z nich je smrtohlav</text:p>
        <text:p text:style-name="P101">Ale ja všetkých motýľov som odohnal</text:p>
        <text:p text:style-name="P101">A odohnal som všetky mušky lopárom</text:p>
        <text:p text:style-name="P101">Nech príde sama holubica za párom</text:p>
        <text:p text:style-name="P101">To že je mŕtva nech mi víchor nemumle</text:p>
        <text:p text:style-name="P101">Neverím predsa viem že nikdy neumrie</text:p>
        <text:p text:style-name="P101">Ja s týmto listom pošlem po ňu pastiera</text:p>
        <text:p text:style-name="P101">Ja ešte pre ňu lesných medov nasbieram</text:p>
        <text:p text:style-name="P101">Pod snehom budem hľadať pre ňu korienky</text:p>
        <text:p text:style-name="P101">Zas prídu krásne dni a krásne spomienky</text:p>
        <text:p text:style-name="P101">Zabudne že je vädnúca a nemocná</text:p>
        <text:p text:style-name="P74">Ach láska láska prenežná a premocná</text:p>
        <text:p text:style-name="P101">Ach láska láska ako hviezda bludička</text:p>
        <text:p text:style-name="P69"/>
        <text:p text:style-name="P97">V Paríži jedna zastrčená ulička</text:p>
        <text:p text:style-name="P97">Skrývala kostol šiel som dnu jak pobehlík</text:p>
        <text:p text:style-name="P97">Sedel tam jezuita veľký spovedník</text:p>
        <text:p text:style-name="P97">Tomu som riekol Idem vydať svedectvo</text:p>
        <text:p text:style-name="P97"><text:soft-page-break/>Zabudla matku a zabudla na detstvo</text:p>
        <text:p text:style-name="P97">Ale keď umierala veľkej horúčke</text:p>
        <text:p text:style-name="P97">Do videnia mne švitorila v rozlúčke</text:p>
        <text:p text:style-name="P3"/>
        <text:p text:style-name="P101">Kňaz nevidel ma iba prudko strhol sa</text:p>
        <text:p text:style-name="P101">Potom si šeptal temné vety Popolca</text:p>
        <text:p text:style-name="P3"/>
        <text:p text:style-name="P33"/>
        <text:p text:style-name="P33">Potom už boly všetky zprávy falošné</text:p>
        <text:p text:style-name="P74">Ach duše kresťanské ach duše nábožné</text:p>
        <text:p text:style-name="P101">Pomodlime sa za dvoch mŕtvych milencov</text:p>
        <text:p text:style-name="P101">Ovime dve ich duše vencom ružencov</text:p>
        <text:p text:style-name="P101">Nech im je dobre tam v záhrobnej tichosti</text:p>
        <text:p text:style-name="P101">Však hruda kryje červíka čo do kostí</text:p>
        <text:p text:style-name="P101">Sa vrýva a už telom telom ide srieň</text:p>
        <text:p text:style-name="P101">Lež duše dve jak dvojky krásnych čerešieň</text:p>
        <text:p text:style-name="P101">Tam kvitnú kde jar večnou večnou ružou je</text:p>
        <text:p text:style-name="P101">Čerešňa jedna jej tvárou sa ružovie</text:p>
        <text:p text:style-name="P74"><text:soft-page-break/>Čerešňa druhá jeho čelo zastiera</text:p>
        <text:p text:style-name="P101">Nerozluční a pod ochranou Pastiera</text:p>
        <text:p text:style-name="P101">Všetko si nájdu čo im život odriekol</text:p>
        <text:p text:style-name="P101">Splynú dve bubliny tam splynú pod riekou</text:p>
        <text:p text:style-name="P101">Keď ich už voda smyla piesok očistil</text:p>
        <text:p text:style-name="P3"/>
        <text:p text:style-name="P101">Nad hrobom stál som bambitku som odistil</text:p>
        <text:p text:style-name="P101">A zhučal výstrel do temných okien nebeských</text:p>
        <text:p text:style-name="P101">Hrdý som bol a tupý v bôľoch sebeckých</text:p>
        <text:p text:style-name="P101">Zobúdzal som ju keď ma v spánku predišla</text:p>
        <text:p text:style-name="P101">Ale keď človek nad tým všetkým premýšľa</text:p>
        <text:p text:style-name="P101">Márnosti povie odíď s tymi šramotmi</text:p>
        <text:p text:style-name="P101">Za smrti bránou idú všetci samotní</text:p>
        <text:p text:style-name="P101">Tieň nezdvojí sa v tmách a jak sa ponáhľa</text:p>
        <text:p text:style-name="P76">V poli jak víchor všetky kríže pováľa</text:p>
        <text:p text:style-name="P102">Plačúci víchor bez času na zastávku</text:p>
        <text:p text:style-name="P102">Beží do hrdla kohúta čo na stánku</text:p>
        <text:p text:style-name="P102">Kráľovskom dakde úsvit musí ohlásiť</text:p>
        <text:p text:style-name="P3"><text:soft-page-break/></text:p>
        <text:p text:style-name="P101">Potom sa musí učesať a okrášliť</text:p>
        <text:p text:style-name="P101">Hviezdou radu a stuhou ctností pozemských</text:p>
        <text:p text:style-name="P101">Lež ja jej ctnosti vyvolávať pôjdem z kníh</text:p>
        <text:p text:style-name="P101">Zatvorených a pod pečaťou pavúka</text:p>
        <text:p text:style-name="P101">Milosrdný buď Bože už ti ponúka</text:p>
        <text:p text:style-name="P74">Nožnice abys’ knihy tieto odokryl</text:p>
        <text:p text:style-name="P101">Do jednej vrazený je čierny projektil</text:p>
        <text:p text:style-name="P101">Na druhých uschla pena žitia prehorká</text:p>
        <text:p text:style-name="P101">Valí sa dym z nich do podoby pahorka</text:p>
        <text:p text:style-name="P101">Valí sa dym z nich usedáva na blate</text:p>
        <text:p text:style-name="P101">Ale z tých listov čo sú krvou zaliate</text:p>
        <text:p text:style-name="P101">Vyhúpla zeleň prevalená chotárom</text:p>
        <text:p text:style-name="P101">Prečo len prečo nebol som ja hmotárom</text:p>
        <text:p text:style-name="P101">Kutúľal peniaz neukladal na kôpku</text:p>
        <text:p text:style-name="P101">Prečo len prečo miloval som Chudôbku</text:p>
        <text:p text:style-name="P101">Oh luna mendax hodváb som jej odriekal</text:p>
        <text:p text:style-name="P101">Belasým nebom ktože mi ju obliekal</text:p>
        <text:p text:style-name="P101"><text:soft-page-break/>A kto jej šeptal s básnikom sa neblázni</text:p>
        <text:p text:style-name="P3"/>
        <text:p text:style-name="P101">Lež vtedy riekla Mňa nekúpia peniazmi</text:p>
        <text:p text:style-name="P101">Lež vtedy riekla i mne Všetko daromné</text:p>
        <text:p text:style-name="P101">Poklonil som sa jej jak veľkej kráľovné</text:p>
        <text:p text:style-name="P101">A všetky túžby uviazal som na krátko</text:p>
        <text:p text:style-name="P101">Ale tá láska mečala jak kozliatko</text:p>
        <text:p text:style-name="P76">V pokore čistej kládla hlávku na britvu</text:p>
        <text:p text:style-name="P102">Nuž preto preto nevedela zabiť ju</text:p>
        <text:p text:style-name="P102">Nuž preto preto jarmo vzala bolestné</text:p>
        <text:p text:style-name="P102">Zdravila z diaľky všetky lásky pocestné</text:p>
        <text:p text:style-name="P102">Zdravila z diaľky blahobyt a pohodlie</text:p>
        <text:p text:style-name="P74">Ajhľa tam kráča v samotách a polomdle</text:p>
        <text:p text:style-name="P101">Milosrdný buď Bože už ti ponúka</text:p>
        <text:p text:style-name="P101">Nožnice odkryť z knihy pečať pavúka</text:p>
        <text:p text:style-name="P101">Odokryť listy ligotavé slzami</text:p>
        <text:p text:style-name="P101">Po hlase srdca prečos’ nedal muža mi</text:p>
        <text:p text:style-name="P101">Tuto ti vraciam viazané do uzlíka</text:p>
        <text:p text:style-name="P101"><text:soft-page-break/>Života zbytky krásu čo si vyžmýkal</text:p>
        <text:p text:style-name="P101">I mŕtve túžby biele listy ľalie</text:p>
        <text:p text:style-name="P101">A nech si kľaknem ešte k nohám Márie</text:p>
        <text:p text:style-name="P101">Nech ešte hlávku si jej složím do lona</text:p>
        <text:p text:style-name="P3"/>
        <text:p text:style-name="P101">Ja som ju videl sostupovať s balóna</text:p>
        <text:p text:style-name="P101">Po plavbe čistej ruky ku mne vystiera</text:p>
        <text:p text:style-name="P3"/>
        <text:p text:style-name="P33">A dali sme sa pod ochranu Pastiera</text:p>
        <text:p text:style-name="P3"/>
        <text:p text:style-name="P33"/>
        <text:p text:style-name="P101">Potom som počul hlas Buď syn môj spokojný</text:p>
        <text:p text:style-name="P101">Mám vás za vetrom obidva ste rukojmi</text:p>
        <text:p text:style-name="P101">Pred mojou tvárou sídete sa na súde</text:p>
        <text:p text:style-name="P3"/>
        <text:p text:style-name="P101">Videl som betlehemskú hviezdu na búde</text:p>
        <text:p text:style-name="P101">Tam medzi hoviadkami v kúte maštaľky</text:p>
        <text:p text:style-name="P101">Kým vonku vietor proboval si píšťalky</text:p>
        <text:p text:style-name="P101"><text:soft-page-break/>Rodila syna porodiť ho nemohla</text:p>
        <text:p text:style-name="P101">Ale to bola iba smutná nemohra</text:p>
        <text:p text:style-name="P74">To bola veľká príprava pre javisko</text:p>
        <text:p text:style-name="P101">Lebo keď zvonka vietor na ňu zavýskol</text:p>
        <text:p text:style-name="P101">Složila s lona ruže a jak panenka</text:p>
        <text:p text:style-name="P101">Hodvábny čierny šat si brala s ramienka</text:p>
        <text:p text:style-name="P101">A na rozlúčku povedala hoviadkam</text:p>
        <text:p text:style-name="P101">Hrala by som sa a neviem sa schovať kam</text:p>
        <text:p text:style-name="P101">Hrala by som sa v postieľke na mamičku</text:p>
        <text:p text:style-name="P77">V hrdieľke som si vychovala hrdličku</text:p>
        <text:p text:style-name="P103">Chcela by spievať jaj Bože môj taká som</text:p>
        <text:p text:style-name="P103">Prečo len musím dýku nosiť za pásom</text:p>
        <text:p text:style-name="P103">Prečo len nemám ochrancu a oslíka</text:p>
        <text:p text:style-name="P103">Ja sama musím plieskať bičom s kozlíka</text:p>
        <text:p text:style-name="P103">Ja sama musím cez brody sa prebíjať</text:p>
        <text:p text:style-name="P103">Zbojníček zastal cestu chcel ma ozbíjať</text:p>
        <text:p text:style-name="P103">Ale než ruka sa mu ku mne natiahla</text:p>
        <text:p text:style-name="P103">Zbledol a pošiel krásou som ho zašľahla</text:p>
        <text:p text:style-name="P103"><text:soft-page-break/>Tak ide so mnou samota a beznádej</text:p>
        <text:p text:style-name="P103">Zbojníček z diaľky hnevá sa bo nezná dej</text:p>
        <text:p text:style-name="P103">Vidí len krásou vykrojené prsníky</text:p>
        <text:p text:style-name="P103">Len líčka sladké maľované perníky</text:p>
        <text:p text:style-name="P103">Úchytkom chcel by lapiť si ma za šesták</text:p>
        <text:p text:style-name="P103">Jak medonosnú včelu blúdnych po cestách</text:p>
        <text:p text:style-name="P103">Zabudnúc že sa musím brániť žihadlom</text:p>
        <text:p text:style-name="P74">Takto som pochodila s detským divadlom</text:p>
        <text:p text:style-name="P101">Hovoria že už hry malých mi neslušia</text:p>
        <text:p text:style-name="P101">Hľadať si mám dom kde mi býva svokruša</text:p>
        <text:p text:style-name="P101"><text:span text:style-name="T14">Č</text:span>o zbojní<text:span text:style-name="T14">č</text:span>ka má syna ktorý hnevá sa</text:p>
        <text:p text:style-name="P101">Na moju dýku zastrčenú u pása</text:p>
        <text:p text:style-name="P101">Zbojníček malý nevidí a nezná dej</text:p>
        <text:p text:style-name="P101">Mne zo sto hračiek zostala len beznádej</text:p>
        <text:p text:style-name="P101">Mne zo sto lások zostala tá detinná</text:p>
        <text:p text:style-name="P101">S ktorou sa duša za vesmírom objíma</text:p>
        <text:p text:style-name="P101">Tá ktorá všetko dáva a nič nechce brať</text:p>
        <text:p text:style-name="P101">Ja som sa s touto láskou chcela večne hrať</text:p>
        <text:p text:style-name="P101"><text:soft-page-break/>Preto som zablúdila v svete samotná</text:p>
        <text:p text:style-name="P101">Myšky som pásla jedna myška šramotná</text:p>
        <text:p text:style-name="P101">Zobala zobkom vytiahla mi planétu</text:p>
        <text:p text:style-name="P3"/>
        <text:p text:style-name="P101">Ach myška biela zostaly sme samé tu</text:p>
        <text:p text:style-name="P101">Nad nami prešly hrmavice s lejakom</text:p>
        <text:p text:style-name="P101">Teraz sme zase v nebezpečí nejakom</text:p>
        <text:p text:style-name="P101">Lebo sa semafory skoro pobláznia</text:p>
        <text:p text:style-name="P101">Sirény sveta zase hučia do prázdna</text:p>
        <text:p text:style-name="P101">Odkiaľ sa šinie loď kde v koši palubnom</text:p>
        <text:p text:style-name="P101">Krváca rytier môj po boji záludnom</text:p>
        <text:p text:style-name="P101">Keď chránil svoju česť a moju pamiatku</text:p>
        <text:p text:style-name="P78">V maštaľke som sa pritúlila k hoviadku</text:p>
        <text:p text:style-name="P104">A bedákala Jaj Bože môj taká som</text:p>
        <text:p text:style-name="P104">Prečo len musím dýku nosiť za pásom</text:p>
        <text:p text:style-name="P104">Prečo vždy hrmí osud a psi zavrčia</text:p>
        <text:p text:style-name="P104">Keď kvety sĺz mi padajú do náručia</text:p>
        <text:p text:style-name="P104">A slovo láska než sa mi z úst vyvlečie</text:p>
        <text:p text:style-name="P104"><text:soft-page-break/>Černoch pri lune belocha si upečie</text:p>
        <text:p text:style-name="P21"/>
        <text:p text:style-name="P102">V horúčkach na mňa zavolala Taká som</text:p>
        <text:p text:style-name="P102">Má Orleánska panna dýku za pásom</text:p>
        <text:p text:style-name="P3">S tebou a v tebe nech ma hriešnu upália</text:p>
        <text:p text:style-name="P3"/>
        <text:p text:style-name="P101">Vo večné milosrdenstvo som dúfal ja</text:p>
        <text:p text:style-name="P101">A počul som hlas Buďže syn môj spokojný</text:p>
        <text:p text:style-name="P101">Mám vás za vetrom oba ste mi rukojmi</text:p>
        <text:p text:style-name="P101">A už rozlúčka vaša dlhá nebude</text:p>
        <text:p text:style-name="P101">Pred mojou tvárou sídete sa na súde</text:p>
        <text:p text:style-name="P3"/>
        <text:p text:style-name="P33"/>
        <text:p text:style-name="P33">Nad hrobom znáhla zažiarilo slniečko</text:p>
        <text:p text:style-name="P3"/>
        <text:p text:style-name="P101">Vylúpilo sa z kvetu jedno srdiečko</text:p>
        <text:p text:style-name="P101">A bežalo sa rosy napiť za rána</text:p>
        <text:p text:style-name="P101">Studený vetrík rosou za ním uháňal</text:p>
        <text:p text:style-name="P101"><text:soft-page-break/>Až kým mu zašlo medzi biele ovečky</text:p>
        <text:p text:style-name="P101">Po lúke jastril starý môj pes lovecký</text:p>
        <text:p text:style-name="P74">Hľadal ma dychčiac ale stopu nenašiel</text:p>
        <text:p text:style-name="P101">Vrátil sa postál vedľa starých gamašiel</text:p>
        <text:p text:style-name="P101">A potom začal strašne začal zavýjať</text:p>
        <text:p text:style-name="P3"/>
        <text:p text:style-name="P33">Jak som sa mohol dať ja takto ozbíjať</text:p>
        <text:p text:style-name="P3"/>
        <text:p text:style-name="P105">Úbohosť svoju zakrývať už nemôžem</text:p>
        <text:p text:style-name="P105">Márne je všetko nech ma vidí nebo zem</text:p>
        <text:p text:style-name="P105">Tak ako robia s malomocným na lídu</text:p>
        <text:p text:style-name="P105">Pohŕdnu so mnou rozpŕchnu sa obídu</text:p>
        <text:p text:style-name="P105">A nemôžem sa na to všetko hnevať ja</text:p>
        <text:p text:style-name="P105">Bo koho raz zo sveta v pocte sprevadia</text:p>
        <text:p text:style-name="P105">Na cestu z cintorína nech už nemyslí</text:p>
        <text:p text:style-name="P105">Má dať sa k tým čo v zástupoch ho predišli</text:p>
        <text:p text:style-name="P105">I keď mu srdce v zemi čiernej oživne</text:p>
        <text:p text:style-name="P105">Človek nemá mať cesty také podivné</text:p>
        <text:p text:style-name="P105"><text:soft-page-break/>I keď mu lásku ostružlina omína</text:p>
        <text:p text:style-name="P105">Má počkať deň keď na mŕtvych sa spomína</text:p>
        <text:p text:style-name="P105">Na nezbytnosť má voskovicou posvietiť</text:p>
        <text:p text:style-name="P105">Lež ja tvrdohlav nedal som sa uškriepiť</text:p>
        <text:p text:style-name="P105">Že čo je moje ani smrť mi nevezme</text:p>
        <text:p text:style-name="P105">Že my dva jednej veľkej lásky semä sme</text:p>
        <text:p text:style-name="P105">Čo keď mu mrazom kvety spália vyhynie.</text:p>
        <text:p text:style-name="P79">Raz sami dvaja sedeli sme pri víne</text:p>
        <text:p text:style-name="P105">Hýrivé leto bolo koncom augusta</text:p>
        <text:p text:style-name="P105">Plávala mysľou vrtko ako langusta</text:p>
        <text:p text:style-name="P105">Ťažkala si že v akváriu rybou je</text:p>
        <text:p text:style-name="P105">Chcela by letieť s lastovičkou v prímorie</text:p>
        <text:p text:style-name="P105">Chcela by vidieť ako soptí Vezuv tam</text:p>
        <text:p text:style-name="P105">Nech by si azúr sadal ku jej priezuvkam</text:p>
        <text:p text:style-name="P105">Pínie chcela česať svojím hrebienkom</text:p>
        <text:p text:style-name="P105">S bohyňou rímskou stretnúť sa pod nebienkom</text:p>
        <text:p text:style-name="P105">Odmerať pri nej svoju krásu severnú</text:p>
        <text:p text:style-name="P3"/>
        <text:p text:style-name="P105"><text:soft-page-break/>Toto bol sen ja riekol som si Never mu</text:p>
        <text:p text:style-name="P105">Lež výčitka už pichla ma do svedomia</text:p>
        <text:p text:style-name="P105">Mňa osud nepustí nuž choď si bezo mňa</text:p>
        <text:p text:style-name="P3"/>
        <text:p text:style-name="P105">Vtedy prvý raz povedala Odídem</text:p>
        <text:p text:style-name="P105">Už chystaly sa lastovičky za týždeň</text:p>
        <text:p text:style-name="P105">Videla výškach ako letia bociany</text:p>
        <text:p text:style-name="P105">Už pýtajú ma už aj dary nosia mi</text:p>
        <text:p text:style-name="P66">V podvečer mi raz fialový zašepla</text:p>
        <text:p text:style-name="P94">Ja som jej vetil Vydávaj sa za tepla!</text:p>
        <text:p text:style-name="P79">Nebolo sĺz len sopár kvapiek v flakóne</text:p>
        <text:p text:style-name="P105">Už ilúziám stlala v spiacom vagóne</text:p>
        <text:p text:style-name="P105">A keď Othello prišiel som ho poviazal</text:p>
        <text:p text:style-name="P79">I poklad lásky Pán je ten čo dal a vzal</text:p>
        <text:p text:style-name="P105">A potom prišlo predsa prišlo k rozlúčke</text:p>
        <text:p text:style-name="P105">Do videnia som zašeptal jej v horúčke</text:p>
        <text:p text:style-name="P105">Do deju sa nám vplietol omyl fatálny</text:p>
        <text:p text:style-name="P105">Ja odchádzal som tam kde kvitnú platány</text:p>
        <text:p text:style-name="P105"><text:soft-page-break/>Zmeravela bo zostala tu videl som</text:p>
        <text:p text:style-name="P105">Na pospas ukrutnosti ťažkým milencom</text:p>
        <text:p text:style-name="P105">Čo ako drumbľu primknú si ju na gambu</text:p>
        <text:p text:style-name="P105">A budú kričať budú kričať na hanbu</text:p>
        <text:p text:style-name="P105">A budú chlipne mrzkí a ich chápadlá</text:p>
        <text:p text:style-name="P105">Namacú sväzky čo si so mnou zapriadla</text:p>
        <text:p text:style-name="P105">A budú kliať ma budú kričať na hanbu</text:p>
        <text:p text:style-name="P105">In effigie vytiahnu ma na lampu</text:p>
        <text:p text:style-name="P3"/>
        <text:p text:style-name="P105">Tu sa však vzoprieš k hrdinstvu a extáze</text:p>
        <text:p text:style-name="P105">Povieš im Pán Boh blázniť sa vám nekáže</text:p>
        <text:p text:style-name="P105">Mágom bol veľkým on a vo mne osud mal</text:p>
        <text:p text:style-name="P105">So smrťou bil sa o mňa smrti kosu vzal</text:p>
        <text:p text:style-name="P105">Zvädnul na lásku bola som ho nehodná</text:p>
        <text:p text:style-name="P3"/>
        <text:p text:style-name="P33">Ja za nim pôjdem ako žena tehotná</text:p>
        <text:p text:style-name="P3"/>
        <text:p text:style-name="P33"/>
        <text:p text:style-name="P105"><text:soft-page-break/>Milovať budem deti ktoré budeš mať</text:p>
        <text:p text:style-name="P105"/>
        <text:p text:style-name="P105">Raz s nimi prídeš na hrob môj sa prežehnať</text:p>
        <text:p text:style-name="P3"/>
        <text:p text:style-name="P33"/>
        <text:p text:style-name="P105">A jak sa nahneš jak sa nahneš nado mňa</text:p>
        <text:p text:style-name="P105">Poviem si Ajhľa bambíni a madona</text:p>
        <text:p text:style-name="P105">Život či sen či obom čosi spoločné</text:p>
        <text:p text:style-name="P105">Ty povieš deťom Kvety tuto položme</text:p>
        <text:p text:style-name="P105">Tu spočíva čo vedie o mňa dosud boj</text:p>
        <text:p text:style-name="P3"/>
        <text:p text:style-name="P106">Tuto sa skončil zpolovice osud môj</text:p>
        <text:p text:style-name="P106">A tu sa začal z temnej chmáry prelievať</text:p>
        <text:p text:style-name="P106">Bude ťa ešte srdce zavše bolievať</text:p>
        <text:p text:style-name="P106">Lež detský džavot ranu časom um<text:span text:style-name="T15">r</text:span>tv<text:span text:style-name="T15">í</text:span></text:p>
        <text:p text:style-name="P106">A časom život celú si ťa prikotví</text:p>
        <text:p text:style-name="P106">K mužovi ktorý nevedel že padol som</text:p>
        <text:p text:style-name="P106">K mužovi ktorý pripnul si ťa k hrabovcom</text:p>
        <text:p text:style-name="P106"><text:soft-page-break/>A trhal zprvu smútkom sladké ovocie</text:p>
        <text:p text:style-name="P106">Lež potom svetlo prelialo sa v ponocie</text:p>
        <text:p text:style-name="P106">A bolo vidno v tejto mliečnej belosti</text:p>
        <text:p text:style-name="P106">K životu jak si berieš novej smelosti</text:p>
        <text:p text:style-name="P106">Jak sa ti oblia ramená a u pása</text:p>
        <text:p text:style-name="P106">Jak počína ťa tesniť sponka rubáša</text:p>
        <text:p text:style-name="P106">Blahoslavená tvoja mocná životnosť</text:p>
        <text:p text:style-name="P3"/>
        <text:p text:style-name="P106">Do vetra šepneš Zo záhrobia vyhoď zlosť</text:p>
        <text:p text:style-name="P106">Taký je život</text:p>
        <text:p text:style-name="P3">(Aby ho psy strebaly)</text:p>
        <text:p text:style-name="P80">Taký je život mŕtvych zrada nepáli</text:p>
        <text:p text:style-name="P106">Čo život nedal v smrti sa už nedočkáš</text:p>
        <text:p text:style-name="P106">Čo život nalial v smrti všetko vyločkáš</text:p>
        <text:p text:style-name="P106">A čo smrť dáva to je ve<text:span text:style-name="T15">ľ</text:span>ké tajomstvo</text:p>
        <text:p text:style-name="P106">Môj manžel šľachtic je a čaká barónstvo</text:p>
        <text:p text:style-name="P106">Má plné sýpky chudobu si nakŕmi</text:p>
        <text:p text:style-name="P106">Poeti blúznia chodia svetom po tŕni</text:p>
        <text:p text:style-name="P106"><text:soft-page-break/>Hlásajú rovnosť sami sú však nerovní</text:p>
        <text:p text:style-name="P106">Zo slúžok stvoria fantáziou kráľovny</text:p>
        <text:p text:style-name="P106">Ale ich fantázia predsa nemá tok</text:p>
        <text:p text:style-name="P106">Milenka s iným odchádza do Benátok</text:p>
        <text:p text:style-name="P106">Čo si ju zlatom ovešia a okrášli</text:p>
        <text:p text:style-name="P106">Koľko takýchto lások ste vy prepásli</text:p>
        <text:p text:style-name="P106">Vy veľmi vzadu ste vo sveta nákupni</text:p>
        <text:p text:style-name="P106">Čos’ ty mne dával? Iba pohľad presmutný</text:p>
        <text:p text:style-name="P106">Budúcu slávu nádej ktorú nedočkáš</text:p>
        <text:p text:style-name="P106">Života žížeň ktorú v prázdno vyločkáš</text:p>
        <text:p text:style-name="P106">Spojenie v smrti lenže v tom je tajomstvo</text:p>
        <text:p text:style-name="P106">Môj manžel bohatý je čaká barónstvo</text:p>
        <text:p text:style-name="P106">Dobrý bol ku mne znovu som mu zakvitla</text:p>
        <text:p text:style-name="P106">Len občas chmárou nebies bolesť zakmitla</text:p>
        <text:p text:style-name="P106">Jak ma to Bože do osídel zlapali</text:p>
        <text:p text:style-name="P3"/>
        <text:p text:style-name="P33">Taký je život Mŕtvych zrada nepáli</text:p>
        <text:p text:style-name="P80">Milovať budem deti ktoré budeš mať</text:p>
        <text:p text:style-name="P106"><text:soft-page-break/>Raz dovedieš ich na hrob môj sa prežehnať</text:p>
        <text:p text:style-name="P106">A jak sa nahneš jak sa skloníš nado mňa</text:p>
        <text:p text:style-name="P106">Poviem si Ajhľa bambíni a madona</text:p>
        <text:p text:style-name="P106">Miloval som ju ona zato nemôže</text:p>
        <text:p text:style-name="P106">Len málo mŕtvych lások život premôže</text:p>
        <text:p text:style-name="P106">A pokiaľ prídu na ňu <text:span text:style-name="T15">č</text:span>asy studenšie</text:p>
        <text:p text:style-name="P106">Vychová krásne deťurence-kurence</text:p>
        <text:p text:style-name="P106">Čo v krížení sa budú na ňu ponášať</text:p>
        <text:p text:style-name="P106">A preliata v ne začne sviece uhášať</text:p>
        <text:p text:style-name="P106">A nevedomky zas sa ku mne posunie</text:p>
        <text:p text:style-name="P106">Lež do smrti sa bude správať rozumne</text:p>
        <text:p text:style-name="P106">Na veľkosť jej ni máčik tieňu nepadne</text:p>
        <text:p text:style-name="P106">Ibaže k poézii priľnie nápadne</text:p>
        <text:p text:style-name="P106">Milovať bude záclony a zátišia</text:p>
        <text:p text:style-name="P3"/>
        <text:p text:style-name="P106">Takto sa vody rozv<text:span text:style-name="T15">l</text:span>nia a utíšia</text:p>
        <text:p text:style-name="P106">Mračná keď prídu takto sa zas rozchodia</text:p>
        <text:p text:style-name="P106">A pozeráš už jak s vyššieho poschodia</text:p>
        <text:p text:style-name="P106"><text:soft-page-break/>Čo príval vzal a čo zostalo po búrke</text:p>
        <text:p text:style-name="P106">Zavonia ozón z diaľky svetlo ľahunké</text:p>
        <text:p text:style-name="P106">Jak svätojánska muška sa ti priblíži</text:p>
        <text:p text:style-name="P3"/>
        <text:p text:style-name="P33">A zaspíš sladko pod Ježišom na kríži</text:p>
        <text:p text:style-name="P3"/>
        <text:p text:style-name="P33"/>
        <text:p text:style-name="P33">Potom už organ hral a hrany zapálil</text:p>
        <text:p text:style-name="P3"/>
        <text:p text:style-name="P106">Oplakávam čo v živote som prechválil</text:p>
        <text:p text:style-name="P106">Čo malo neprísť v stretnutí tak osudné</text:p>
        <text:p text:style-name="P106">Lež ako hračka na ktorú sa zabudne</text:p>
        <text:p text:style-name="P106">Zjagať sa malo v ihrajúcej radosti</text:p>
        <text:p text:style-name="P106">Takto sa perlí slnkom víno mladosti</text:p>
        <text:p text:style-name="P106">By dušu smädnú strhlo prudko do výšin</text:p>
        <text:p text:style-name="P106">Nevedel som že nad všetky ťa povýšim</text:p>
        <text:p text:style-name="P106">Že utrhnutá staneš sa mi vidinou</text:p>
        <text:p text:style-name="P106">Banujem ja za mojou krotkou dedinou</text:p>
        <text:p text:style-name="P106"><text:soft-page-break/>Kde moje dni sa valily tak do diaľky</text:p>
        <text:p text:style-name="P106">Sivé a ťažké jak s batohom horalky</text:p>
        <text:p text:style-name="P106">A vedel som že i ja zájdem za nimi</text:p>
        <text:p text:style-name="P3"/>
        <text:p text:style-name="P106">Ale raz ohňom zb<text:span text:style-name="T15">ĺ</text:span>kly naše komíny</text:p>
        <text:p text:style-name="P106">A octnul som sa v zástupe a vo víroch</text:p>
        <text:p text:style-name="P80">Na fronte národnom som držal pravý roh</text:p>
        <text:p text:style-name="P106">Až raz ma mocne zachvátilo vedomie</text:p>
        <text:p text:style-name="P106">Že v strede našom kolíše sa svedomie</text:p>
        <text:p text:style-name="P106">Trhlina tvorí sa a reťaz popúšťa</text:p>
        <text:p text:style-name="P106">Videl som zlatom presypané priehrštia</text:p>
        <text:p text:style-name="P106">Hnal som sa v tie smery v pále bojovnej</text:p>
        <text:p text:style-name="P106">Cestou som stretol Ju</text:p>
        <text:p text:style-name="P117">Už viem <text:span text:style-name="T15">č</text:span>o bolo v nej</text:p>
        <text:p text:style-name="P114">Údivu trochu sústrasti a nadšenia</text:p>
        <text:p text:style-name="P114">Srnku si pásla v prostred zemetrasenia</text:p>
        <text:p text:style-name="P114">Volala na mňa jak na dieťa volá mať</text:p>
        <text:p text:style-name="P114">Kto vám to kázal Pane tak sa ponáhľať</text:p>
        <text:p text:style-name="P114"><text:soft-page-break/>C’est la guerre! A to sú vaši priatelia</text:p>
        <text:p text:style-name="P114">Čo si vás pekne zpoza bučky odstrelia</text:p>
        <text:p text:style-name="P3"/>
        <text:p text:style-name="P33">Nezdržala ma čitateľ môj uver mi</text:p>
        <text:p text:style-name="P3">Boli takí čo bojovali za dvermi</text:p>
        <text:p text:style-name="P3">Boli takí čo blýskali sa v paráde</text:p>
        <text:p text:style-name="P3">A boly oceľové dažde na rade</text:p>
        <text:p text:style-name="P3">Sem-tam som zdúpnel sem-tam ešte zajajkal</text:p>
        <text:p text:style-name="P3">Vojačik sladko v lone smrti zhajajkal</text:p>
        <text:p text:style-name="P3">A potom mŕtva tíš si na nás zaľahla</text:p>
        <text:p text:style-name="P3"/>
        <text:p text:style-name="P33">Videl som jak sa z barikádov ponáhľa</text:p>
        <text:p text:style-name="P80">zazrel som jak si dýku skryla do pása</text:p>
        <text:p text:style-name="P106">Bola tma v očiach niesla svetlo topása</text:p>
        <text:p text:style-name="P106">Krvavá luna sedela jej na čele</text:p>
        <text:p text:style-name="P106">Prešmykla sa cez policajné košele</text:p>
        <text:p text:style-name="P106">Ako šíp ľahkým švihom vbehla do parku</text:p>
        <text:p text:style-name="P106">Na nábreží si vyzúvala topánku</text:p>
        <text:p text:style-name="P106"><text:soft-page-break/>Na zábradlie však vyskočiť už nemohla</text:p>
        <text:p text:style-name="P3"/>
        <text:p text:style-name="P107">Organ hrá prelúdium príde spevohra</text:p>
        <text:p text:style-name="P107">Sekne ťa žiaľ keď Stabat mater zakvíli</text:p>
        <text:p text:style-name="P107">Podnebie stŕpne fialou sa zapýri</text:p>
        <text:p text:style-name="P107">Stretnutie toto bolo pre mňa osudné</text:p>
        <text:p text:style-name="P107">Zlobou ma hnala k výškam v cesty záludné</text:p>
        <text:p text:style-name="P107">K vytrženiam kde žiaden ešte nebol mních</text:p>
        <text:p text:style-name="P107">A potom krotká a sladká jak medovník</text:p>
        <text:p text:style-name="P107">Dovolila mi sadať v okraj peľasti</text:p>
        <text:p text:style-name="P107">Stratené srdce jej som hľadal v priepasti</text:p>
        <text:p text:style-name="P107">Boh vie či našiel som ho a či nenašiel</text:p>
        <text:p text:style-name="P107">K vidinám som tam novú cestu vynašiel</text:p>
        <text:p text:style-name="P107">Už nadarmo ma volá noc a volá plač</text:p>
        <text:p text:style-name="P107">Už som ti ako zlatokop a potápač</text:p>
        <text:p text:style-name="P71">V zajatí som a nemáš moci nado mnou</text:p>
        <text:p text:style-name="P98">Musíš mi byť už blahosklonnou kráľovnou</text:p>
        <text:p text:style-name="P98">Zabijem ťa keď vydáš o mne svedectvo</text:p>
        <text:p text:style-name="P3"><text:soft-page-break/>Ty zabudla si na matku a na detstvo</text:p>
        <text:p text:style-name="P3"/>
        <text:p text:style-name="P107">Potom som čakal čakal na jej veselie</text:p>
        <text:p text:style-name="P107">Vidíte bratia rana ranu zacelie</text:p>
        <text:p text:style-name="P107">Odišli všetci lekári už s nožíkom</text:p>
        <text:p text:style-name="P107">Prejde čas</text:p>
        <text:p text:style-name="P118">Pôjde po námestí s vozíkom</text:p>
        <text:p text:style-name="P115">Na hrob mi zájde jak sa skloní nado mňa</text:p>
        <text:p text:style-name="P115">Poviem si ajhľa ajhľa moja madona</text:p>
        <text:p text:style-name="P115">Lež jak ju zazrie havran s limby vrcholc<text:span text:style-name="T16">a</text:span></text:p>
        <text:p text:style-name="P115">Začne jej krákať temné vety Popolca</text:p>
        <text:p text:style-name="P3"/>
        <text:p text:style-name="P33"/>
        <text:p text:style-name="P33">HOVORY ZO SNA</text:p>
        <text:p text:style-name="P3"/>
        <text:p text:style-name="P107">Chváľme si odpočinok po práci,</text:p>
        <text:p text:style-name="P107">kedy si telo naše spočinie</text:p>
        <text:p text:style-name="P107">a duch sa vystrie, nájde svoju pohovku.</text:p>
        <text:p text:style-name="P107"><text:soft-page-break/>Chváľme si tiché vibrácie po tvári,</text:p>
        <text:p text:style-name="P107">keď sa už zrak náš za oponou ukrýva,</text:p>
        <text:p text:style-name="P107">aby sa umyl v slzách z prachu všedného.</text:p>
        <text:p text:style-name="P107">Už medzi dvoma stenami je z hodvábu,</text:p>
        <text:p text:style-name="P107">tá čo je pred ním, tíško sa mu otvára,</text:p>
        <text:p text:style-name="P107">tá za ním sklovinou už zatuhla,</text:p>
        <text:p text:style-name="P107">čas ako chirurg sa už sponáhľal,</text:p>
        <text:p text:style-name="P107">prechody k spánku vedú nás cez narkózu.</text:p>
        <text:p text:style-name="P107">Lež načo by nám bolo usínať,</text:p>
        <text:p text:style-name="P107">my odkladáme iba krehkosť telesnú,</text:p>
        <text:p text:style-name="P107">len vedomie čo stále stále omína,</text:p>
        <text:p text:style-name="P107">len habit sšedivelý na slnku,</text:p>
        <text:p text:style-name="P107">už nedobre nám byť v okovách životných,</text:p>
        <text:p text:style-name="P107">deň čo deň tiaže našej pribúda,</text:p>
        <text:p text:style-name="P81">už odletel i holub čo nám hrkútal,</text:p>
        <text:p text:style-name="P107">i hrdlička si našla klietku veselšiu,</text:p>
        <text:p text:style-name="P107">schádzame s brehu, lebo sa už pritmieva,</text:p>
        <text:p text:style-name="P107">v ústrety ťažkým vlnám šplechotným,</text:p>
        <text:p text:style-name="P107"><text:soft-page-break/>ale pred koncom cesty máme pochváliť</text:p>
        <text:p text:style-name="P107">všetko, čo z nás a mimo nás tu zostáva.</text:p>
        <text:p text:style-name="P3"/>
        <text:p text:style-name="P107">Ja som si chválil hniezdo čo som opustil,</text:p>
        <text:p text:style-name="P107">žalujem sa že návraty sú nemožné,</text:p>
        <text:p text:style-name="P107">že ôstie vniká vniká vniká do srdca</text:p>
        <text:p text:style-name="P107">a nikoho niet, čo by mi ho vybieral.</text:p>
        <text:p text:style-name="P81">Tak som sa všade s oddanosťou ponúkal,</text:p>
        <text:p text:style-name="P107">vyložil som vám všetky svoje bolesti</text:p>
        <text:p text:style-name="P107">vyložil som vám svoje kúzla svetelné,</text:p>
        <text:p text:style-name="P107">vízie, čo mi život vzaly nakoniec.</text:p>
        <text:p text:style-name="P81">Lež toto všetko bolo svetu premálo,</text:p>
        <text:p text:style-name="P107">úsmešky sbieral som jak lístie jesenné,</text:p>
        <text:p text:style-name="P107">prišly ma ľútostivé potľapkať:</text:p>
        <text:p text:style-name="P107">si nepolepšiteľný v svojom remesle,</text:p>
        <text:p text:style-name="P107">mydliny fúkaš za čo u nás neplatia,</text:p>
        <text:p text:style-name="P107">iskry meceš a plašíš nás jak fantasta,</text:p>
        <text:p text:style-name="P107">až z toho v diaľkach vlci začnú zavýjať</text:p>
        <text:p text:style-name="P107"><text:soft-page-break/>a orly sykať na vysokom skalisku,</text:p>
        <text:p text:style-name="P107">ale my ľudia hmoty hluchí sme,</text:p>
        <text:p text:style-name="P81">bežíme veru nemáme čas obzrieť sa,</text:p>
        <text:p text:style-name="P107">do nášho sveta daromnosti nepatria,</text:p>
        <text:p text:style-name="P107">my dáme deťom svojim zábav inakších,</text:p>
        <text:p text:style-name="P107">my ženy svoje, aby boly parádne,</text:p>
        <text:p text:style-name="P107">obliekame do kožušín a brazoliet,</text:p>
        <text:p text:style-name="P107">čo nám ty dávaš to sú plané prskavky,</text:p>
        <text:p text:style-name="P107">hromobitie čo duní celkom naprázdno.</text:p>
        <text:p text:style-name="P107">Kto ti dal právo plašiť naše svedomie,</text:p>
        <text:p text:style-name="P107">oproti mlynom veterným nás naháňaš,</text:p>
        <text:p text:style-name="P107">Beliál za nás všetkých tuho bojuje,</text:p>
        <text:p text:style-name="P107">koštiale hádže, zem je v jeho pazúroch,</text:p>
        <text:p text:style-name="P107">vždy bolo dvoranínom najlepšie,</text:p>
        <text:p text:style-name="P107">kvet lásky rosnatý si utrhli</text:p>
        <text:p text:style-name="P107">a umierali na hustú krv, porážkou.</text:p>
        <text:p text:style-name="P81">Keď už duch na slobodu vyplával,</text:p>
        <text:p text:style-name="P107">chváľme si odpočinok radostný.</text:p>
        <text:p text:style-name="P81"><text:soft-page-break/>Tu hmota nebude nás ubíjať,</text:p>
        <text:p text:style-name="P107">tu krídla nemusia nám useknúť,</text:p>
        <text:p text:style-name="P107">načo by volali sme do prázdna,</text:p>
        <text:p text:style-name="P107">keď toto pásmo je už našou doménou,</text:p>
        <text:p text:style-name="P107">tu možno krajší život vysnívať,</text:p>
        <text:p text:style-name="P107">tu nás už záhradníci obklopia,</text:p>
        <text:p text:style-name="P107">tu nám už ruže podľa srdca zakvitnú,</text:p>
        <text:p text:style-name="P107">tu si ťa nájdem, moja večná milenka,</text:p>
        <text:p text:style-name="P3">radostná budeš sedieť v zrkadle,</text:p>
        <text:p text:style-name="P3">na lone s bábikou a medveďom,</text:p>
        <text:p text:style-name="P3">jak život vlastný si ťa pohladkám,</text:p>
        <text:p text:style-name="P3">i nájdem v tebe chvenie svojich bolestí,</text:p>
        <text:p text:style-name="P3">vernosti viac už nebude nám ubývať,</text:p>
        <text:p text:style-name="P3">jak luna nestratíš už splnenie,</text:p>
        <text:p text:style-name="P3">nepovieš: odíď, aby si sa nevrátil,</text:p>
        <text:p text:style-name="P3">ni: vráť sa, lebo cestu nenájdeš,</text:p>
        <text:p text:style-name="P3">lež povieš: zostaň, koniec prekážkam,</text:p>
        <text:p text:style-name="P3">to je náš dom a dvor náš spoločný,</text:p>
        <text:p text:style-name="P3"><text:soft-page-break/>už neboj sa, že v cudzie budeš zakášať,</text:p>
        <text:p text:style-name="P3">toto je ďatelina našich zajačkov,</text:p>
        <text:p text:style-name="P3">naše sú oba brehy potočné,</text:p>
        <text:p text:style-name="P3">tu sa nám otvorilo dedičstvo,</text:p>
        <text:p text:style-name="P3">spočívam ožiarená v červánkoch,</text:p>
        <text:p text:style-name="P3">tam je tvoj klobúk spolu s mojím batôžkom,</text:p>
        <text:p text:style-name="P3">az prebudím sa pôjdeme na vychádzku.</text:p>
        <text:p text:style-name="P3"/>
        <text:p text:style-name="P107">Chvá<text:span text:style-name="T16">ľ</text:span>me si odpočinok po cestách,</text:p>
        <text:p text:style-name="P107">už máme, kto nám obuv opráši,</text:p>
        <text:p text:style-name="P107">už máme, kto nás vo sne prežehná</text:p>
        <text:p text:style-name="P107">a kto nás bude večné veky prebúdzať,</text:p>
        <text:p text:style-name="P107">keď budeme už v putách smrti bezmocní.</text:p>
        <text:p text:style-name="P107">Chvá<text:span text:style-name="T16">ľ</text:span>me si tieň, čo zvečnil našu podobnosť,</text:p>
        <text:p text:style-name="P81">i reflex, s ktorým pohyb započneš,</text:p>
        <text:p text:style-name="P107">keď rumovisko budeš opúšťať</text:p>
        <text:p text:style-name="P107">jak námesačník, v svitu večernom,</text:p>
        <text:p text:style-name="P107">vystúpiš na palubu najvyššiu,</text:p>
        <text:p text:style-name="P107"><text:soft-page-break/>bys’ padal v hĺbky ako povetroň,</text:p>
        <text:p text:style-name="P107">chváľme si ruku čo nás pritiahne</text:p>
        <text:p text:style-name="P107">k pahorkom večným, kde zas koreň zapustíš,</text:p>
        <text:p text:style-name="P107">ty ako palma a ja topoľ pri ceste.</text:p>
        <text:p text:style-name="P81">Zas sa mi prihovoríš vodákom,</text:p>
        <text:p text:style-name="P107">zas pôjdeš z učilišťa do chrámu,</text:p>
        <text:p text:style-name="P107">prsty do sväteničiek namáčať</text:p>
        <text:p text:style-name="P107">a rozplakať sa pred Madonou pokornou,</text:p>
        <text:p text:style-name="P107">stratená v tajných vodách panenstva,</text:p>
        <text:p text:style-name="P107">bo zas je srdce tvoje v moci votrelca,</text:p>
        <text:p text:style-name="P107">musíš dom zadným vchodom opúšťať,</text:p>
        <text:p text:style-name="P107">a výstrednosťou sa zas opášeš,</text:p>
        <text:p text:style-name="P107">bo nevieš vydať zbrane svojej pevnosti.</text:p>
        <text:p text:style-name="P3"/>
        <text:p text:style-name="P107">Preto som, ako topoľ pri ceste,</text:p>
        <text:p text:style-name="P107">v ošarpanosti svojej celkom načistom,</text:p>
        <text:p text:style-name="P107">že v žiadnom svete sa mi stratiť nemôžeš,</text:p>
        <text:p text:style-name="P107">že ako temnú fakľu všade vidíš ma,</text:p>
        <text:p text:style-name="P107"><text:soft-page-break/>prehrmí sudba, ale nás už nezmôže,</text:p>
        <text:p text:style-name="P107">som si ťa koreňom už prepásal,</text:p>
        <text:p text:style-name="P81">vyrástlo vo mne semä tvojich bolestí,</text:p>
        <text:p text:style-name="P107">útechy mimo mňa už nenájdeš,</text:p>
        <text:p text:style-name="P107">som hromosvodom všetkých nerestí,</text:p>
        <text:p text:style-name="P107">aby som v čistote ťa zachránil,</text:p>
        <text:p text:style-name="P107">bo ja viem jak ťa luna umýva,</text:p>
        <text:p text:style-name="P107">ako ti v ústa kladie medovník,</text:p>
        <text:p text:style-name="P107">ako ťa chytí v bokoch prehybných,</text:p>
        <text:p text:style-name="P107">aby ťa ponad priepasť vyviedla.</text:p>
        <text:p text:style-name="P81">Lež každý závan vetra je môj poslíček,</text:p>
        <text:p text:style-name="P107">podá ti lístok odo mňa a pošepne,</text:p>
        <text:p text:style-name="P107">Chudôbka, ty tam predsa nepôjdeš,</text:p>
        <text:p text:style-name="P107">ty musíš pred oponou vyčkávať,</text:p>
        <text:p text:style-name="P107">ženísi tvoji ako prídu odídu,</text:p>
        <text:p text:style-name="P107">časy ťa plašia časy večne plynúce,</text:p>
        <text:p text:style-name="P107">ale ja podrežem ich ako kohútov.</text:p>
        <text:p text:style-name="P3"/>
        <text:p text:style-name="P107"><text:soft-page-break/>Oh, jak je sladký smútok ruží vädnúcich,</text:p>
        <text:p text:style-name="P107">bo sa ich krása jednou nocou pominie,</text:p>
        <text:p text:style-name="P107">čakajú, čakajú jak jesienka,</text:p>
        <text:p text:style-name="P107">až si ich mrazy na smrť uštípu.</text:p>
        <text:p text:style-name="P81">Preto chceš radšej osud podenky,</text:p>
        <text:p text:style-name="P107">len dúšok žitia, ale v šťastí vrcholnom.</text:p>
        <text:p text:style-name="P107">Lež musíš riečicami vodu načierať,</text:p>
        <text:p text:style-name="P107">pijavice ti budú prsty ovíjať,</text:p>
        <text:p text:style-name="P81">k pádu ti nastavia sto osídiel,</text:p>
        <text:p text:style-name="P107">ale ty bleskom pletenice pretrhneš,</text:p>
        <text:p text:style-name="P107">čo chcete, povieš, čo vy chcete odo mňa,</text:p>
        <text:p text:style-name="P107">milá som, ako madame Butterfly,</text:p>
        <text:p text:style-name="P107">svodná jak Carmen, ako Tosca zúfam si,</text:p>
        <text:p text:style-name="P107">či nevidíte, jak mi srdce krváca?</text:p>
        <text:p text:style-name="P3"/>
        <text:p text:style-name="P33"/>
        <text:p text:style-name="P107">Potom v polsne sa prehadzuješ na lôžku,</text:p>
        <text:p text:style-name="P108">Bože môj, povieš, ale hlas ti uviazne,</text:p>
        <text:p text:style-name="P108"><text:soft-page-break/>v hovoroch ďalších si už bezhlasná,</text:p>
        <text:p text:style-name="P108">kamsi sa v ovinutí pritúliš,</text:p>
        <text:p text:style-name="P108">stíchnutej potom ústa sa ti sošpúlia,</text:p>
        <text:p text:style-name="P108">ako keď dieťa nájde zo sna bradovku</text:p>
        <text:p text:style-name="P108">a už vedomie prameňa ho nasýti.</text:p>
        <text:p text:style-name="P82">Blažená blízkosť si ťa čičíka,</text:p>
        <text:p text:style-name="P108">akoby ktosi na peľasti usadnul,</text:p>
        <text:p text:style-name="P108">rúčku ti bral a s dlane rosu sotieral,</text:p>
        <text:p text:style-name="P108">aby sa prsty potom zaplietly</text:p>
        <text:p text:style-name="P108">a lano ružové sa natiahlo.</text:p>
        <text:p text:style-name="P82">Lenže ty do vleku sa nepoddáš,</text:p>
        <text:p text:style-name="P108">v štíhlosti svojej si ako loď materská,</text:p>
        <text:p text:style-name="P108">rútiš sa do vírov jak posadlá</text:p>
        <text:p text:style-name="P108">a v nebezpečiach neznámych si hulákaš,</text:p>
        <text:p text:style-name="P108">s výstrelom výstražným ťa krížnik obíde,</text:p>
        <text:p text:style-name="P108">zaplašiť aspoň nočných korzárov,</text:p>
        <text:p text:style-name="P82">čo tak ťa striehnu ako na zver kráľovskú,</text:p>
        <text:p text:style-name="P108">chytí ich triaška keď na korisť pomyslia,</text:p>
        <text:p text:style-name="P108"><text:soft-page-break/>a ty to v podvedomí vycítiš,</text:p>
        <text:p text:style-name="P108">i keď si očaria ťa noci benátske,</text:p>
        <text:p text:style-name="P108">za ohňostrojom bedlí tvoja skúmavka,</text:p>
        <text:p text:style-name="P108">kedy je treba hadov morských odkopnúť,</text:p>
        <text:p text:style-name="P108">klzkosti sotriasť, polypom sa vyšmyknúť</text:p>
        <text:p text:style-name="P108">a majestátne k samotám sa unášať,</text:p>
        <text:p text:style-name="P108">aby si čnela zase jak hrad tajomný,</text:p>
        <text:p text:style-name="P108">v obrysoch temných s gloriolou mesačnou.</text:p>
        <text:p text:style-name="P108">Lenže hlas života je ako vábenka,</text:p>
        <text:p text:style-name="P108">ešte mi v krvnom kolobehu zrumenieš,</text:p>
        <text:p text:style-name="P108">má<text:span text:style-name="T17">š</text:span> zimomriavky jak v blízkosti ľadovcov,</text:p>
        <text:p text:style-name="P108">máš chvíle pocitu jak trosečník,</text:p>
        <text:p text:style-name="P108">máš divný pocit gazely na rovníku,</text:p>
        <text:p text:style-name="P108">že sa jej pôda pod nohami kolíše,</text:p>
        <text:p text:style-name="P108">že rieka lávy blíži sa už znenáhla,</text:p>
        <text:p text:style-name="P108">preto sa do sna vrháš s krikom volavky</text:p>
        <text:p text:style-name="P108">a zas sa perličkám dáš zobúdzať,</text:p>
        <text:p text:style-name="P108">aby ťa bocian na komíne utíšil,</text:p>
        <text:p text:style-name="P108"><text:soft-page-break/>že veličenstvo prírody je pokojné,</text:p>
        <text:p text:style-name="P108">že katastrofa iba zdnuka prichádza,</text:p>
        <text:p text:style-name="P108">a dno je tábor plný vzrušenia,</text:p>
        <text:p text:style-name="P108">a dno je plné povstaleckých myšlienok,</text:p>
        <text:p text:style-name="P82">je plné vzbury, preto ho chceš vyvrátiť,</text:p>
        <text:p text:style-name="P108">preto sa svíjaš do klbka a prstencov</text:p>
        <text:p text:style-name="P108">a hotová si použiť zo zúfalstva</text:p>
        <text:p text:style-name="P108">na protijed i temnú lásku uličnú.</text:p>
        <text:p text:style-name="P3"/>
        <text:p text:style-name="P108">Preto tie slzy zo sna lkavé, táto rozlúčka</text:p>
        <text:p text:style-name="P108">so svedomím, čo vystupuje na hrádzu,</text:p>
        <text:p text:style-name="P108">záplavám nepodľahnúc tríma lucernu</text:p>
        <text:p text:style-name="P108">a takto si ťa volá: Moja Chudôbka,</text:p>
        <text:p text:style-name="P108">až celá noc sa týmto menom ozýva,</text:p>
        <text:p text:style-name="P108">zvony ti zvlášť na Anjelpána zazvonia,</text:p>
        <text:p text:style-name="P108">idú ti mamička naproti chotárom,</text:p>
        <text:p text:style-name="P108">horekujúc: ach, dievka moja ne<text:span text:style-name="T17">š</text:span>tastná,</text:p>
        <text:p text:style-name="P108">lenže ty vieš, že hádam všetko daromné,</text:p>
        <text:p text:style-name="P108"><text:soft-page-break/>taký ti ťažký kameň leží na srdci.</text:p>
        <text:p text:style-name="P82">Potom však povieš: Nechajte ma na týždeň</text:p>
        <text:p text:style-name="P108">samotnú celkom, ani vtáčka nepus<text:span text:style-name="T17">ť</text:span>te</text:p>
        <text:p text:style-name="P108">ku mne, i básnik, ktorý spieval falošne</text:p>
        <text:p text:style-name="P108">a holuba čo z dlane bral mi odháňal</text:p>
        <text:p text:style-name="P108">i básnik musí na môj ortiel vyčkávať,</text:p>
        <text:p text:style-name="P108">nech ladí lutnu na čistý hlas humánny,</text:p>
        <text:p text:style-name="P108">lebo ja nesklamem ho nehodná,</text:p>
        <text:p text:style-name="P108">lebo mne možno síce ublížiť,</text:p>
        <text:p text:style-name="P108">ja preto nikdy na pomstu nepomýšľam,</text:p>
        <text:p text:style-name="P82">ale nemožno zlomiť ma do poddanstva,</text:p>
        <text:p text:style-name="P108">bo kde som ja tam nieto viac kráľovien,</text:p>
        <text:p text:style-name="P108">i keď ma zajtra k pádu posúdia</text:p>
        <text:p text:style-name="P108">za víru bubnov previazanú ručníkom.</text:p>
        <text:p text:style-name="P3"/>
        <text:p text:style-name="P108">A matke povieš: Osudu sa neminie</text:p>
        <text:p text:style-name="P108">nikto a nikto taký boj s ním nezviedol,</text:p>
        <text:p text:style-name="P108">jak ja, lež ešte, ešte nie je po všetkom,</text:p>
        <text:p text:style-name="P108"><text:soft-page-break/>i keď už srdce leží na márach,</text:p>
        <text:p text:style-name="P108">i keď i duša mi už krváca</text:p>
        <text:p text:style-name="P108">a už lekári o pľúcach mi hovoria,</text:p>
        <text:p text:style-name="P108">ja ešte bojujem boj o lásku,</text:p>
        <text:p text:style-name="P83"><text:span text:style-name="T17">o </text:span>lásku víťaznú čo mŕtvych zobúdza,</text:p>
        <text:p text:style-name="P109">preto ti, matka, zakazujem bedákať,</text:p>
        <text:p text:style-name="P109">preto ty ľútosť nevypovedz nado mnou,</text:p>
        <text:p text:style-name="P109">bo v tebe kotví moja pýcha, silnejšia</text:p>
        <text:p text:style-name="P109">smrti, tak silná, že ju osud nezvládze,</text:p>
        <text:p text:style-name="P82">bo vo mne toľko prameňov spí životných,</text:p>
        <text:p text:style-name="P108">že na sto premien v smrti môžem počítať.</text:p>
        <text:p text:style-name="P82">Ja vyvolím si hádam z premien najťažšiu:</text:p>
        <text:p text:style-name="P108">Odhodím všetky ohľady jak zubadlá,</text:p>
        <text:p text:style-name="P108">budem už iba na jeden hlas počúvať,</text:p>
        <text:p text:style-name="P108">jemu odovzdám odniesť ťarchu prvenstva,</text:p>
        <text:p text:style-name="P32"><text:span text:style-name="T17">i </text:span>keď mi v druhom kroku povie, nevládzem,</text:p>
        <text:p text:style-name="P3">bo som ho preháňala infernom</text:p>
        <text:p text:style-name="P3">a ustal za mnou, jak za loďou albatros,</text:p>
        <text:p text:style-name="P3"><text:soft-page-break/>s jedinou túžbou v ramenách mi umierať,</text:p>
        <text:p text:style-name="P3">s vedomím že mi vdovský závoj nepatrí</text:p>
        <text:p text:style-name="P3">a budem po ňom iba ako volavka,</text:p>
        <text:p text:style-name="P3">bo každý ukazovák na mne ustrnie,</text:p>
        <text:p text:style-name="P3">až budem vyvetralá z všetkej hrdosti</text:p>
        <text:p text:style-name="P3">jak malomocná zpoza hrobu vykúkať</text:p>
        <text:p text:style-name="P3">a v pološiale prekľajem ho nakoniec,</text:p>
        <text:p text:style-name="P3">aby i v prachu za mnou polietal</text:p>
        <text:p text:style-name="P82">bez pokoja sa vrhal večne do vírov</text:p>
        <text:p text:style-name="P82">za mojím tieňom v mukách viac než pekelných</text:p>
        <text:p text:style-name="P3">zato že v živote tak slabý bol</text:p>
        <text:p text:style-name="P3">a zbabelý, keď prišla ťažká hodinka</text:p>
        <text:p text:style-name="P3">a ja i zaňho musela som boje viesť,</text:p>
        <text:p text:style-name="P3">lebo bol otrok dobrý, otrok bezvládny,</text:p>
        <text:p text:style-name="P3">pokoru znášal, zdrapiť si ma netrúfal</text:p>
        <text:p text:style-name="P3">a naučil ma nič v odmenu nedávať</text:p>
        <text:p text:style-name="P3">ani za hviezdy, čo mi s neba dopadly,</text:p>
        <text:p text:style-name="P3">až stala som sa k veciam sveta necitná,</text:p>
        <text:p text:style-name="P3"><text:soft-page-break/>nevediac kedy ukojenie prinášal</text:p>
        <text:p text:style-name="P3">život, ten svätý, ten plný a radostný,</text:p>
        <text:p text:style-name="P3">čo vedie k perlorodkám lovcov odvážnych,</text:p>
        <text:p text:style-name="P3">motýľov na kvet a nad vodu podenky.</text:p>
        <text:p text:style-name="P82">Mne život ukazoval iba zrkadlo</text:p>
        <text:p text:style-name="P108">a preto Narcis sa stal mojím milencom,</text:p>
        <text:p text:style-name="P108">čo nevedel mi taje lásky odokryť,</text:p>
        <text:p text:style-name="P108">v meduplnosti do prázdna som vyrástla,</text:p>
        <text:p text:style-name="P108">ako klas pyšný, odmietajúc bzučanie</text:p>
        <text:p text:style-name="P108">mladučkých včiel i všetky sladké posolstvá,</text:p>
        <text:p text:style-name="P108">potom keď hodila som všetko na kartu:</text:p>
        <text:p text:style-name="P108">vyšiel mi vyšiel husár, malý medovník.</text:p>
        <text:p text:style-name="P3"/>
        <text:p text:style-name="P108">Vtedy mi básnik povedal že: zahryzni,</text:p>
        <text:p text:style-name="P108">ale ja rozbila som všetky poháre,</text:p>
        <text:p text:style-name="P108">stoly som prevrhla a odkopla</text:p>
        <text:p text:style-name="P108">a dala sólo si hrať Cigánom,</text:p>
        <text:p text:style-name="P108">tanečník ako prišiel odišiel,</text:p>
        <text:p text:style-name="P108"><text:soft-page-break/>a bolo pohoršenia daromn<text:span text:style-name="T17">e</text:span></text:p>
        <text:p text:style-name="P108">a doma potom v mojej bielej vežičke,</text:p>
        <text:p text:style-name="P108">nestačila som vodou oči umývať</text:p>
        <text:p text:style-name="P108">a bolo márne, tŕň zo srdca nevyšiel.</text:p>
        <text:p text:style-name="P3"/>
        <text:p text:style-name="P108">Vtedy mi básnik povedal zas Chudôbka,</text:p>
        <text:p text:style-name="P108">vedel, že za ním budem žialiť najväčšmi.</text:p>
        <text:p text:style-name="P3"/>
        <text:p text:style-name="P33"/>
        <text:p text:style-name="P108">Chváľme si večný hovor milencov,</text:p>
        <text:p text:style-name="P108">chváľme ich zasnívanie v prelestiach,</text:p>
        <text:p text:style-name="P108">jak slovo láska virtuózne obídu,</text:p>
        <text:p text:style-name="P3">keď ich už vtáčnik spevom k sebe pripútal,</text:p>
        <text:p text:style-name="P3">jak sa im prihovára mesiačik,</text:p>
        <text:p text:style-name="P3">jak nadnáša ich ilúzia šalebná,</text:p>
        <text:p text:style-name="P3">akí sú smiešni, jak im hodno závidieť,</text:p>
        <text:p text:style-name="P3">lebo, hľa, oni našli štvorlístok,</text:p>
        <text:p text:style-name="P3">už sa im moce u nôh šťastie s mačiatkom,</text:p>
        <text:p text:style-name="P3"><text:soft-page-break/>ako si vedia daromnosti vymýšľať,</text:p>
        <text:p text:style-name="P3">taká je kúzelná hra motýľcov,</text:p>
        <text:p text:style-name="P3">aj oni sú len ako rosa na slnku,</text:p>
        <text:p text:style-name="P3">aj ich čas zajtra sa už pominie,</text:p>
        <text:p text:style-name="P3">lež ešte na to, ešte na to nemyslia,</text:p>
        <text:p text:style-name="P3">lebo sú aj tak trochu ako streštenci,</text:p>
        <text:p text:style-name="P3">vedia že chvíľka sa im nevráti,</text:p>
        <text:p text:style-name="P3">teraz však oni majú prvenstvo,</text:p>
        <text:p text:style-name="P3">zamotaní do blaženosti hodvábnej</text:p>
        <text:p text:style-name="P3">klesajú v túžbach, sladký život, hovoria,</text:p>
        <text:p text:style-name="P3">bo so snom splynula im skutočnosť.</text:p>
        <text:p text:style-name="P82">Nič mimo seba nevidia</text:p>
        <text:p text:style-name="P108">a žiadny cudzí hovor sa ich netýka,</text:p>
        <text:p text:style-name="P108">oni už majú medzi sebou tajomstvo,</text:p>
        <text:p text:style-name="P108">nech sa im nikto do ich vecí nemieša,</text:p>
        <text:p text:style-name="P108">lebo ich život na výslnie vyviedol</text:p>
        <text:p text:style-name="P108">a tam ich medovinou ponúka.</text:p>
        <text:p text:style-name="P3">Chváľme si hovor smutných milencov,</text:p>
        <text:p text:style-name="P82"><text:soft-page-break/>ktorí už prešli za hranicu poznania,</text:p>
        <text:p text:style-name="P108">ktorí nenašli nikde hniezdo spoločné,</text:p>
        <text:p text:style-name="P108">bo zákon života je ukrutný,</text:p>
        <text:p text:style-name="P110">už odnikiaľ im žiadna nádej nekynie.</text:p>
        <text:p text:style-name="P110">Šepcú si: priepasti sa zatvoria,</text:p>
        <text:p text:style-name="P110">alebo láska jak oblúk sa vyšvihne</text:p>
        <text:p text:style-name="P110">z oboch brehov a nad hlbinou spojí sa,</text:p>
        <text:p text:style-name="P110">ale nemajú vieru hory prenášať,</text:p>
        <text:p text:style-name="P110">bo oba prešli už hranicou poznania,</text:p>
        <text:p text:style-name="P110">už čosi naštrbené priniesli,</text:p>
        <text:p text:style-name="P110">už čosi z minulosti bolí ich,</text:p>
        <text:p text:style-name="P110">preto sa musia zrakom veľmi pohládzať,</text:p>
        <text:p text:style-name="P110">ich stretnutím už nastalo i lúčenie,</text:p>
        <text:p text:style-name="P110">bo cesty ich sa každú chvíľu rozídu,</text:p>
        <text:p text:style-name="P110">pri každom návrate im srdce zajajká,</text:p>
        <text:p text:style-name="P110">lebo nevedia do náručia hodiť sa,</text:p>
        <text:p text:style-name="P110">zasnení idú ako po tŕňoch,</text:p>
        <text:p text:style-name="P110">s obavou klopocú im dreváčky,</text:p>
        <text:p text:style-name="P110"><text:soft-page-break/>svedomie klopká ako povinnosť,</text:p>
        <text:p text:style-name="P110">preto si masku povšednosti natiahnu,</text:p>
        <text:p text:style-name="P110">preto sa smejú, keď si ruky odtiahnu,</text:p>
        <text:p text:style-name="P110">zastretý úsmev je ten dobrý pomocník,</text:p>
        <text:p text:style-name="P110">ktorý ich nebezpečím prenáša,</text:p>
        <text:p text:style-name="P110">ktorý do smiechu zájde a pred zúfalstvo</text:p>
        <text:p text:style-name="P84">postaví sa keď slza má už vyvierať</text:p>
        <text:p text:style-name="P110">a v vtáčích trilkoch nocou čiernou zapadne.</text:p>
        <text:p text:style-name="P110">Chváľme si túto lásku hrdinskú,</text:p>
        <text:p text:style-name="P110">bojovali sme o ňu veľmi statočne,</text:p>
        <text:p text:style-name="P110">ale, Bože môj, osud vždy bol mocnejší,</text:p>
        <text:p text:style-name="P110">a musíme mu, musíme mu poddať sa</text:p>
        <text:p text:style-name="P110">po zákone, čo káže ruži odkvitnúť</text:p>
        <text:p text:style-name="P110">a hrozno vína podjesene postáčať</text:p>
        <text:p text:style-name="P110">a zemi vrátiť, čo zo zeme vyrástlo,</text:p>
        <text:p text:style-name="P110">musíme prijať posla rozlúčky</text:p>
        <text:p text:style-name="P110">a prebudení zo všetkých snov musíme</text:p>
        <text:p text:style-name="P110">osve si každý odniesť holú skutočnosť:</text:p>
        <text:p text:style-name="P110"><text:soft-page-break/>dni všedné, páľu nocí bez spánku,</text:p>
        <text:p text:style-name="P110">stoickú studeň stromov z ovocia</text:p>
        <text:p text:style-name="P110">očesaných, čo sladkosť svojho dozretia</text:p>
        <text:p text:style-name="P110">nepoznali a jak svedkovia neteční</text:p>
        <text:p text:style-name="P110">prizerali sa ku slávnostiam viničným,</text:p>
        <text:p text:style-name="P110">za plesku ohňa a dunení mažiarskych.</text:p>
        <text:p text:style-name="P3"/>
        <text:p text:style-name="P110">Chváľme si slzu, ktorú skryli sme</text:p>
        <text:p text:style-name="P110">než prišiel dážď, čo potom za nás plakával</text:p>
        <text:p text:style-name="P110">a my už doma sedeli sme v pohovke</text:p>
        <text:p text:style-name="P110">tichí a bledí, zahalení do plédu</text:p>
        <text:p text:style-name="P110">a zahľadení na minulosť mŕtvejšiu</text:p>
        <text:p text:style-name="P84">života nášho, ktorý v trosky zdrobil sa</text:p>
        <text:p text:style-name="P110">skladané v torzo, čo nás ešte bolieva,</text:p>
        <text:p text:style-name="P110">jak miesto okostice pod sadrou,</text:p>
        <text:p text:style-name="P110">ktorá nás sprevadí do nebytia.</text:p>
        <text:p text:style-name="P3"/>
        <text:p text:style-name="P110">A ešte pochváľme si svoje tajomstvo,</text:p>
        <text:p text:style-name="P110"><text:soft-page-break/>čo dozrelo jak zlatý klas a vyrástlo</text:p>
        <text:p text:style-name="P110">v poli tekvičnom, ovíjané prstencom</text:p>
        <text:p text:style-name="P110">cudzopasníkov a v závisti zvedavcov.</text:p>
        <text:p text:style-name="P110">Vyrástlo, cvendží zrnom, plné je,</text:p>
        <text:p text:style-name="P110">a nikto nevie po svete ho roztrúsiť,</text:p>
        <text:p text:style-name="P110">bude sa zub času na ňom vytĺkať,</text:p>
        <text:p text:style-name="P110">budú ho pod lupu brať, v lučavke umývať,</text:p>
        <text:p text:style-name="P110">budú ho stavať k zjavom v svete podobným,</text:p>
        <text:p text:style-name="P110">lež padnú všetky dohady a nesmysle,</text:p>
        <text:p text:style-name="P110">bo slepí ani palicu si nevidia</text:p>
        <text:p text:style-name="P110">a vidomých je v tomto svete pramálo,</text:p>
        <text:p text:style-name="P110">tí súcitní sú v bratstve, ruku pomocnú</text:p>
        <text:p text:style-name="P110">podávajú a pod pečaťou tajomstva</text:p>
        <text:p text:style-name="P110">vedia, že srdce bude večne krvácať,</text:p>
        <text:p text:style-name="P110">slovo jajká, z úst však nesmie vypadnúť.</text:p>
        <text:p text:style-name="P3"/>
        <text:p text:style-name="P110">Lebo čo stalo sa, je posvätné,</text:p>
        <text:p text:style-name="P110">a je to archa úmluvy dvojživotná,</text:p>
        <text:p text:style-name="P84"><text:soft-page-break/>poslúchali sme zákon vrytý na náš rub,</text:p>
        <text:p text:style-name="P110">stonali pod ním, lebo bol tak ukrutný,</text:p>
        <text:p text:style-name="P110">pútal nás k dvom galejam rieky spoločnej,</text:p>
        <text:p text:style-name="P110">pridusil nám i slovo hahó na pozdrav,</text:p>
        <text:p text:style-name="P110">odkazy vešali sme lastovkám,</text:p>
        <text:p text:style-name="P110">lež tie nám prúd letu inde unášal</text:p>
        <text:p text:style-name="P110">a preto hromom museli sme burácať</text:p>
        <text:p text:style-name="P110">a kvíliť vánkom, čo blúdia kam nevedia,</text:p>
        <text:p text:style-name="P110">sú ako listonoši náhodní.</text:p>
        <text:p text:style-name="P84">Takto sme vedeli, že živí sme</text:p>
        <text:p text:style-name="P110">a poslúchame zákon vrytý na náš rub,</text:p>
        <text:p text:style-name="P110">čakajúc kým sa líce ukáže,</text:p>
        <text:p text:style-name="P110">v pokore nad sťažne sme vyrástli,</text:p>
        <text:p text:style-name="P110">hľadali sme sa v slnku, s tvárou slnečníc,</text:p>
        <text:p text:style-name="P110">ešte nás dobodaly jeho paprsky</text:p>
        <text:p text:style-name="P110">a potom bolestná tma na nás zaľahla.</text:p>
        <text:p text:style-name="P3"/>
        <text:p text:style-name="P110">Vtedy sa peniaz lícom ku nám obrátil</text:p>
        <text:p text:style-name="P110"><text:soft-page-break/>a videli sme na ňom svoju podobnosť:</text:p>
        <text:p text:style-name="P110">bolesť nám sprešovala tváre dovedna,</text:p>
        <text:p text:style-name="P110">rytec ich listom vavrínovým ovenčil</text:p>
        <text:p text:style-name="P110">a chceli nás už do mincovne odnášať,</text:p>
        <text:p text:style-name="P110">lenže sme oba zhíkli: Počkajte,</text:p>
        <text:p text:style-name="P110">na tejto minci voľačo je falošné,</text:p>
        <text:p text:style-name="P84">nás život ubolel a odlúčil,</text:p>
        <text:p text:style-name="P110">čas rany naše vyhojenia ušetril</text:p>
        <text:p text:style-name="P110">a smrť nás spojiť ešte neprišla,</text:p>
        <text:p text:style-name="P110">preto my ešte nepatríme potomstvu,</text:p>
        <text:p text:style-name="P110">počujte divý klopot našich sŕdc,</text:p>
        <text:p text:style-name="P110"><text:span text:style-name="T18">v </text:span>pahrebí túžob čaká nádej plačúca,</text:p>
        <text:p text:style-name="P110">na objatie, na jeden pochod svadobný</text:p>
        <text:p text:style-name="P110">v jedinom bozku, ktorý všetko zakončí,</text:p>
        <text:p text:style-name="P110">v tichej noci, za splnu luny víťaznej.</text:p>
        <text:p text:style-name="P3"/>
        <text:p text:style-name="P110">Boly to trúby Valkýrov? My nevieme,</text:p>
        <text:p text:style-name="P110">sen a skutočnosť jak sa dajú rozlúčiť,</text:p>
        <text:p text:style-name="P110"><text:soft-page-break/>keď nikoho sme nenechali na varte,</text:p>
        <text:p text:style-name="P110">keď už i muzikanti miznú po jednom</text:p>
        <text:p text:style-name="P110">a hmota pevná počala sa prelievať</text:p>
        <text:p text:style-name="P110">v iné formy, než poznali sme z včerajška,</text:p>
        <text:p text:style-name="P110">motý<text:span text:style-name="T18">ľ</text:span> vylietol z larvy, na kvet sadol si,</text:p>
        <text:p text:style-name="P110">my hlavou vyrazíme vrchnák susáka</text:p>
        <text:p text:style-name="P110">a vystúpime na vzduch z múrov potuchlých,</text:p>
        <text:p text:style-name="P110">nechajúc roje moľov v starom krunieri,</text:p>
        <text:p text:style-name="P110">usadneme si na letiacom koberci,</text:p>
        <text:p text:style-name="P110">povieme: vale, život, na nás zabudni.</text:p>
        <text:p text:style-name="P3"/>
        <text:p text:style-name="P33"/>
        <text:p text:style-name="P110">I ja si ťa, môj milý, musím pochváliť,</text:p>
        <text:p text:style-name="P110">keď si ma z blata vytrhol a vyniesol</text:p>
        <text:p text:style-name="P110">ponad hviezdy a v dlhých šatoch večerných</text:p>
        <text:p text:style-name="P110">môžem sa skvieť pri tvojej hlave belostnej,</text:p>
        <text:p text:style-name="P110">na dvornom plese duchov, kde si panovník.</text:p>
        <text:p text:style-name="P110">Bola som iba pierkom cudzích klobúkov,</text:p>
        <text:p text:style-name="P110"><text:soft-page-break/>bola som pupencom, čo za deň uvädne,</text:p>
        <text:p text:style-name="P110">bola som krehká proti slnka poludniu,</text:p>
        <text:p text:style-name="P110">rosy hlt v ranných hodinách len osviežil,</text:p>
        <text:p text:style-name="P110">v úpeku odchádzaly sily mladosti</text:p>
        <text:p text:style-name="P110">a mdlá som bola, keď si ku mne pristúpil.</text:p>
        <text:p text:style-name="P3"/>
        <text:p text:style-name="P110">Chválim ti najprv ruku, čo sa zachvieva</text:p>
        <text:p text:style-name="P110">a potom zrak, čo plachosť moju utíšil,</text:p>
        <text:p text:style-name="P110">u ktorých mágov učil si sa tajomstvám</text:p>
        <text:p text:style-name="P110">tak prichádzať, že vždy ťa bolo primálo,</text:p>
        <text:p text:style-name="P110">tak odísť, že sa srdce chvelo potíšku?</text:p>
        <text:p text:style-name="P84">Zasnívaný do diaľok šero večerných</text:p>
        <text:p text:style-name="P110">slovom ľahučkým si ma zavše pohládzal,</text:p>
        <text:p text:style-name="P110">lež vedela som, že málo si prítomný,</text:p>
        <text:p text:style-name="P110">že ideš vedľa, ako posol na cestách,</text:p>
        <text:p text:style-name="P110">že nesieš od života veľké tajomstvo,</text:p>
        <text:p text:style-name="P110">že ideš priamo za poslaním osudným,</text:p>
        <text:p text:style-name="P110">staviac sa u studníc smäd uhášať.</text:p>
        <text:p text:style-name="P3"><text:soft-page-break/>Musela som ťa predísť, krčah podávať,</text:p>
        <text:p text:style-name="P3">cez zádumčivosť tvoju preblesknúť,</text:p>
        <text:p text:style-name="P3">aby si objavil ma z tisícich,</text:p>
        <text:p text:style-name="P3">bys videl, že ma treba z drápov vytrhnúť,</text:p>
        <text:p text:style-name="P3">ofúľať z prachu všednosti, čo zakrýva</text:p>
        <text:p text:style-name="P3">kamienok čistý, zakliaty do kremenca</text:p>
        <text:p text:style-name="P3">a čakajúci ruku, čo ho vylúpi</text:p>
        <text:p text:style-name="P3">a vsadí v prsteň, by v rozkošiach trblietal.</text:p>
        <text:p text:style-name="P3"/>
        <text:p text:style-name="P110">Tak bolo napísané v nebesiach,</text:p>
        <text:p text:style-name="P110">že krčah môj si podržať mal na dlhšie</text:p>
        <text:p text:style-name="P110">a chváliť pritom vodu mojej studienky,</text:p>
        <text:p text:style-name="P110">lež keď mi bledou tvárou slza prebehla,</text:p>
        <text:p text:style-name="P110">náhle si zdupnel: Dievka moja prekrásna,</text:p>
        <text:p text:style-name="P110">počkaj, veď my sa odkiaľsi už poznáme —</text:p>
        <text:p text:style-name="P110">a sadnúc na svah, tak dlho si premý<text:span text:style-name="T18">šľ</text:span>al,</text:p>
        <text:p text:style-name="P110">až som sa odvážila tichúčko</text:p>
        <text:p text:style-name="P3">vzlykajúc ešte, k srdcu sa ti pritúliť.</text:p>
        <text:p text:style-name="P3"><text:soft-page-break/></text:p>
        <text:p text:style-name="P33">Chválim ti ruku mäkkú, čo sa zachvieva,</text:p>
        <text:p text:style-name="P3">lebo ňou tepom vlna krvi naráža</text:p>
        <text:p text:style-name="P3">na večné prúdy z neznáma do neznáma,</text:p>
        <text:p text:style-name="P3">keď si ma prvý raz s ňou pohladil,</text:p>
        <text:p text:style-name="P3">okúzlená vo všetkých smysloch poznania,</text:p>
        <text:p text:style-name="P3">bola som hrkútavým holúbkom,</text:p>
        <text:p text:style-name="P3">hotová celý život vyspievať,</text:p>
        <text:p text:style-name="P3">vydať ti počet o dňoch svojej mladosti</text:p>
        <text:p text:style-name="P3">ako ma vychovali mamička,</text:p>
        <text:p text:style-name="P3">jak si ma chytro život pojal do tanca,</text:p>
        <text:p text:style-name="P3">jak odchádzal a jak sa pre mňa navracal</text:p>
        <text:p text:style-name="P3">v obmenách stých, až v prestrojení zdesil ma,</text:p>
        <text:p text:style-name="P3">že som sa kryla pred ním v farbách šedosti,</text:p>
        <text:p text:style-name="P3">v hrudách zeme, jak jarabica pred lovcom.</text:p>
        <text:p text:style-name="P3">Lež navždy takto zostať predsa nemôžem,</text:p>
        <text:p text:style-name="P3">nebudem umývať vždy riady kuchynské,</text:p>
        <text:p text:style-name="P3">musím raz výjsť o jeden stupeň na vyššie</text:p>
        <text:p text:style-name="P3"><text:soft-page-break/>a svetu ukázať sa, taká som,</text:p>
        <text:p text:style-name="P3">ale keď sprievodcu som nenašla,</text:p>
        <text:p text:style-name="P3">tí čo ma chceli, menší boli odo mňa,</text:p>
        <text:p text:style-name="P3">preto som vybiehala na cestu,</text:p>
        <text:p text:style-name="P3">keď počula som, veľký mág že prichádza.</text:p>
        <text:p text:style-name="P84">Chválim ti ruku mäkkú, lístnu ševelnosť</text:p>
        <text:p text:style-name="P110">hlasu, po búrkach jak si sadal spočívať,</text:p>
        <text:p text:style-name="P110">aby sa zbystril v nenadálej radosti</text:p>
        <text:p text:style-name="P110">a v prekvapení zchvel sa: Moja prekrásna,</text:p>
        <text:p text:style-name="P110">počkaj, veď my už odkiaľsi sa poznáme —</text:p>
        <text:p text:style-name="P110">Potom si zbledol, dlho premýšľal,</text:p>
        <text:p text:style-name="P110">až som sa odvážila tichúčko,</text:p>
        <text:p text:style-name="P110">vzlykajúc sladko, k srdcu sa ti pritúlit.</text:p>
        <text:p text:style-name="P3"/>
        <text:p text:style-name="P110">Potom si riekol: Čo si s tebou započnem,</text:p>
        <text:p text:style-name="P110">regula prísna cestu moju natiahla,</text:p>
        <text:p text:style-name="P110">za mnou už ide dvoje vtáčeniec</text:p>
        <text:p text:style-name="P110">a idú za mnou trubači a heroldi,</text:p>
        <text:p text:style-name="P110"><text:soft-page-break/>lebo je iný tejto ríše panovník</text:p>
        <text:p text:style-name="P110">a ja som tu len na návštevu, prechodne</text:p>
        <text:p text:style-name="P110">a preto zákon zeme nesmiem narúšať.</text:p>
        <text:p text:style-name="P3"/>
        <text:p text:style-name="P110">Lež v tom už moje kúzla zasiahly,</text:p>
        <text:p text:style-name="P110">zmenila som sa na kvet lotosa,</text:p>
        <text:p text:style-name="P110">až videl si už vo mne celý osud svoj</text:p>
        <text:p text:style-name="P110">a pýtal si sa: zákon lásky taký je?</text:p>
        <text:p text:style-name="P3"/>
        <text:p text:style-name="P110">Bol si už potom chudák, milý pocestný,</text:p>
        <text:p text:style-name="P110">v náručí si mi zomrel, ako dezertér</text:p>
        <text:p text:style-name="P84">a potom znova pionierom zrodil sa</text:p>
        <text:p text:style-name="P110">a ja som s tebou chodila po necestách,</text:p>
        <text:p text:style-name="P110">ja teraz chválim tvoju dovednosť,</text:p>
        <text:p text:style-name="P110">ako si tento oblúk hrdý vykúzlil,</text:p>
        <text:p text:style-name="P110">bolo nám blaho hľadieť s jeho vrcholca,</text:p>
        <text:p text:style-name="P110">vrany len kráču vyletieť sem nevedia</text:p>
        <text:p text:style-name="P110">a my sa vidíme už v hĺbkach životných,</text:p>
        <text:p text:style-name="P110"><text:soft-page-break/>a dvojníky nám večná voda omýva.</text:p>
        <text:p text:style-name="P3"/>
        <text:p text:style-name="P110">Ja chválim si i smútok, čo ťa ovenčil</text:p>
        <text:p text:style-name="P110">vavrínom ťažkým, keď si život opúšťal,</text:p>
        <text:p text:style-name="P110">vyplniac svoju strašnú povinnosť,</text:p>
        <text:p text:style-name="P110">byť rebríkom mi a vo výškach trapézom,</text:p>
        <text:p text:style-name="P110">srdcom si moje odkopnutie pocítil</text:p>
        <text:p text:style-name="P110">a ja to srdce neviem nikdy zabudnúť,</text:p>
        <text:p text:style-name="P110">i keď už plače horúce mi utíchly</text:p>
        <text:p text:style-name="P110">a v súdbe vlastnej zatvrdlo mi svedomie,</text:p>
        <text:p text:style-name="P110">lebo nemožno ma od teba odlúčiť,</text:p>
        <text:p text:style-name="P110">i v svojej necítnosti tvojou som,</text:p>
        <text:p text:style-name="P85">i keď ma nechceš už, ja tvojou musím byť,</text:p>
        <text:p text:style-name="P111">lebo raz všetko sa v nás pominie,</text:p>
        <text:p text:style-name="P111">zostane iskra, ktorú do mňa vkresal si,</text:p>
        <text:p text:style-name="P111">v ktorej, keď zb<text:span text:style-name="T18">ĺ</text:span>kla, spálil si sa nakoniec.</text:p>
        <text:p text:style-name="P84">Lebo nemožno večne iba koristiť,</text:p>
        <text:p text:style-name="P110">do nekonečna zemské lano napínať,</text:p>
        <text:p text:style-name="P110"><text:soft-page-break/>načo si nechal rásť ma v orlích pazúroch,</text:p>
        <text:p text:style-name="P110">mal si ma zabiť, jak to býva s korisťou,</text:p>
        <text:p text:style-name="P110">a nemusela som ti krídla prevážiť</text:p>
        <text:p text:style-name="P110">v stratených výškach, kde i héros ochabne.</text:p>
        <text:p text:style-name="P110">Lež ty si sa chcel boriť za nás obidvoch,</text:p>
        <text:p text:style-name="P110">vravou sveta sme mali bežať neteční,</text:p>
        <text:p text:style-name="P110">odraziac veštíc hnusné pometlá,</text:p>
        <text:p text:style-name="P110">vyhnúc slinám a nástrahy zas obíduc,</text:p>
        <text:p text:style-name="P110">sadnúť si na končiare ligotné,</text:p>
        <text:p text:style-name="P110">kam ale dvaja ešte spolu nedošli.</text:p>
        <text:p text:style-name="P84">Preto som z tvojej vôle vykĺzla,</text:p>
        <text:p text:style-name="P110">bola som ešte na halali počúvna,</text:p>
        <text:p text:style-name="P110">ešte ma život nazpät k sebe privábil,</text:p>
        <text:p text:style-name="P84"><text:span text:style-name="T18">Ľ</text:span>úto mi ťa, lež márne všetko, poviem ti:</text:p>
        <text:p text:style-name="P110">Sklamaní malých lepšia zrada preveľká.</text:p>
        <text:p text:style-name="P86"><text:span text:style-name="T2"/></text:p>
        <text:p text:style-name="P112"><text:span text:style-name="T2">Tým som ťa dorazila, padol si,</text:span></text:p>
        <text:p text:style-name="P112"><text:span text:style-name="T2">a vstal a šiel a sen môj potom stratil sa.</text:span></text:p>
        <text:p text:style-name="P112"><text:span text:style-name="T2">Lež nemožno mi na ten poh</text:span><text:span text:style-name="T3">ľ</text:span><text:span text:style-name="T2">ad zabudnúť,</text:span></text:p>
        <text:p text:style-name="P112"><text:soft-page-break/><text:span text:style-name="T2">„Aj ty?“ sa pýtal, „na to veru čakal so</text:span><text:span text:style-name="T3">m“</text:span><text:span text:style-name="T2">,</text:span></text:p>
        <text:p text:style-name="P112"><text:span text:style-name="T2">tvár tvoja zbledla, stala sa však jasnejšou,</text:span></text:p>
        <text:p text:style-name="P112"><text:span text:style-name="T2">jak by ti štyri brázdy s čela vypadly,</text:span></text:p>
        <text:p text:style-name="P84">so srdca skotúľalo mlynské koleso,</text:p>
        <text:p text:style-name="P110">sklesol si, ale si sa vyrovnal,</text:p>
        <text:p text:style-name="P110">iba že srdce krvácalo dovnútra.</text:p>
        <text:p text:style-name="P3"/>
        <text:p text:style-name="P110">Takto sa cesty naše rozišly,</text:p>
        <text:p text:style-name="P110">je čoho medzi nami zabúdať,</text:p>
        <text:p text:style-name="P110">spomienky prídu, ako chmáry ponocné,</text:p>
        <text:p text:style-name="P110">už nikdy sa o mojej láske nedozvieš,</text:p>
        <text:p text:style-name="P110">len akby predsa z hrobu vyrástla,</text:p>
        <text:p text:style-name="P110">jak ruža s tŕňom, s kvapkou krvi na konci,</text:p>
        <text:p text:style-name="P110">len akby predsa nemohol si bez nej žiť,</text:p>
        <text:p text:style-name="P110">a našiel si ju, ako slepec vodidlo.</text:p>
        <text:p text:style-name="P3"/>
        <text:p text:style-name="P33">Treba už tento hovor dokončiť,</text:p>
        <text:p text:style-name="P3">treba sa zo sna prevaliť do skutočn<text:span text:style-name="T18">a</text:span>,</text:p>
        <text:p text:style-name="P3"><text:soft-page-break/>slová sa lámu, ako slzy zamrzlé,</text:p>
        <text:p text:style-name="P3">padajú tupo, ako hruda na rakvu,</text:p>
        <text:p text:style-name="P3">nedajú utíšenia bolesti,</text:p>
        <text:p text:style-name="P3">preto nech príde na nás ve<text:span text:style-name="T18">ľ</text:span>ké mlčanie,</text:p>
        <text:p text:style-name="P3">čo samé dopovie ti, milý môj,</text:p>
        <text:p text:style-name="P3">jak mi je ťažko byť ti mŕtvou v neláske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3032207310</dc:title>
    <dc:subject/>
    <meta:initial-creator/>
    <meta:keyword/>
    <dc:date>2023-03-29T22:16:02.651000000</dc:date>
    <meta:editing-duration>PT4H51M52S</meta:editing-duration>
    <meta:editing-cycles>18</meta:editing-cycles>
    <meta:generator>LibreOffice/5.4.2.2$Windows_x86 LibreOffice_project/22b09f6418e8c2d508a9eaf86b2399209b0990f4</meta:generator>
    <meta:document-statistic meta:table-count="0" meta:image-count="0" meta:object-count="0" meta:page-count="152" meta:paragraph-count="2466" meta:word-count="15315" meta:character-count="82261" meta:non-whitespace-character-count="69407"/>
  </office:meta>
</office:document-meta>
</file>